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19/10/06, 11:02:19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030-6090-74V1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1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6090-74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63095856">
            <text:p>84,63</text:p>
          </table:table-cell>
          <table:table-cell table:formula="oooc:= [4530_6090_74V10P100.C22] - [pgach6090.C22] - ['pgach6090V10P  0'.C22] + ['pgach6090V 0P  0'.C22]" office:value-type="float" office:value="-0.06319315">
            <text:p>-0,06</text:p>
          </table:table-cell>
          <table:table-cell table:formula="oooc:= [4530_6090_74V10P100.D22] - [pgach6090.D22] - ['pgach6090V10P  0'.D22] + ['pgach6090V 0P  0'.D22]" office:value-type="float" office:value="-0.06268972">
            <text:p>-0,06</text:p>
          </table:table-cell>
          <table:table-cell table:formula="oooc:= [4530_6090_74V10P100.E22] - [pgach6090.E22] - ['pgach6090V10P  0'.E22] + ['pgach6090V 0P  0'.E22]" office:value-type="float" office:value="0.28854383">
            <text:p>0,29</text:p>
          </table:table-cell>
          <table:table-cell table:formula="oooc:= [4530_6090_74V10P100.F22] - [pgach6090.F22] - ['pgach6090V10P  0'.F22] + ['pgach6090V 0P  0'.F22]" office:value-type="float" office:value="0.05415678">
            <text:p>0,05</text:p>
          </table:table-cell>
          <table:table-cell table:formula="oooc:= [4530_6090_74V10P100.G22] - [pgach6090.G22] - ['pgach6090V10P  0'.G22] + ['pgach6090V 0P  0'.G22]" office:value-type="float" office:value="-0.0781532">
            <text:p>-0,08</text:p>
          </table:table-cell>
          <table:table-cell office:value-type="float" office:value="-0.08456834">
            <text:p>-0,08</text:p>
          </table:table-cell>
          <table:table-cell office:value-type="float" office:value="0.29479876">
            <text:p>0,29</text:p>
          </table:table-cell>
          <table:table-cell office:value-type="float" office:value="8677.44140625">
            <text:p>8677,44</text:p>
          </table:table-cell>
          <table:table-cell office:value-type="float" office:value="0.99735713">
            <text:p>1</text:p>
          </table:table-cell>
          <table:table-cell office:value-type="float" office:value="7.25941801">
            <text:p>7,26</text:p>
          </table:table-cell>
          <table:table-cell office:value-type="float" office:value="-5">
            <text:p>-5</text:p>
          </table:table-cell>
          <table:table-cell office:value-type="float" office:value="84.63095856">
            <text:p>84,63</text:p>
          </table:table-cell>
          <table:table-cell office:value-type="float" office:value="-0.05178052">
            <text:p>-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81201172">
            <text:p>83,81</text:p>
          </table:table-cell>
          <table:table-cell table:formula="oooc:= [4530_6090_74V10P100.C23] - [pgach6090.C23] - ['pgach6090V10P  0'.C23] + ['pgach6090V 0P  0'.C23]" office:value-type="float" office:value="-0.0558769">
            <text:p>-0,06</text:p>
          </table:table-cell>
          <table:table-cell table:formula="oooc:= [4530_6090_74V10P100.D23] - [pgach6090.D23] - ['pgach6090V10P  0'.D23] + ['pgach6090V 0P  0'.D23]" office:value-type="float" office:value="-0.0631712">
            <text:p>-0,06</text:p>
          </table:table-cell>
          <table:table-cell table:formula="oooc:= [4530_6090_74V10P100.E23] - [pgach6090.E23] - ['pgach6090V10P  0'.E23] + ['pgach6090V 0P  0'.E23]" office:value-type="float" office:value="0.28572016">
            <text:p>0,29</text:p>
          </table:table-cell>
          <table:table-cell table:formula="oooc:= [4530_6090_74V10P100.F23] - [pgach6090.F23] - ['pgach6090V10P  0'.F23] + ['pgach6090V 0P  0'.F23]" office:value-type="float" office:value="0.05523112">
            <text:p>0,06</text:p>
          </table:table-cell>
          <table:table-cell table:formula="oooc:= [4530_6090_74V10P100.G23] - [pgach6090.G23] - ['pgach6090V10P  0'.G23] + ['pgach6090V 0P  0'.G23]" office:value-type="float" office:value="-0.06957705">
            <text:p>-0,07</text:p>
          </table:table-cell>
          <table:table-cell office:value-type="float" office:value="-0.07690199">
            <text:p>-0,08</text:p>
          </table:table-cell>
          <table:table-cell office:value-type="float" office:value="0.29538921">
            <text:p>0,3</text:p>
          </table:table-cell>
          <table:table-cell office:value-type="float" office:value="8630.92773438">
            <text:p>8630,93</text:p>
          </table:table-cell>
          <table:table-cell office:value-type="float" office:value="1.00156856">
            <text:p>1</text:p>
          </table:table-cell>
          <table:table-cell office:value-type="float" office:value="7.2572794">
            <text:p>7,26</text:p>
          </table:table-cell>
          <table:table-cell office:value-type="float" office:value="-4">
            <text:p>-4</text:p>
          </table:table-cell>
          <table:table-cell office:value-type="float" office:value="83.81201172">
            <text:p>83,81</text:p>
          </table:table-cell>
          <table:table-cell office:value-type="float" office:value="-0.03812219">
            <text:p>-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76005554">
            <text:p>83,76</text:p>
          </table:table-cell>
          <table:table-cell table:formula="oooc:= [4530_6090_74V10P100.C24] - [pgach6090.C24] - ['pgach6090V10P  0'.C24] + ['pgach6090V 0P  0'.C24]" office:value-type="float" office:value="-0.06762135">
            <text:p>-0,07</text:p>
          </table:table-cell>
          <table:table-cell table:formula="oooc:= [4530_6090_74V10P100.D24] - [pgach6090.D24] - ['pgach6090V10P  0'.D24] + ['pgach6090V 0P  0'.D24]" office:value-type="float" office:value="-0.06136858">
            <text:p>-0,06</text:p>
          </table:table-cell>
          <table:table-cell table:formula="oooc:= [4530_6090_74V10P100.E24] - [pgach6090.E24] - ['pgach6090V10P  0'.E24] + ['pgach6090V 0P  0'.E24]" office:value-type="float" office:value="0.31495095">
            <text:p>0,31</text:p>
          </table:table-cell>
          <table:table-cell table:formula="oooc:= [4530_6090_74V10P100.F24] - [pgach6090.F24] - ['pgach6090V10P  0'.F24] + ['pgach6090V 0P  0'.F24]" office:value-type="float" office:value="0.05749802">
            <text:p>0,06</text:p>
          </table:table-cell>
          <table:table-cell table:formula="oooc:= [4530_6090_74V10P100.G24] - [pgach6090.G24] - ['pgach6090V10P  0'.G24] + ['pgach6090V 0P  0'.G24]" office:value-type="float" office:value="-0.09624803">
            <text:p>-0,1</text:p>
          </table:table-cell>
          <table:table-cell office:value-type="float" office:value="-0.07523194">
            <text:p>-0,08</text:p>
          </table:table-cell>
          <table:table-cell office:value-type="float" office:value="0.29587802">
            <text:p>0,3</text:p>
          </table:table-cell>
          <table:table-cell office:value-type="float" office:value="8586.18164063">
            <text:p>8586,18</text:p>
          </table:table-cell>
          <table:table-cell office:value-type="float" office:value="1.00668943">
            <text:p>1,01</text:p>
          </table:table-cell>
          <table:table-cell office:value-type="float" office:value="7.25711823">
            <text:p>7,26</text:p>
          </table:table-cell>
          <table:table-cell office:value-type="float" office:value="-3">
            <text:p>-3</text:p>
          </table:table-cell>
          <table:table-cell office:value-type="float" office:value="83.76005554">
            <text:p>83,76</text:p>
          </table:table-cell>
          <table:table-cell office:value-type="float" office:value="-0.02512451">
            <text:p>-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4757843">
            <text:p>84,48</text:p>
          </table:table-cell>
          <table:table-cell table:formula="oooc:= [4530_6090_74V10P100.C25] - [pgach6090.C25] - ['pgach6090V10P  0'.C25] + ['pgach6090V 0P  0'.C25]" office:value-type="float" office:value="-0.04685319">
            <text:p>-0,05</text:p>
          </table:table-cell>
          <table:table-cell table:formula="oooc:= [4530_6090_74V10P100.D25] - [pgach6090.D25] - ['pgach6090V10P  0'.D25] + ['pgach6090V 0P  0'.D25]" office:value-type="float" office:value="-0.07389264">
            <text:p>-0,07</text:p>
          </table:table-cell>
          <table:table-cell table:formula="oooc:= [4530_6090_74V10P100.E25] - [pgach6090.E25] - ['pgach6090V10P  0'.E25] + ['pgach6090V 0P  0'.E25]" office:value-type="float" office:value="0.28744371">
            <text:p>0,29</text:p>
          </table:table-cell>
          <table:table-cell table:formula="oooc:= [4530_6090_74V10P100.F25] - [pgach6090.F25] - ['pgach6090V10P  0'.F25] + ['pgach6090V 0P  0'.F25]" office:value-type="float" office:value="0.09346076">
            <text:p>0,09</text:p>
          </table:table-cell>
          <table:table-cell table:formula="oooc:= [4530_6090_74V10P100.G25] - [pgach6090.G25] - ['pgach6090V10P  0'.G25] + ['pgach6090V 0P  0'.G25]" office:value-type="float" office:value="-0.09350488">
            <text:p>-0,09</text:p>
          </table:table-cell>
          <table:table-cell office:value-type="float" office:value="-0.06702482">
            <text:p>-0,07</text:p>
          </table:table-cell>
          <table:table-cell office:value-type="float" office:value="0.29682082">
            <text:p>0,3</text:p>
          </table:table-cell>
          <table:table-cell office:value-type="float" office:value="8541.71875">
            <text:p>8541,72</text:p>
          </table:table-cell>
          <table:table-cell office:value-type="float" office:value="1.01103508">
            <text:p>1,01</text:p>
          </table:table-cell>
          <table:table-cell office:value-type="float" office:value="7.25686932">
            <text:p>7,26</text:p>
          </table:table-cell>
          <table:table-cell office:value-type="float" office:value="-2">
            <text:p>-2</text:p>
          </table:table-cell>
          <table:table-cell office:value-type="float" office:value="84.4757843">
            <text:p>84,48</text:p>
          </table:table-cell>
          <table:table-cell office:value-type="float" office:value="-0.01890344">
            <text:p>-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35136414">
            <text:p>84,35</text:p>
          </table:table-cell>
          <table:table-cell table:formula="oooc:= [4530_6090_74V10P100.C26] - [pgach6090.C26] - ['pgach6090V10P  0'.C26] + ['pgach6090V 0P  0'.C26]" office:value-type="float" office:value="-0.04566135">
            <text:p>-0,05</text:p>
          </table:table-cell>
          <table:table-cell table:formula="oooc:= [4530_6090_74V10P100.D26] - [pgach6090.D26] - ['pgach6090V10P  0'.D26] + ['pgach6090V 0P  0'.D26]" office:value-type="float" office:value="-0.07812087">
            <text:p>-0,08</text:p>
          </table:table-cell>
          <table:table-cell table:formula="oooc:= [4530_6090_74V10P100.E26] - [pgach6090.E26] - ['pgach6090V10P  0'.E26] + ['pgach6090V 0P  0'.E26]" office:value-type="float" office:value="0.29200044">
            <text:p>0,29</text:p>
          </table:table-cell>
          <table:table-cell table:formula="oooc:= [4530_6090_74V10P100.F26] - [pgach6090.F26] - ['pgach6090V10P  0'.F26] + ['pgach6090V 0P  0'.F26]" office:value-type="float" office:value="0.11176085">
            <text:p>0,11</text:p>
          </table:table-cell>
          <table:table-cell table:formula="oooc:= [4530_6090_74V10P100.G26] - [pgach6090.G26] - ['pgach6090V10P  0'.G26] + ['pgach6090V 0P  0'.G26]" office:value-type="float" office:value="-0.10858743">
            <text:p>-0,11</text:p>
          </table:table-cell>
          <table:table-cell office:value-type="float" office:value="-0.06117433">
            <text:p>-0,06</text:p>
          </table:table-cell>
          <table:table-cell office:value-type="float" office:value="0.29753184">
            <text:p>0,3</text:p>
          </table:table-cell>
          <table:table-cell office:value-type="float" office:value="8496.39648438">
            <text:p>8496,4</text:p>
          </table:table-cell>
          <table:table-cell office:value-type="float" office:value="1.01609492">
            <text:p>1,02</text:p>
          </table:table-cell>
          <table:table-cell office:value-type="float" office:value="7.25729418">
            <text:p>7,26</text:p>
          </table:table-cell>
          <table:table-cell office:value-type="float" office:value="-1">
            <text:p>-1</text:p>
          </table:table-cell>
          <table:table-cell office:value-type="float" office:value="84.35136414">
            <text:p>84,35</text:p>
          </table:table-cell>
          <table:table-cell office:value-type="float" office:value="-0.01238708">
            <text:p>-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2898407">
            <text:p>84,29</text:p>
          </table:table-cell>
          <table:table-cell table:formula="oooc:= [4530_6090_74V10P100.C27] - [pgach6090.C27] - ['pgach6090V10P  0'.C27] + ['pgach6090V 0P  0'.C27]" office:value-type="float" office:value="-0.01888873">
            <text:p>-0,02</text:p>
          </table:table-cell>
          <table:table-cell table:formula="oooc:= [4530_6090_74V10P100.D27] - [pgach6090.D27] - ['pgach6090V10P  0'.D27] + ['pgach6090V 0P  0'.D27]" office:value-type="float" office:value="-0.0886678">
            <text:p>-0,09</text:p>
          </table:table-cell>
          <table:table-cell table:formula="oooc:= [4530_6090_74V10P100.E27] - [pgach6090.E27] - ['pgach6090V10P  0'.E27] + ['pgach6090V 0P  0'.E27]" office:value-type="float" office:value="0.2464337">
            <text:p>0,25</text:p>
          </table:table-cell>
          <table:table-cell table:formula="oooc:= [4530_6090_74V10P100.F27] - [pgach6090.F27] - ['pgach6090V10P  0'.F27] + ['pgach6090V 0P  0'.F27]" office:value-type="float" office:value="0.13388486">
            <text:p>0,13</text:p>
          </table:table-cell>
          <table:table-cell table:formula="oooc:= [4530_6090_74V10P100.G27] - [pgach6090.G27] - ['pgach6090V10P  0'.G27] + ['pgach6090V 0P  0'.G27]" office:value-type="float" office:value="-0.0779769300000001">
            <text:p>-0,08</text:p>
          </table:table-cell>
          <table:table-cell office:value-type="float" office:value="-0.05976141">
            <text:p>-0,06</text:p>
          </table:table-cell>
          <table:table-cell office:value-type="float" office:value="0.29814768">
            <text:p>0,3</text:p>
          </table:table-cell>
          <table:table-cell office:value-type="float" office:value="8456.73828125">
            <text:p>8456,74</text:p>
          </table:table-cell>
          <table:table-cell office:value-type="float" office:value="1.02004397">
            <text:p>1,02</text:p>
          </table:table-cell>
          <table:table-cell office:value-type="float" office:value="7.25761652">
            <text:p>7,26</text:p>
          </table:table-cell>
          <table:table-cell office:value-type="float" office:value="0">
            <text:p>0</text:p>
          </table:table-cell>
          <table:table-cell office:value-type="float" office:value="84.2898407">
            <text:p>84,29</text:p>
          </table:table-cell>
          <table:table-cell office:value-type="float" office:value="-0.00990967">
            <text:p>-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30966949">
            <text:p>84,31</text:p>
          </table:table-cell>
          <table:table-cell table:formula="oooc:= [4530_6090_74V10P100.C28] - [pgach6090.C28] - ['pgach6090V10P  0'.C28] + ['pgach6090V 0P  0'.C28]" office:value-type="float" office:value="-0.01023272">
            <text:p>-0,01</text:p>
          </table:table-cell>
          <table:table-cell table:formula="oooc:= [4530_6090_74V10P100.D28] - [pgach6090.D28] - ['pgach6090V10P  0'.D28] + ['pgach6090V 0P  0'.D28]" office:value-type="float" office:value="-0.09128419">
            <text:p>-0,09</text:p>
          </table:table-cell>
          <table:table-cell table:formula="oooc:= [4530_6090_74V10P100.E28] - [pgach6090.E28] - ['pgach6090V10P  0'.E28] + ['pgach6090V 0P  0'.E28]" office:value-type="float" office:value="0.2468925">
            <text:p>0,25</text:p>
          </table:table-cell>
          <table:table-cell table:formula="oooc:= [4530_6090_74V10P100.F28] - [pgach6090.F28] - ['pgach6090V10P  0'.F28] + ['pgach6090V 0P  0'.F28]" office:value-type="float" office:value="0.14567444">
            <text:p>0,15</text:p>
          </table:table-cell>
          <table:table-cell table:formula="oooc:= [4530_6090_74V10P100.G28] - [pgach6090.G28] - ['pgach6090V10P  0'.G28] + ['pgach6090V 0P  0'.G28]" office:value-type="float" office:value="-0.0820410999999999">
            <text:p>-0,08</text:p>
          </table:table-cell>
          <table:table-cell office:value-type="float" office:value="-0.05853936">
            <text:p>-0,06</text:p>
          </table:table-cell>
          <table:table-cell office:value-type="float" office:value="0.29741123">
            <text:p>0,3</text:p>
          </table:table-cell>
          <table:table-cell office:value-type="float" office:value="8416.46484375">
            <text:p>8416,46</text:p>
          </table:table-cell>
          <table:table-cell office:value-type="float" office:value="1.02432859">
            <text:p>1,02</text:p>
          </table:table-cell>
          <table:table-cell office:value-type="float" office:value="7.25673771">
            <text:p>7,26</text:p>
          </table:table-cell>
          <table:table-cell office:value-type="float" office:value="1">
            <text:p>1</text:p>
          </table:table-cell>
          <table:table-cell office:value-type="float" office:value="84.30966949">
            <text:p>84,31</text:p>
          </table:table-cell>
          <table:table-cell office:value-type="float" office:value="0.01088562">
            <text:p>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12168121">
            <text:p>84,12</text:p>
          </table:table-cell>
          <table:table-cell table:formula="oooc:= [4530_6090_74V10P100.C29] - [pgach6090.C29] - ['pgach6090V10P  0'.C29] + ['pgach6090V 0P  0'.C29]" office:value-type="float" office:value="-0.0269902">
            <text:p>-0,03</text:p>
          </table:table-cell>
          <table:table-cell table:formula="oooc:= [4530_6090_74V10P100.D29] - [pgach6090.D29] - ['pgach6090V10P  0'.D29] + ['pgach6090V 0P  0'.D29]" office:value-type="float" office:value="-0.07733346">
            <text:p>-0,08</text:p>
          </table:table-cell>
          <table:table-cell table:formula="oooc:= [4530_6090_74V10P100.E29] - [pgach6090.E29] - ['pgach6090V10P  0'.E29] + ['pgach6090V 0P  0'.E29]" office:value-type="float" office:value="0.29217534">
            <text:p>0,29</text:p>
          </table:table-cell>
          <table:table-cell table:formula="oooc:= [4530_6090_74V10P100.F29] - [pgach6090.F29] - ['pgach6090V10P  0'.F29] + ['pgach6090V 0P  0'.F29]" office:value-type="float" office:value="0.11649647">
            <text:p>0,12</text:p>
          </table:table-cell>
          <table:table-cell table:formula="oooc:= [4530_6090_74V10P100.G29] - [pgach6090.G29] - ['pgach6090V10P  0'.G29] + ['pgach6090V 0P  0'.G29]" office:value-type="float" office:value="-0.11189761">
            <text:p>-0,11</text:p>
          </table:table-cell>
          <table:table-cell office:value-type="float" office:value="-0.05900591">
            <text:p>-0,06</text:p>
          </table:table-cell>
          <table:table-cell office:value-type="float" office:value="0.29694462">
            <text:p>0,3</text:p>
          </table:table-cell>
          <table:table-cell office:value-type="float" office:value="8376.59179688">
            <text:p>8376,59</text:p>
          </table:table-cell>
          <table:table-cell office:value-type="float" office:value="1.0287292">
            <text:p>1,03</text:p>
          </table:table-cell>
          <table:table-cell office:value-type="float" office:value="7.25477457">
            <text:p>7,25</text:p>
          </table:table-cell>
          <table:table-cell office:value-type="float" office:value="2">
            <text:p>2</text:p>
          </table:table-cell>
          <table:table-cell office:value-type="float" office:value="84.12168121">
            <text:p>84,12</text:p>
          </table:table-cell>
          <table:table-cell office:value-type="float" office:value="0.02681116">
            <text:p>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9716644">
            <text:p>83,7</text:p>
          </table:table-cell>
          <table:table-cell table:formula="oooc:= [4530_6090_74V10P100.C30] - [pgach6090.C30] - ['pgach6090V10P  0'.C30] + ['pgach6090V 0P  0'.C30]" office:value-type="float" office:value="-0.03534659">
            <text:p>-0,04</text:p>
          </table:table-cell>
          <table:table-cell table:formula="oooc:= [4530_6090_74V10P100.D30] - [pgach6090.D30] - ['pgach6090V10P  0'.D30] + ['pgach6090V 0P  0'.D30]" office:value-type="float" office:value="-0.06791239">
            <text:p>-0,07</text:p>
          </table:table-cell>
          <table:table-cell table:formula="oooc:= [4530_6090_74V10P100.E30] - [pgach6090.E30] - ['pgach6090V10P  0'.E30] + ['pgach6090V 0P  0'.E30]" office:value-type="float" office:value="0.3281923">
            <text:p>0,33</text:p>
          </table:table-cell>
          <table:table-cell table:formula="oooc:= [4530_6090_74V10P100.F30] - [pgach6090.F30] - ['pgach6090V10P  0'.F30] + ['pgach6090V 0P  0'.F30]" office:value-type="float" office:value="0.09891589">
            <text:p>0,1</text:p>
          </table:table-cell>
          <table:table-cell table:formula="oooc:= [4530_6090_74V10P100.G30] - [pgach6090.G30] - ['pgach6090V10P  0'.G30] + ['pgach6090V 0P  0'.G30]" office:value-type="float" office:value="-0.09485219">
            <text:p>-0,09</text:p>
          </table:table-cell>
          <table:table-cell office:value-type="float" office:value="-0.05677653">
            <text:p>-0,06</text:p>
          </table:table-cell>
          <table:table-cell office:value-type="float" office:value="0.29666844">
            <text:p>0,3</text:p>
          </table:table-cell>
          <table:table-cell office:value-type="float" office:value="8336.3671875">
            <text:p>8336,37</text:p>
          </table:table-cell>
          <table:table-cell office:value-type="float" office:value="1.03293455">
            <text:p>1,03</text:p>
          </table:table-cell>
          <table:table-cell office:value-type="float" office:value="7.25500917">
            <text:p>7,26</text:p>
          </table:table-cell>
          <table:table-cell office:value-type="float" office:value="3">
            <text:p>3</text:p>
          </table:table-cell>
          <table:table-cell office:value-type="float" office:value="83.69716644">
            <text:p>83,7</text:p>
          </table:table-cell>
          <table:table-cell office:value-type="float" office:value="0.03480396">
            <text:p>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39853668">
            <text:p>84,4</text:p>
          </table:table-cell>
          <table:table-cell table:formula="oooc:= [4530_6090_74V10P100.C31] - [pgach6090.C31] - ['pgach6090V10P  0'.C31] + ['pgach6090V 0P  0'.C31]" office:value-type="float" office:value="-0.02732017">
            <text:p>-0,03</text:p>
          </table:table-cell>
          <table:table-cell table:formula="oooc:= [4530_6090_74V10P100.D31] - [pgach6090.D31] - ['pgach6090V10P  0'.D31] + ['pgach6090V 0P  0'.D31]" office:value-type="float" office:value="-0.07512018">
            <text:p>-0,08</text:p>
          </table:table-cell>
          <table:table-cell table:formula="oooc:= [4530_6090_74V10P100.E31] - [pgach6090.E31] - ['pgach6090V10P  0'.E31] + ['pgach6090V 0P  0'.E31]" office:value-type="float" office:value="0.3272724">
            <text:p>0,33</text:p>
          </table:table-cell>
          <table:table-cell table:formula="oooc:= [4530_6090_74V10P100.F31] - [pgach6090.F31] - ['pgach6090V10P  0'.F31] + ['pgach6090V 0P  0'.F31]" office:value-type="float" office:value="0.11758832">
            <text:p>0,12</text:p>
          </table:table-cell>
          <table:table-cell table:formula="oooc:= [4530_6090_74V10P100.G31] - [pgach6090.G31] - ['pgach6090V10P  0'.G31] + ['pgach6090V 0P  0'.G31]" office:value-type="float" office:value="-0.10238264">
            <text:p>-0,1</text:p>
          </table:table-cell>
          <table:table-cell office:value-type="float" office:value="-0.04794114">
            <text:p>-0,05</text:p>
          </table:table-cell>
          <table:table-cell office:value-type="float" office:value="0.29627165">
            <text:p>0,3</text:p>
          </table:table-cell>
          <table:table-cell office:value-type="float" office:value="8297.36328125">
            <text:p>8297,36</text:p>
          </table:table-cell>
          <table:table-cell office:value-type="float" office:value="1.03717041">
            <text:p>1,04</text:p>
          </table:table-cell>
          <table:table-cell office:value-type="float" office:value="7.25440836">
            <text:p>7,25</text:p>
          </table:table-cell>
          <table:table-cell office:value-type="float" office:value="4">
            <text:p>4</text:p>
          </table:table-cell>
          <table:table-cell office:value-type="float" office:value="84.39853668">
            <text:p>84,4</text:p>
          </table:table-cell>
          <table:table-cell office:value-type="float" office:value="0.04343738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13330078">
            <text:p>84,13</text:p>
          </table:table-cell>
          <table:table-cell table:formula="oooc:= [4530_6090_74V10P100.C32] - [pgach6090.C32] - ['pgach6090V10P  0'.C32] + ['pgach6090V 0P  0'.C32]" office:value-type="float" office:value="-0.02216026">
            <text:p>-0,02</text:p>
          </table:table-cell>
          <table:table-cell table:formula="oooc:= [4530_6090_74V10P100.D32] - [pgach6090.D32] - ['pgach6090V10P  0'.D32] + ['pgach6090V 0P  0'.D32]" office:value-type="float" office:value="-0.05948764">
            <text:p>-0,06</text:p>
          </table:table-cell>
          <table:table-cell table:formula="oooc:= [4530_6090_74V10P100.E32] - [pgach6090.E32] - ['pgach6090V10P  0'.E32] + ['pgach6090V 0P  0'.E32]" office:value-type="float" office:value="0.32571729">
            <text:p>0,33</text:p>
          </table:table-cell>
          <table:table-cell table:formula="oooc:= [4530_6090_74V10P100.F32] - [pgach6090.F32] - ['pgach6090V10P  0'.F32] + ['pgach6090V 0P  0'.F32]" office:value-type="float" office:value="0.09636494">
            <text:p>0,1</text:p>
          </table:table-cell>
          <table:table-cell table:formula="oooc:= [4530_6090_74V10P100.G32] - [pgach6090.G32] - ['pgach6090V10P  0'.G32] + ['pgach6090V 0P  0'.G32]" office:value-type="float" office:value="-0.10707567">
            <text:p>-0,11</text:p>
          </table:table-cell>
          <table:table-cell office:value-type="float" office:value="-0.04153662">
            <text:p>-0,04</text:p>
          </table:table-cell>
          <table:table-cell office:value-type="float" office:value="0.29510033">
            <text:p>0,3</text:p>
          </table:table-cell>
          <table:table-cell office:value-type="float" office:value="8260.95703125">
            <text:p>8260,96</text:p>
          </table:table-cell>
          <table:table-cell office:value-type="float" office:value="1.04085076">
            <text:p>1,04</text:p>
          </table:table-cell>
          <table:table-cell office:value-type="float" office:value="7.25434971">
            <text:p>7,25</text:p>
          </table:table-cell>
          <table:table-cell office:value-type="float" office:value="5">
            <text:p>5</text:p>
          </table:table-cell>
          <table:table-cell office:value-type="float" office:value="84.13330078">
            <text:p>84,13</text:p>
          </table:table-cell>
          <table:table-cell office:value-type="float" office:value="0.05076953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28847504">
            <text:p>84,29</text:p>
          </table:table-cell>
          <table:table-cell table:formula="oooc:= [4530_6090_74V10P100.C33] - [pgach6090.C33] - ['pgach6090V10P  0'.C33] + ['pgach6090V 0P  0'.C33]" office:value-type="float" office:value="-0.01954599">
            <text:p>-0,02</text:p>
          </table:table-cell>
          <table:table-cell table:formula="oooc:= [4530_6090_74V10P100.D33] - [pgach6090.D33] - ['pgach6090V10P  0'.D33] + ['pgach6090V 0P  0'.D33]" office:value-type="float" office:value="-0.06412292">
            <text:p>-0,06</text:p>
          </table:table-cell>
          <table:table-cell table:formula="oooc:= [4530_6090_74V10P100.E33] - [pgach6090.E33] - ['pgach6090V10P  0'.E33] + ['pgach6090V 0P  0'.E33]" office:value-type="float" office:value="0.33507098">
            <text:p>0,34</text:p>
          </table:table-cell>
          <table:table-cell table:formula="oooc:= [4530_6090_74V10P100.F33] - [pgach6090.F33] - ['pgach6090V10P  0'.F33] + ['pgach6090V 0P  0'.F33]" office:value-type="float" office:value="0.11249335">
            <text:p>0,11</text:p>
          </table:table-cell>
          <table:table-cell table:formula="oooc:= [4530_6090_74V10P100.G33] - [pgach6090.G33] - ['pgach6090V10P  0'.G33] + ['pgach6090V 0P  0'.G33]" office:value-type="float" office:value="-0.10989149">
            <text:p>-0,11</text:p>
          </table:table-cell>
          <table:table-cell office:value-type="float" office:value="-0.0327304">
            <text:p>-0,03</text:p>
          </table:table-cell>
          <table:table-cell office:value-type="float" office:value="0.2938306">
            <text:p>0,29</text:p>
          </table:table-cell>
          <table:table-cell office:value-type="float" office:value="8221.97265625">
            <text:p>8221,97</text:p>
          </table:table-cell>
          <table:table-cell office:value-type="float" office:value="1.04515994">
            <text:p>1,05</text:p>
          </table:table-cell>
          <table:table-cell office:value-type="float" office:value="7.25325108">
            <text:p>7,25</text:p>
          </table:table-cell>
          <table:table-cell office:value-type="float" office:value="6">
            <text:p>6</text:p>
          </table:table-cell>
          <table:table-cell office:value-type="float" office:value="84.28847504">
            <text:p>84,29</text:p>
          </table:table-cell>
          <table:table-cell office:value-type="float" office:value="0.05759118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20780945">
            <text:p>84,21</text:p>
          </table:table-cell>
          <table:table-cell table:formula="oooc:= [4530_6090_74V10P100.C34] - [pgach6090.C34] - ['pgach6090V10P  0'.C34] + ['pgach6090V 0P  0'.C34]" office:value-type="float" office:value="-0.000661239999999993">
            <text:p>0</text:p>
          </table:table-cell>
          <table:table-cell table:formula="oooc:= [4530_6090_74V10P100.D34] - [pgach6090.D34] - ['pgach6090V10P  0'.D34] + ['pgach6090V 0P  0'.D34]" office:value-type="float" office:value="-0.07472297">
            <text:p>-0,07</text:p>
          </table:table-cell>
          <table:table-cell table:formula="oooc:= [4530_6090_74V10P100.E34] - [pgach6090.E34] - ['pgach6090V10P  0'.E34] + ['pgach6090V 0P  0'.E34]" office:value-type="float" office:value="0.31639851">
            <text:p>0,32</text:p>
          </table:table-cell>
          <table:table-cell table:formula="oooc:= [4530_6090_74V10P100.F34] - [pgach6090.F34] - ['pgach6090V10P  0'.F34] + ['pgach6090V 0P  0'.F34]" office:value-type="float" office:value="0.12811425">
            <text:p>0,13</text:p>
          </table:table-cell>
          <table:table-cell table:formula="oooc:= [4530_6090_74V10P100.G34] - [pgach6090.G34] - ['pgach6090V10P  0'.G34] + ['pgach6090V 0P  0'.G34]" office:value-type="float" office:value="-0.10471448">
            <text:p>-0,1</text:p>
          </table:table-cell>
          <table:table-cell office:value-type="float" office:value="-0.03090395">
            <text:p>-0,03</text:p>
          </table:table-cell>
          <table:table-cell office:value-type="float" office:value="0.29285291">
            <text:p>0,29</text:p>
          </table:table-cell>
          <table:table-cell office:value-type="float" office:value="8186.65039063">
            <text:p>8186,65</text:p>
          </table:table-cell>
          <table:table-cell office:value-type="float" office:value="1.04905999">
            <text:p>1,05</text:p>
          </table:table-cell>
          <table:table-cell office:value-type="float" office:value="7.25430584">
            <text:p>7,25</text:p>
          </table:table-cell>
          <table:table-cell office:value-type="float" office:value="7">
            <text:p>7</text:p>
          </table:table-cell>
          <table:table-cell office:value-type="float" office:value="84.20780945">
            <text:p>84,21</text:p>
          </table:table-cell>
          <table:table-cell office:value-type="float" office:value="0.06780115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10800934">
            <text:p>84,11</text:p>
          </table:table-cell>
          <table:table-cell table:formula="oooc:= [4530_6090_74V10P100.C35] - [pgach6090.C35] - ['pgach6090V10P  0'.C35] + ['pgach6090V 0P  0'.C35]" office:value-type="float" office:value="0.00172836">
            <text:p>0</text:p>
          </table:table-cell>
          <table:table-cell table:formula="oooc:= [4530_6090_74V10P100.D35] - [pgach6090.D35] - ['pgach6090V10P  0'.D35] + ['pgach6090V 0P  0'.D35]" office:value-type="float" office:value="-0.07342285">
            <text:p>-0,07</text:p>
          </table:table-cell>
          <table:table-cell table:formula="oooc:= [4530_6090_74V10P100.E35] - [pgach6090.E35] - ['pgach6090V10P  0'.E35] + ['pgach6090V 0P  0'.E35]" office:value-type="float" office:value="0.32397283">
            <text:p>0,32</text:p>
          </table:table-cell>
          <table:table-cell table:formula="oooc:= [4530_6090_74V10P100.F35] - [pgach6090.F35] - ['pgach6090V10P  0'.F35] + ['pgach6090V 0P  0'.F35]" office:value-type="float" office:value="0.13228597">
            <text:p>0,13</text:p>
          </table:table-cell>
          <table:table-cell table:formula="oooc:= [4530_6090_74V10P100.G35] - [pgach6090.G35] - ['pgach6090V10P  0'.G35] + ['pgach6090V 0P  0'.G35]" office:value-type="float" office:value="-0.11683259">
            <text:p>-0,12</text:p>
          </table:table-cell>
          <table:table-cell office:value-type="float" office:value="-0.03094636">
            <text:p>-0,03</text:p>
          </table:table-cell>
          <table:table-cell office:value-type="float" office:value="0.29115781">
            <text:p>0,29</text:p>
          </table:table-cell>
          <table:table-cell office:value-type="float" office:value="8146.37646484">
            <text:p>8146,38</text:p>
          </table:table-cell>
          <table:table-cell office:value-type="float" office:value="1.05209959">
            <text:p>1,05</text:p>
          </table:table-cell>
          <table:table-cell office:value-type="float" office:value="7.25377846">
            <text:p>7,25</text:p>
          </table:table-cell>
          <table:table-cell office:value-type="float" office:value="8">
            <text:p>8</text:p>
          </table:table-cell>
          <table:table-cell office:value-type="float" office:value="84.10800934">
            <text:p>84,11</text:p>
          </table:table-cell>
          <table:table-cell office:value-type="float" office:value="0.07523841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86328125">
            <text:p>83,86</text:p>
          </table:table-cell>
          <table:table-cell table:formula="oooc:= [4530_6090_74V10P100.C36] - [pgach6090.C36] - ['pgach6090V10P  0'.C36] + ['pgach6090V 0P  0'.C36]" office:value-type="float" office:value="0.01017695">
            <text:p>0,01</text:p>
          </table:table-cell>
          <table:table-cell table:formula="oooc:= [4530_6090_74V10P100.D36] - [pgach6090.D36] - ['pgach6090V10P  0'.D36] + ['pgach6090V 0P  0'.D36]" office:value-type="float" office:value="-0.06996095">
            <text:p>-0,07</text:p>
          </table:table-cell>
          <table:table-cell table:formula="oooc:= [4530_6090_74V10P100.E36] - [pgach6090.E36] - ['pgach6090V10P  0'.E36] + ['pgach6090V 0P  0'.E36]" office:value-type="float" office:value="0.31582741">
            <text:p>0,32</text:p>
          </table:table-cell>
          <table:table-cell table:formula="oooc:= [4530_6090_74V10P100.F36] - [pgach6090.F36] - ['pgach6090V10P  0'.F36] + ['pgach6090V 0P  0'.F36]" office:value-type="float" office:value="0.13320649">
            <text:p>0,13</text:p>
          </table:table-cell>
          <table:table-cell table:formula="oooc:= [4530_6090_74V10P100.G36] - [pgach6090.G36] - ['pgach6090V10P  0'.G36] + ['pgach6090V 0P  0'.G36]" office:value-type="float" office:value="-0.08796298">
            <text:p>-0,09</text:p>
          </table:table-cell>
          <table:table-cell office:value-type="float" office:value="-0.03558805">
            <text:p>-0,04</text:p>
          </table:table-cell>
          <table:table-cell office:value-type="float" office:value="0.28855172">
            <text:p>0,29</text:p>
          </table:table-cell>
          <table:table-cell office:value-type="float" office:value="8111.76757813">
            <text:p>8111,77</text:p>
          </table:table-cell>
          <table:table-cell office:value-type="float" office:value="1.05583489">
            <text:p>1,06</text:p>
          </table:table-cell>
          <table:table-cell office:value-type="float" office:value="7.25279713">
            <text:p>7,25</text:p>
          </table:table-cell>
          <table:table-cell office:value-type="float" office:value="9">
            <text:p>9</text:p>
          </table:table-cell>
          <table:table-cell office:value-type="float" office:value="83.86328125">
            <text:p>83,86</text:p>
          </table:table-cell>
          <table:table-cell office:value-type="float" office:value="0.09013794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8349457">
            <text:p>83,68</text:p>
          </table:table-cell>
          <table:table-cell table:formula="oooc:= [4530_6090_74V10P100.C37] - [pgach6090.C37] - ['pgach6090V10P  0'.C37] + ['pgach6090V 0P  0'.C37]" office:value-type="float" office:value="0.00489606999999999">
            <text:p>0</text:p>
          </table:table-cell>
          <table:table-cell table:formula="oooc:= [4530_6090_74V10P100.D37] - [pgach6090.D37] - ['pgach6090V10P  0'.D37] + ['pgach6090V 0P  0'.D37]" office:value-type="float" office:value="-0.06204001">
            <text:p>-0,06</text:p>
          </table:table-cell>
          <table:table-cell table:formula="oooc:= [4530_6090_74V10P100.E37] - [pgach6090.E37] - ['pgach6090V10P  0'.E37] + ['pgach6090V 0P  0'.E37]" office:value-type="float" office:value="0.34161841">
            <text:p>0,34</text:p>
          </table:table-cell>
          <table:table-cell table:formula="oooc:= [4530_6090_74V10P100.F37] - [pgach6090.F37] - ['pgach6090V10P  0'.F37] + ['pgach6090V 0P  0'.F37]" office:value-type="float" office:value="0.12389107">
            <text:p>0,12</text:p>
          </table:table-cell>
          <table:table-cell table:formula="oooc:= [4530_6090_74V10P100.G37] - [pgach6090.G37] - ['pgach6090V10P  0'.G37] + ['pgach6090V 0P  0'.G37]" office:value-type="float" office:value="-0.10153289">
            <text:p>-0,1</text:p>
          </table:table-cell>
          <table:table-cell office:value-type="float" office:value="-0.02769903">
            <text:p>-0,03</text:p>
          </table:table-cell>
          <table:table-cell office:value-type="float" office:value="0.28508854">
            <text:p>0,29</text:p>
          </table:table-cell>
          <table:table-cell office:value-type="float" office:value="8076.49414063">
            <text:p>8076,49</text:p>
          </table:table-cell>
          <table:table-cell office:value-type="float" office:value="1.05899048">
            <text:p>1,06</text:p>
          </table:table-cell>
          <table:table-cell office:value-type="float" office:value="7.25275326">
            <text:p>7,25</text:p>
          </table:table-cell>
          <table:table-cell office:value-type="float" office:value="10">
            <text:p>10</text:p>
          </table:table-cell>
          <table:table-cell office:value-type="float" office:value="83.68349457">
            <text:p>83,68</text:p>
          </table:table-cell>
          <table:table-cell office:value-type="float" office:value="0.10063818">
            <text:p>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8154449">
            <text:p>83,98</text:p>
          </table:table-cell>
          <table:table-cell table:formula="oooc:= [4530_6090_74V10P100.C38] - [pgach6090.C38] - ['pgach6090V10P  0'.C38] + ['pgach6090V 0P  0'.C38]" office:value-type="float" office:value="0.00511273999999999">
            <text:p>0,01</text:p>
          </table:table-cell>
          <table:table-cell table:formula="oooc:= [4530_6090_74V10P100.D38] - [pgach6090.D38] - ['pgach6090V10P  0'.D38] + ['pgach6090V 0P  0'.D38]" office:value-type="float" office:value="-0.05163937">
            <text:p>-0,05</text:p>
          </table:table-cell>
          <table:table-cell table:formula="oooc:= [4530_6090_74V10P100.E38] - [pgach6090.E38] - ['pgach6090V10P  0'.E38] + ['pgach6090V 0P  0'.E38]" office:value-type="float" office:value="0.3610254">
            <text:p>0,36</text:p>
          </table:table-cell>
          <table:table-cell table:formula="oooc:= [4530_6090_74V10P100.F38] - [pgach6090.F38] - ['pgach6090V10P  0'.F38] + ['pgach6090V 0P  0'.F38]" office:value-type="float" office:value="0.10448968">
            <text:p>0,1</text:p>
          </table:table-cell>
          <table:table-cell table:formula="oooc:= [4530_6090_74V10P100.G38] - [pgach6090.G38] - ['pgach6090V10P  0'.G38] + ['pgach6090V 0P  0'.G38]" office:value-type="float" office:value="-0.10109221">
            <text:p>-0,1</text:p>
          </table:table-cell>
          <table:table-cell office:value-type="float" office:value="-0.02091013">
            <text:p>-0,02</text:p>
          </table:table-cell>
          <table:table-cell office:value-type="float" office:value="0.28165391">
            <text:p>0,28</text:p>
          </table:table-cell>
          <table:table-cell office:value-type="float" office:value="8036.70898438">
            <text:p>8036,71</text:p>
          </table:table-cell>
          <table:table-cell office:value-type="float" office:value="1.06273806">
            <text:p>1,06</text:p>
          </table:table-cell>
          <table:table-cell office:value-type="float" office:value="7.25197697">
            <text:p>7,25</text:p>
          </table:table-cell>
          <table:table-cell office:value-type="float" office:value="11">
            <text:p>11</text:p>
          </table:table-cell>
          <table:table-cell office:value-type="float" office:value="83.98154449">
            <text:p>83,98</text:p>
          </table:table-cell>
          <table:table-cell office:value-type="float" office:value="0.11047778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79081726">
            <text:p>83,79</text:p>
          </table:table-cell>
          <table:table-cell table:formula="oooc:= [4530_6090_74V10P100.C39] - [pgach6090.C39] - ['pgach6090V10P  0'.C39] + ['pgach6090V 0P  0'.C39]" office:value-type="float" office:value="0.01506641">
            <text:p>0,02</text:p>
          </table:table-cell>
          <table:table-cell table:formula="oooc:= [4530_6090_74V10P100.D39] - [pgach6090.D39] - ['pgach6090V10P  0'.D39] + ['pgach6090V 0P  0'.D39]" office:value-type="float" office:value="-0.05902224">
            <text:p>-0,06</text:p>
          </table:table-cell>
          <table:table-cell table:formula="oooc:= [4530_6090_74V10P100.E39] - [pgach6090.E39] - ['pgach6090V10P  0'.E39] + ['pgach6090V 0P  0'.E39]" office:value-type="float" office:value="0.34786289">
            <text:p>0,35</text:p>
          </table:table-cell>
          <table:table-cell table:formula="oooc:= [4530_6090_74V10P100.F39] - [pgach6090.F39] - ['pgach6090V10P  0'.F39] + ['pgach6090V 0P  0'.F39]" office:value-type="float" office:value="0.13292804">
            <text:p>0,13</text:p>
          </table:table-cell>
          <table:table-cell table:formula="oooc:= [4530_6090_74V10P100.G39] - [pgach6090.G39] - ['pgach6090V10P  0'.G39] + ['pgach6090V 0P  0'.G39]" office:value-type="float" office:value="-0.09854771">
            <text:p>-0,1</text:p>
          </table:table-cell>
          <table:table-cell office:value-type="float" office:value="-0.0087585">
            <text:p>-0,01</text:p>
          </table:table-cell>
          <table:table-cell office:value-type="float" office:value="0.27771461">
            <text:p>0,28</text:p>
          </table:table-cell>
          <table:table-cell office:value-type="float" office:value="7997.8125">
            <text:p>7997,81</text:p>
          </table:table-cell>
          <table:table-cell office:value-type="float" office:value="1.0674988">
            <text:p>1,07</text:p>
          </table:table-cell>
          <table:table-cell office:value-type="float" office:value="7.25294352">
            <text:p>7,25</text:p>
          </table:table-cell>
          <table:table-cell office:value-type="float" office:value="12">
            <text:p>12</text:p>
          </table:table-cell>
          <table:table-cell office:value-type="float" office:value="83.79081726">
            <text:p>83,79</text:p>
          </table:table-cell>
          <table:table-cell office:value-type="float" office:value="0.11618835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4804382">
            <text:p>83,95</text:p>
          </table:table-cell>
          <table:table-cell table:formula="oooc:= [4530_6090_74V10P100.C40] - [pgach6090.C40] - ['pgach6090V10P  0'.C40] + ['pgach6090V 0P  0'.C40]" office:value-type="float" office:value="0.01852201">
            <text:p>0,02</text:p>
          </table:table-cell>
          <table:table-cell table:formula="oooc:= [4530_6090_74V10P100.D40] - [pgach6090.D40] - ['pgach6090V10P  0'.D40] + ['pgach6090V 0P  0'.D40]" office:value-type="float" office:value="-0.05433004">
            <text:p>-0,05</text:p>
          </table:table-cell>
          <table:table-cell table:formula="oooc:= [4530_6090_74V10P100.E40] - [pgach6090.E40] - ['pgach6090V10P  0'.E40] + ['pgach6090V 0P  0'.E40]" office:value-type="float" office:value="0.3413277">
            <text:p>0,34</text:p>
          </table:table-cell>
          <table:table-cell table:formula="oooc:= [4530_6090_74V10P100.F40] - [pgach6090.F40] - ['pgach6090V10P  0'.F40] + ['pgach6090V 0P  0'.F40]" office:value-type="float" office:value="0.15088303">
            <text:p>0,15</text:p>
          </table:table-cell>
          <table:table-cell table:formula="oooc:= [4530_6090_74V10P100.G40] - [pgach6090.G40] - ['pgach6090V10P  0'.G40] + ['pgach6090V 0P  0'.G40]" office:value-type="float" office:value="-0.11200204">
            <text:p>-0,11</text:p>
          </table:table-cell>
          <table:table-cell office:value-type="float" office:value="-0.00460988">
            <text:p>0</text:p>
          </table:table-cell>
          <table:table-cell office:value-type="float" office:value="0.27405143">
            <text:p>0,27</text:p>
          </table:table-cell>
          <table:table-cell office:value-type="float" office:value="7952.1875">
            <text:p>7952,19</text:p>
          </table:table-cell>
          <table:table-cell office:value-type="float" office:value="1.07211304">
            <text:p>1,07</text:p>
          </table:table-cell>
          <table:table-cell office:value-type="float" office:value="7.25237226">
            <text:p>7,25</text:p>
          </table:table-cell>
          <table:table-cell office:value-type="float" office:value="13">
            <text:p>13</text:p>
          </table:table-cell>
          <table:table-cell office:value-type="float" office:value="83.94804382">
            <text:p>83,95</text:p>
          </table:table-cell>
          <table:table-cell office:value-type="float" office:value="0.13205884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6445465">
            <text:p>83,96</text:p>
          </table:table-cell>
          <table:table-cell table:formula="oooc:= [4530_6090_74V10P100.C41] - [pgach6090.C41] - ['pgach6090V10P  0'.C41] + ['pgach6090V 0P  0'.C41]" office:value-type="float" office:value="0.0145479">
            <text:p>0,01</text:p>
          </table:table-cell>
          <table:table-cell table:formula="oooc:= [4530_6090_74V10P100.D41] - [pgach6090.D41] - ['pgach6090V10P  0'.D41] + ['pgach6090V 0P  0'.D41]" office:value-type="float" office:value="-0.04458719">
            <text:p>-0,04</text:p>
          </table:table-cell>
          <table:table-cell table:formula="oooc:= [4530_6090_74V10P100.E41] - [pgach6090.E41] - ['pgach6090V10P  0'.E41] + ['pgach6090V 0P  0'.E41]" office:value-type="float" office:value="0.36422411">
            <text:p>0,36</text:p>
          </table:table-cell>
          <table:table-cell table:formula="oooc:= [4530_6090_74V10P100.F41] - [pgach6090.F41] - ['pgach6090V10P  0'.F41] + ['pgach6090V 0P  0'.F41]" office:value-type="float" office:value="0.13554367">
            <text:p>0,14</text:p>
          </table:table-cell>
          <table:table-cell table:formula="oooc:= [4530_6090_74V10P100.G41] - [pgach6090.G41] - ['pgach6090V10P  0'.G41] + ['pgach6090V 0P  0'.G41]" office:value-type="float" office:value="-0.1172161">
            <text:p>-0,12</text:p>
          </table:table-cell>
          <table:table-cell office:value-type="float" office:value="0.00661394">
            <text:p>0,01</text:p>
          </table:table-cell>
          <table:table-cell office:value-type="float" office:value="0.26984546">
            <text:p>0,27</text:p>
          </table:table-cell>
          <table:table-cell office:value-type="float" office:value="7911.81640625">
            <text:p>7911,82</text:p>
          </table:table-cell>
          <table:table-cell office:value-type="float" office:value="1.07548821">
            <text:p>1,08</text:p>
          </table:table-cell>
          <table:table-cell office:value-type="float" office:value="7.25139093">
            <text:p>7,25</text:p>
          </table:table-cell>
          <table:table-cell office:value-type="float" office:value="14">
            <text:p>14</text:p>
          </table:table-cell>
          <table:table-cell office:value-type="float" office:value="83.96445465">
            <text:p>83,96</text:p>
          </table:table-cell>
          <table:table-cell office:value-type="float" office:value="0.13759924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719696">
            <text:p>83,97</text:p>
          </table:table-cell>
          <table:table-cell table:formula="oooc:= [4530_6090_74V10P100.C42] - [pgach6090.C42] - ['pgach6090V10P  0'.C42] + ['pgach6090V 0P  0'.C42]" office:value-type="float" office:value="0.01607249">
            <text:p>0,02</text:p>
          </table:table-cell>
          <table:table-cell table:formula="oooc:= [4530_6090_74V10P100.D42] - [pgach6090.D42] - ['pgach6090V10P  0'.D42] + ['pgach6090V 0P  0'.D42]" office:value-type="float" office:value="-0.03814477">
            <text:p>-0,04</text:p>
          </table:table-cell>
          <table:table-cell table:formula="oooc:= [4530_6090_74V10P100.E42] - [pgach6090.E42] - ['pgach6090V10P  0'.E42] + ['pgach6090V 0P  0'.E42]" office:value-type="float" office:value="0.3687689">
            <text:p>0,37</text:p>
          </table:table-cell>
          <table:table-cell table:formula="oooc:= [4530_6090_74V10P100.F42] - [pgach6090.F42] - ['pgach6090V10P  0'.F42] + ['pgach6090V 0P  0'.F42]" office:value-type="float" office:value="0.13521078">
            <text:p>0,14</text:p>
          </table:table-cell>
          <table:table-cell table:formula="oooc:= [4530_6090_74V10P100.G42] - [pgach6090.G42] - ['pgach6090V10P  0'.G42] + ['pgach6090V 0P  0'.G42]" office:value-type="float" office:value="-0.10961034">
            <text:p>-0,11</text:p>
          </table:table-cell>
          <table:table-cell office:value-type="float" office:value="0.01936202">
            <text:p>0,02</text:p>
          </table:table-cell>
          <table:table-cell office:value-type="float" office:value="0.26562363">
            <text:p>0,27</text:p>
          </table:table-cell>
          <table:table-cell office:value-type="float" office:value="7866.94335938">
            <text:p>7866,94</text:p>
          </table:table-cell>
          <table:table-cell office:value-type="float" office:value="1.08007813">
            <text:p>1,08</text:p>
          </table:table-cell>
          <table:table-cell office:value-type="float" office:value="7.25128841">
            <text:p>7,25</text:p>
          </table:table-cell>
          <table:table-cell office:value-type="float" office:value="15">
            <text:p>15</text:p>
          </table:table-cell>
          <table:table-cell office:value-type="float" office:value="83.9719696">
            <text:p>83,97</text:p>
          </table:table-cell>
          <table:table-cell office:value-type="float" office:value="0.14324476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1240387">
            <text:p>83,61</text:p>
          </table:table-cell>
          <table:table-cell table:formula="oooc:= [4530_6090_74V10P100.C43] - [pgach6090.C43] - ['pgach6090V10P  0'.C43] + ['pgach6090V 0P  0'.C43]" office:value-type="float" office:value="0.02344154">
            <text:p>0,02</text:p>
          </table:table-cell>
          <table:table-cell table:formula="oooc:= [4530_6090_74V10P100.D43] - [pgach6090.D43] - ['pgach6090V10P  0'.D43] + ['pgach6090V 0P  0'.D43]" office:value-type="float" office:value="-0.04011009">
            <text:p>-0,04</text:p>
          </table:table-cell>
          <table:table-cell table:formula="oooc:= [4530_6090_74V10P100.E43] - [pgach6090.E43] - ['pgach6090V10P  0'.E43] + ['pgach6090V 0P  0'.E43]" office:value-type="float" office:value="0.36382238">
            <text:p>0,36</text:p>
          </table:table-cell>
          <table:table-cell table:formula="oooc:= [4530_6090_74V10P100.F43] - [pgach6090.F43] - ['pgach6090V10P  0'.F43] + ['pgach6090V 0P  0'.F43]" office:value-type="float" office:value="0.14714248">
            <text:p>0,15</text:p>
          </table:table-cell>
          <table:table-cell table:formula="oooc:= [4530_6090_74V10P100.G43] - [pgach6090.G43] - ['pgach6090V10P  0'.G43] + ['pgach6090V 0P  0'.G43]" office:value-type="float" office:value="-0.11100668">
            <text:p>-0,11</text:p>
          </table:table-cell>
          <table:table-cell office:value-type="float" office:value="0.0245869">
            <text:p>0,02</text:p>
          </table:table-cell>
          <table:table-cell office:value-type="float" office:value="0.26142716">
            <text:p>0,26</text:p>
          </table:table-cell>
          <table:table-cell office:value-type="float" office:value="7822.45117188">
            <text:p>7822,45</text:p>
          </table:table-cell>
          <table:table-cell office:value-type="float" office:value="1.08542478">
            <text:p>1,09</text:p>
          </table:table-cell>
          <table:table-cell office:value-type="float" office:value="7.25165462">
            <text:p>7,25</text:p>
          </table:table-cell>
          <table:table-cell office:value-type="float" office:value="16">
            <text:p>16</text:p>
          </table:table-cell>
          <table:table-cell office:value-type="float" office:value="83.61240387">
            <text:p>83,61</text:p>
          </table:table-cell>
          <table:table-cell office:value-type="float" office:value="0.15055189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58027649">
            <text:p>83,58</text:p>
          </table:table-cell>
          <table:table-cell table:formula="oooc:= [4530_6090_74V10P100.C44] - [pgach6090.C44] - ['pgach6090V10P  0'.C44] + ['pgach6090V 0P  0'.C44]" office:value-type="float" office:value="0.02898825">
            <text:p>0,03</text:p>
          </table:table-cell>
          <table:table-cell table:formula="oooc:= [4530_6090_74V10P100.D44] - [pgach6090.D44] - ['pgach6090V10P  0'.D44] + ['pgach6090V 0P  0'.D44]" office:value-type="float" office:value="-0.03683274">
            <text:p>-0,04</text:p>
          </table:table-cell>
          <table:table-cell table:formula="oooc:= [4530_6090_74V10P100.E44] - [pgach6090.E44] - ['pgach6090V10P  0'.E44] + ['pgach6090V 0P  0'.E44]" office:value-type="float" office:value="0.36448621">
            <text:p>0,36</text:p>
          </table:table-cell>
          <table:table-cell table:formula="oooc:= [4530_6090_74V10P100.F44] - [pgach6090.F44] - ['pgach6090V10P  0'.F44] + ['pgach6090V 0P  0'.F44]" office:value-type="float" office:value="0.14646796">
            <text:p>0,15</text:p>
          </table:table-cell>
          <table:table-cell table:formula="oooc:= [4530_6090_74V10P100.G44] - [pgach6090.G44] - ['pgach6090V10P  0'.G44] + ['pgach6090V 0P  0'.G44]" office:value-type="float" office:value="-0.10354383">
            <text:p>-0,1</text:p>
          </table:table-cell>
          <table:table-cell office:value-type="float" office:value="0.02767518">
            <text:p>0,03</text:p>
          </table:table-cell>
          <table:table-cell office:value-type="float" office:value="0.25609115">
            <text:p>0,26</text:p>
          </table:table-cell>
          <table:table-cell office:value-type="float" office:value="7771.5234375">
            <text:p>7771,52</text:p>
          </table:table-cell>
          <table:table-cell office:value-type="float" office:value="1.08898926">
            <text:p>1,09</text:p>
          </table:table-cell>
          <table:table-cell office:value-type="float" office:value="7.24816799">
            <text:p>7,25</text:p>
          </table:table-cell>
          <table:table-cell office:value-type="float" office:value="17">
            <text:p>17</text:p>
          </table:table-cell>
          <table:table-cell office:value-type="float" office:value="83.58027649">
            <text:p>83,58</text:p>
          </table:table-cell>
          <table:table-cell office:value-type="float" office:value="0.1644154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186554">
            <text:p>83,92</text:p>
          </table:table-cell>
          <table:table-cell table:formula="oooc:= [4530_6090_74V10P100.C45] - [pgach6090.C45] - ['pgach6090V10P  0'.C45] + ['pgach6090V 0P  0'.C45]" office:value-type="float" office:value="0.05017393">
            <text:p>0,05</text:p>
          </table:table-cell>
          <table:table-cell table:formula="oooc:= [4530_6090_74V10P100.D45] - [pgach6090.D45] - ['pgach6090V10P  0'.D45] + ['pgach6090V 0P  0'.D45]" office:value-type="float" office:value="-0.0470713">
            <text:p>-0,05</text:p>
          </table:table-cell>
          <table:table-cell table:formula="oooc:= [4530_6090_74V10P100.E45] - [pgach6090.E45] - ['pgach6090V10P  0'.E45] + ['pgach6090V 0P  0'.E45]" office:value-type="float" office:value="0.32157892">
            <text:p>0,32</text:p>
          </table:table-cell>
          <table:table-cell table:formula="oooc:= [4530_6090_74V10P100.F45] - [pgach6090.F45] - ['pgach6090V10P  0'.F45] + ['pgach6090V 0P  0'.F45]" office:value-type="float" office:value="0.20188408">
            <text:p>0,2</text:p>
          </table:table-cell>
          <table:table-cell table:formula="oooc:= [4530_6090_74V10P100.G45] - [pgach6090.G45] - ['pgach6090V10P  0'.G45] + ['pgach6090V 0P  0'.G45]" office:value-type="float" office:value="-0.10228674">
            <text:p>-0,1</text:p>
          </table:table-cell>
          <table:table-cell office:value-type="float" office:value="0.03299549">
            <text:p>0,03</text:p>
          </table:table-cell>
          <table:table-cell office:value-type="float" office:value="0.25210738">
            <text:p>0,25</text:p>
          </table:table-cell>
          <table:table-cell office:value-type="float" office:value="7722.94921875">
            <text:p>7722,95</text:p>
          </table:table-cell>
          <table:table-cell office:value-type="float" office:value="1.09431148">
            <text:p>1,09</text:p>
          </table:table-cell>
          <table:table-cell office:value-type="float" office:value="7.2497797">
            <text:p>7,25</text:p>
          </table:table-cell>
          <table:table-cell office:value-type="float" office:value="18">
            <text:p>18</text:p>
          </table:table-cell>
          <table:table-cell office:value-type="float" office:value="83.9186554">
            <text:p>83,92</text:p>
          </table:table-cell>
          <table:table-cell office:value-type="float" office:value="0.1755863">
            <text:p>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47021484">
            <text:p>83,47</text:p>
          </table:table-cell>
          <table:table-cell table:formula="oooc:= [4530_6090_74V10P100.C46] - [pgach6090.C46] - ['pgach6090V10P  0'.C46] + ['pgach6090V 0P  0'.C46]" office:value-type="float" office:value="0.04452603">
            <text:p>0,04</text:p>
          </table:table-cell>
          <table:table-cell table:formula="oooc:= [4530_6090_74V10P100.D46] - [pgach6090.D46] - ['pgach6090V10P  0'.D46] + ['pgach6090V 0P  0'.D46]" office:value-type="float" office:value="-0.0364159">
            <text:p>-0,04</text:p>
          </table:table-cell>
          <table:table-cell table:formula="oooc:= [4530_6090_74V10P100.E46] - [pgach6090.E46] - ['pgach6090V10P  0'.E46] + ['pgach6090V 0P  0'.E46]" office:value-type="float" office:value="0.34958021">
            <text:p>0,35</text:p>
          </table:table-cell>
          <table:table-cell table:formula="oooc:= [4530_6090_74V10P100.F46] - [pgach6090.F46] - ['pgach6090V10P  0'.F46] + ['pgach6090V 0P  0'.F46]" office:value-type="float" office:value="0.1743463">
            <text:p>0,17</text:p>
          </table:table-cell>
          <table:table-cell table:formula="oooc:= [4530_6090_74V10P100.G46] - [pgach6090.G46] - ['pgach6090V10P  0'.G46] + ['pgach6090V 0P  0'.G46]" office:value-type="float" office:value="-0.10150177">
            <text:p>-0,1</text:p>
          </table:table-cell>
          <table:table-cell office:value-type="float" office:value="0.04541486">
            <text:p>0,05</text:p>
          </table:table-cell>
          <table:table-cell office:value-type="float" office:value="0.24598096">
            <text:p>0,25</text:p>
          </table:table-cell>
          <table:table-cell office:value-type="float" office:value="7667.20703125">
            <text:p>7667,21</text:p>
          </table:table-cell>
          <table:table-cell office:value-type="float" office:value="1.09943843">
            <text:p>1,1</text:p>
          </table:table-cell>
          <table:table-cell office:value-type="float" office:value="7.24835873">
            <text:p>7,25</text:p>
          </table:table-cell>
          <table:table-cell office:value-type="float" office:value="19">
            <text:p>19</text:p>
          </table:table-cell>
          <table:table-cell office:value-type="float" office:value="83.47021484">
            <text:p>83,47</text:p>
          </table:table-cell>
          <table:table-cell office:value-type="float" office:value="0.18612158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4726257">
            <text:p>83,65</text:p>
          </table:table-cell>
          <table:table-cell table:formula="oooc:= [4530_6090_74V10P100.C47] - [pgach6090.C47] - ['pgach6090V10P  0'.C47] + ['pgach6090V 0P  0'.C47]" office:value-type="float" office:value="0.05369342">
            <text:p>0,05</text:p>
          </table:table-cell>
          <table:table-cell table:formula="oooc:= [4530_6090_74V10P100.D47] - [pgach6090.D47] - ['pgach6090V10P  0'.D47] + ['pgach6090V 0P  0'.D47]" office:value-type="float" office:value="-0.0414814">
            <text:p>-0,04</text:p>
          </table:table-cell>
          <table:table-cell table:formula="oooc:= [4530_6090_74V10P100.E47] - [pgach6090.E47] - ['pgach6090V10P  0'.E47] + ['pgach6090V 0P  0'.E47]" office:value-type="float" office:value="0.35745606">
            <text:p>0,36</text:p>
          </table:table-cell>
          <table:table-cell table:formula="oooc:= [4530_6090_74V10P100.F47] - [pgach6090.F47] - ['pgach6090V10P  0'.F47] + ['pgach6090V 0P  0'.F47]" office:value-type="float" office:value="0.1882635">
            <text:p>0,19</text:p>
          </table:table-cell>
          <table:table-cell table:formula="oooc:= [4530_6090_74V10P100.G47] - [pgach6090.G47] - ['pgach6090V10P  0'.G47] + ['pgach6090V 0P  0'.G47]" office:value-type="float" office:value="-0.12031244">
            <text:p>-0,12</text:p>
          </table:table-cell>
          <table:table-cell office:value-type="float" office:value="0.05105858">
            <text:p>0,05</text:p>
          </table:table-cell>
          <table:table-cell office:value-type="float" office:value="0.2406608">
            <text:p>0,24</text:p>
          </table:table-cell>
          <table:table-cell office:value-type="float" office:value="7613.72070313">
            <text:p>7613,72</text:p>
          </table:table-cell>
          <table:table-cell office:value-type="float" office:value="1.10601199">
            <text:p>1,11</text:p>
          </table:table-cell>
          <table:table-cell office:value-type="float" office:value="7.2481389">
            <text:p>7,25</text:p>
          </table:table-cell>
          <table:table-cell office:value-type="float" office:value="20">
            <text:p>20</text:p>
          </table:table-cell>
          <table:table-cell office:value-type="float" office:value="83.64726257">
            <text:p>83,65</text:p>
          </table:table-cell>
          <table:table-cell office:value-type="float" office:value="0.19142675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52011871">
            <text:p>83,52</text:p>
          </table:table-cell>
          <table:table-cell table:formula="oooc:= [4530_6090_74V10P100.C48] - [pgach6090.C48] - ['pgach6090V10P  0'.C48] + ['pgach6090V 0P  0'.C48]" office:value-type="float" office:value="0.06305398">
            <text:p>0,06</text:p>
          </table:table-cell>
          <table:table-cell table:formula="oooc:= [4530_6090_74V10P100.D48] - [pgach6090.D48] - ['pgach6090V10P  0'.D48] + ['pgach6090V 0P  0'.D48]" office:value-type="float" office:value="-0.03939328">
            <text:p>-0,04</text:p>
          </table:table-cell>
          <table:table-cell table:formula="oooc:= [4530_6090_74V10P100.E48] - [pgach6090.E48] - ['pgach6090V10P  0'.E48] + ['pgach6090V 0P  0'.E48]" office:value-type="float" office:value="0.34430846">
            <text:p>0,34</text:p>
          </table:table-cell>
          <table:table-cell table:formula="oooc:= [4530_6090_74V10P100.F48] - [pgach6090.F48] - ['pgach6090V10P  0'.F48] + ['pgach6090V 0P  0'.F48]" office:value-type="float" office:value="0.17581743">
            <text:p>0,18</text:p>
          </table:table-cell>
          <table:table-cell table:formula="oooc:= [4530_6090_74V10P100.G48] - [pgach6090.G48] - ['pgach6090V10P  0'.G48] + ['pgach6090V 0P  0'.G48]" office:value-type="float" office:value="-0.0796553800000001">
            <text:p>-0,08</text:p>
          </table:table-cell>
          <table:table-cell office:value-type="float" office:value="0.0556446">
            <text:p>0,06</text:p>
          </table:table-cell>
          <table:table-cell office:value-type="float" office:value="0.23503591">
            <text:p>0,24</text:p>
          </table:table-cell>
          <table:table-cell office:value-type="float" office:value="7558.65234375">
            <text:p>7558,65</text:p>
          </table:table-cell>
          <table:table-cell office:value-type="float" office:value="1.1124084">
            <text:p>1,11</text:p>
          </table:table-cell>
          <table:table-cell office:value-type="float" office:value="7.24567795">
            <text:p>7,25</text:p>
          </table:table-cell>
          <table:table-cell office:value-type="float" office:value="21">
            <text:p>21</text:p>
          </table:table-cell>
          <table:table-cell office:value-type="float" office:value="83.52011871">
            <text:p>83,52</text:p>
          </table:table-cell>
          <table:table-cell office:value-type="float" office:value="0.20979968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74902344">
            <text:p>82,75</text:p>
          </table:table-cell>
          <table:table-cell table:formula="oooc:= [4530_6090_74V10P100.C49] - [pgach6090.C49] - ['pgach6090V10P  0'.C49] + ['pgach6090V 0P  0'.C49]" office:value-type="float" office:value="0.06741823">
            <text:p>0,07</text:p>
          </table:table-cell>
          <table:table-cell table:formula="oooc:= [4530_6090_74V10P100.D49] - [pgach6090.D49] - ['pgach6090V10P  0'.D49] + ['pgach6090V 0P  0'.D49]" office:value-type="float" office:value="-0.03995152">
            <text:p>-0,04</text:p>
          </table:table-cell>
          <table:table-cell table:formula="oooc:= [4530_6090_74V10P100.E49] - [pgach6090.E49] - ['pgach6090V10P  0'.E49] + ['pgach6090V 0P  0'.E49]" office:value-type="float" office:value="0.35411019">
            <text:p>0,35</text:p>
          </table:table-cell>
          <table:table-cell table:formula="oooc:= [4530_6090_74V10P100.F49] - [pgach6090.F49] - ['pgach6090V10P  0'.F49] + ['pgach6090V 0P  0'.F49]" office:value-type="float" office:value="0.18158434">
            <text:p>0,18</text:p>
          </table:table-cell>
          <table:table-cell table:formula="oooc:= [4530_6090_74V10P100.G49] - [pgach6090.G49] - ['pgach6090V10P  0'.G49] + ['pgach6090V 0P  0'.G49]" office:value-type="float" office:value="-0.0960868">
            <text:p>-0,1</text:p>
          </table:table-cell>
          <table:table-cell office:value-type="float" office:value="0.0704365">
            <text:p>0,07</text:p>
          </table:table-cell>
          <table:table-cell office:value-type="float" office:value="0.23034109">
            <text:p>0,23</text:p>
          </table:table-cell>
          <table:table-cell office:value-type="float" office:value="7506.93359375">
            <text:p>7506,93</text:p>
          </table:table-cell>
          <table:table-cell office:value-type="float" office:value="1.11769402">
            <text:p>1,12</text:p>
          </table:table-cell>
          <table:table-cell office:value-type="float" office:value="7.24652767">
            <text:p>7,25</text:p>
          </table:table-cell>
          <table:table-cell office:value-type="float" office:value="22">
            <text:p>22</text:p>
          </table:table-cell>
          <table:table-cell office:value-type="float" office:value="82.74902344">
            <text:p>82,75</text:p>
          </table:table-cell>
          <table:table-cell office:value-type="float" office:value="0.22011974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01835632">
            <text:p>83,02</text:p>
          </table:table-cell>
          <table:table-cell table:formula="oooc:= [4530_6090_74V10P100.C50] - [pgach6090.C50] - ['pgach6090V10P  0'.C50] + ['pgach6090V 0P  0'.C50]" office:value-type="float" office:value="0.06324113">
            <text:p>0,06</text:p>
          </table:table-cell>
          <table:table-cell table:formula="oooc:= [4530_6090_74V10P100.D50] - [pgach6090.D50] - ['pgach6090V10P  0'.D50] + ['pgach6090V 0P  0'.D50]" office:value-type="float" office:value="-0.02762453">
            <text:p>-0,03</text:p>
          </table:table-cell>
          <table:table-cell table:formula="oooc:= [4530_6090_74V10P100.E50] - [pgach6090.E50] - ['pgach6090V10P  0'.E50] + ['pgach6090V 0P  0'.E50]" office:value-type="float" office:value="0.3772663">
            <text:p>0,38</text:p>
          </table:table-cell>
          <table:table-cell table:formula="oooc:= [4530_6090_74V10P100.F50] - [pgach6090.F50] - ['pgach6090V10P  0'.F50] + ['pgach6090V 0P  0'.F50]" office:value-type="float" office:value="0.16352988">
            <text:p>0,16</text:p>
          </table:table-cell>
          <table:table-cell table:formula="oooc:= [4530_6090_74V10P100.G50] - [pgach6090.G50] - ['pgach6090V10P  0'.G50] + ['pgach6090V 0P  0'.G50]" office:value-type="float" office:value="-0.10726815">
            <text:p>-0,11</text:p>
          </table:table-cell>
          <table:table-cell office:value-type="float" office:value="0.07501987">
            <text:p>0,08</text:p>
          </table:table-cell>
          <table:table-cell office:value-type="float" office:value="0.22358616">
            <text:p>0,22</text:p>
          </table:table-cell>
          <table:table-cell office:value-type="float" office:value="7450.60546875">
            <text:p>7450,61</text:p>
          </table:table-cell>
          <table:table-cell office:value-type="float" office:value="1.12376702">
            <text:p>1,12</text:p>
          </table:table-cell>
          <table:table-cell office:value-type="float" office:value="7.24560452">
            <text:p>7,25</text:p>
          </table:table-cell>
          <table:table-cell office:value-type="float" office:value="23">
            <text:p>23</text:p>
          </table:table-cell>
          <table:table-cell office:value-type="float" office:value="83.01835632">
            <text:p>83,02</text:p>
          </table:table-cell>
          <table:table-cell office:value-type="float" office:value="0.22574024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39228821">
            <text:p>83,39</text:p>
          </table:table-cell>
          <table:table-cell table:formula="oooc:= [4530_6090_74V10P100.C51] - [pgach6090.C51] - ['pgach6090V10P  0'.C51] + ['pgach6090V 0P  0'.C51]" office:value-type="float" office:value="0.06688349">
            <text:p>0,07</text:p>
          </table:table-cell>
          <table:table-cell table:formula="oooc:= [4530_6090_74V10P100.D51] - [pgach6090.D51] - ['pgach6090V10P  0'.D51] + ['pgach6090V 0P  0'.D51]" office:value-type="float" office:value="-0.02249126">
            <text:p>-0,02</text:p>
          </table:table-cell>
          <table:table-cell table:formula="oooc:= [4530_6090_74V10P100.E51] - [pgach6090.E51] - ['pgach6090V10P  0'.E51] + ['pgach6090V 0P  0'.E51]" office:value-type="float" office:value="0.39541901">
            <text:p>0,4</text:p>
          </table:table-cell>
          <table:table-cell table:formula="oooc:= [4530_6090_74V10P100.F51] - [pgach6090.F51] - ['pgach6090V10P  0'.F51] + ['pgach6090V 0P  0'.F51]" office:value-type="float" office:value="0.1470275">
            <text:p>0,15</text:p>
          </table:table-cell>
          <table:table-cell table:formula="oooc:= [4530_6090_74V10P100.G51] - [pgach6090.G51] - ['pgach6090V10P  0'.G51] + ['pgach6090V 0P  0'.G51]" office:value-type="float" office:value="-0.11333525">
            <text:p>-0,11</text:p>
          </table:table-cell>
          <table:table-cell office:value-type="float" office:value="0.0736149">
            <text:p>0,07</text:p>
          </table:table-cell>
          <table:table-cell office:value-type="float" office:value="0.21595192">
            <text:p>0,22</text:p>
          </table:table-cell>
          <table:table-cell office:value-type="float" office:value="7386.92382813">
            <text:p>7386,92</text:p>
          </table:table-cell>
          <table:table-cell office:value-type="float" office:value="1.13071287">
            <text:p>1,13</text:p>
          </table:table-cell>
          <table:table-cell office:value-type="float" office:value="7.24692297">
            <text:p>7,25</text:p>
          </table:table-cell>
          <table:table-cell office:value-type="float" office:value="24">
            <text:p>24</text:p>
          </table:table-cell>
          <table:table-cell office:value-type="float" office:value="83.39228821">
            <text:p>83,39</text:p>
          </table:table-cell>
          <table:table-cell office:value-type="float" office:value="0.23351783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92948914">
            <text:p>82,93</text:p>
          </table:table-cell>
          <table:table-cell table:formula="oooc:= [4530_6090_74V10P100.C52] - [pgach6090.C52] - ['pgach6090V10P  0'.C52] + ['pgach6090V 0P  0'.C52]" office:value-type="float" office:value="0.06593623">
            <text:p>0,07</text:p>
          </table:table-cell>
          <table:table-cell table:formula="oooc:= [4530_6090_74V10P100.D52] - [pgach6090.D52] - ['pgach6090V10P  0'.D52] + ['pgach6090V 0P  0'.D52]" office:value-type="float" office:value="-0.01220869">
            <text:p>-0,01</text:p>
          </table:table-cell>
          <table:table-cell table:formula="oooc:= [4530_6090_74V10P100.E52] - [pgach6090.E52] - ['pgach6090V10P  0'.E52] + ['pgach6090V 0P  0'.E52]" office:value-type="float" office:value="0.43265487">
            <text:p>0,43</text:p>
          </table:table-cell>
          <table:table-cell table:formula="oooc:= [4530_6090_74V10P100.F52] - [pgach6090.F52] - ['pgach6090V10P  0'.F52] + ['pgach6090V 0P  0'.F52]" office:value-type="float" office:value="0.10454413">
            <text:p>0,1</text:p>
          </table:table-cell>
          <table:table-cell table:formula="oooc:= [4530_6090_74V10P100.G52] - [pgach6090.G52] - ['pgach6090V10P  0'.G52] + ['pgach6090V 0P  0'.G52]" office:value-type="float" office:value="-0.0984832">
            <text:p>-0,1</text:p>
          </table:table-cell>
          <table:table-cell office:value-type="float" office:value="0.0844623">
            <text:p>0,08</text:p>
          </table:table-cell>
          <table:table-cell office:value-type="float" office:value="0.20835578">
            <text:p>0,21</text:p>
          </table:table-cell>
          <table:table-cell office:value-type="float" office:value="7337.20703125">
            <text:p>7337,21</text:p>
          </table:table-cell>
          <table:table-cell office:value-type="float" office:value="1.13650513">
            <text:p>1,14</text:p>
          </table:table-cell>
          <table:table-cell office:value-type="float" office:value="7.24567795">
            <text:p>7,25</text:p>
          </table:table-cell>
          <table:table-cell office:value-type="float" office:value="25">
            <text:p>25</text:p>
          </table:table-cell>
          <table:table-cell office:value-type="float" office:value="82.92948914">
            <text:p>82,93</text:p>
          </table:table-cell>
          <table:table-cell office:value-type="float" office:value="0.24586987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007843">
            <text:p>83,6</text:p>
          </table:table-cell>
          <table:table-cell table:formula="oooc:= [4530_6090_74V10P100.C53] - [pgach6090.C53] - ['pgach6090V10P  0'.C53] + ['pgach6090V 0P  0'.C53]" office:value-type="float" office:value="0.07534398">
            <text:p>0,08</text:p>
          </table:table-cell>
          <table:table-cell table:formula="oooc:= [4530_6090_74V10P100.D53] - [pgach6090.D53] - ['pgach6090V10P  0'.D53] + ['pgach6090V 0P  0'.D53]" office:value-type="float" office:value="-0.01201284">
            <text:p>-0,01</text:p>
          </table:table-cell>
          <table:table-cell table:formula="oooc:= [4530_6090_74V10P100.E53] - [pgach6090.E53] - ['pgach6090V10P  0'.E53] + ['pgach6090V 0P  0'.E53]" office:value-type="float" office:value="0.42924916">
            <text:p>0,43</text:p>
          </table:table-cell>
          <table:table-cell table:formula="oooc:= [4530_6090_74V10P100.F53] - [pgach6090.F53] - ['pgach6090V10P  0'.F53] + ['pgach6090V 0P  0'.F53]" office:value-type="float" office:value="0.10435899">
            <text:p>0,1</text:p>
          </table:table-cell>
          <table:table-cell table:formula="oooc:= [4530_6090_74V10P100.G53] - [pgach6090.G53] - ['pgach6090V10P  0'.G53] + ['pgach6090V 0P  0'.G53]" office:value-type="float" office:value="-0.10272624">
            <text:p>-0,1</text:p>
          </table:table-cell>
          <table:table-cell office:value-type="float" office:value="0.08913051">
            <text:p>0,09</text:p>
          </table:table-cell>
          <table:table-cell office:value-type="float" office:value="0.20020413">
            <text:p>0,2</text:p>
          </table:table-cell>
          <table:table-cell office:value-type="float" office:value="7279.5703125">
            <text:p>7279,57</text:p>
          </table:table-cell>
          <table:table-cell office:value-type="float" office:value="1.14179075">
            <text:p>1,14</text:p>
          </table:table-cell>
          <table:table-cell office:value-type="float" office:value="7.24463797">
            <text:p>7,24</text:p>
          </table:table-cell>
          <table:table-cell office:value-type="float" office:value="26">
            <text:p>26</text:p>
          </table:table-cell>
          <table:table-cell office:value-type="float" office:value="83.6007843">
            <text:p>83,6</text:p>
          </table:table-cell>
          <table:table-cell office:value-type="float" office:value="0.26070935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09902191">
            <text:p>83,1</text:p>
          </table:table-cell>
          <table:table-cell table:formula="oooc:= [4530_6090_74V10P100.C54] - [pgach6090.C54] - ['pgach6090V10P  0'.C54] + ['pgach6090V 0P  0'.C54]" office:value-type="float" office:value="0.08560524">
            <text:p>0,09</text:p>
          </table:table-cell>
          <table:table-cell table:formula="oooc:= [4530_6090_74V10P100.D54] - [pgach6090.D54] - ['pgach6090V10P  0'.D54] + ['pgach6090V 0P  0'.D54]" office:value-type="float" office:value="-0.020897">
            <text:p>-0,02</text:p>
          </table:table-cell>
          <table:table-cell table:formula="oooc:= [4530_6090_74V10P100.E54] - [pgach6090.E54] - ['pgach6090V10P  0'.E54] + ['pgach6090V 0P  0'.E54]" office:value-type="float" office:value="0.36976692">
            <text:p>0,37</text:p>
          </table:table-cell>
          <table:table-cell table:formula="oooc:= [4530_6090_74V10P100.F54] - [pgach6090.F54] - ['pgach6090V10P  0'.F54] + ['pgach6090V 0P  0'.F54]" office:value-type="float" office:value="0.18307866">
            <text:p>0,18</text:p>
          </table:table-cell>
          <table:table-cell table:formula="oooc:= [4530_6090_74V10P100.G54] - [pgach6090.G54] - ['pgach6090V10P  0'.G54] + ['pgach6090V 0P  0'.G54]" office:value-type="float" office:value="-0.09454149">
            <text:p>-0,09</text:p>
          </table:table-cell>
          <table:table-cell office:value-type="float" office:value="0.09029159">
            <text:p>0,09</text:p>
          </table:table-cell>
          <table:table-cell office:value-type="float" office:value="0.19174141">
            <text:p>0,19</text:p>
          </table:table-cell>
          <table:table-cell office:value-type="float" office:value="7226.43554688">
            <text:p>7226,44</text:p>
          </table:table-cell>
          <table:table-cell office:value-type="float" office:value="1.14690554">
            <text:p>1,15</text:p>
          </table:table-cell>
          <table:table-cell office:value-type="float" office:value="7.24361229">
            <text:p>7,24</text:p>
          </table:table-cell>
          <table:table-cell office:value-type="float" office:value="27">
            <text:p>27</text:p>
          </table:table-cell>
          <table:table-cell office:value-type="float" office:value="83.09902191">
            <text:p>83,1</text:p>
          </table:table-cell>
          <table:table-cell office:value-type="float" office:value="0.2646732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22206879">
            <text:p>83,22</text:p>
          </table:table-cell>
          <table:table-cell table:formula="oooc:= [4530_6090_74V10P100.C55] - [pgach6090.C55] - ['pgach6090V10P  0'.C55] + ['pgach6090V 0P  0'.C55]" office:value-type="float" office:value="0.09328071">
            <text:p>0,09</text:p>
          </table:table-cell>
          <table:table-cell table:formula="oooc:= [4530_6090_74V10P100.D55] - [pgach6090.D55] - ['pgach6090V10P  0'.D55] + ['pgach6090V 0P  0'.D55]" office:value-type="float" office:value="-0.02047127">
            <text:p>-0,02</text:p>
          </table:table-cell>
          <table:table-cell table:formula="oooc:= [4530_6090_74V10P100.E55] - [pgach6090.E55] - ['pgach6090V10P  0'.E55] + ['pgach6090V 0P  0'.E55]" office:value-type="float" office:value="0.36799724">
            <text:p>0,37</text:p>
          </table:table-cell>
          <table:table-cell table:formula="oooc:= [4530_6090_74V10P100.F55] - [pgach6090.F55] - ['pgach6090V10P  0'.F55] + ['pgach6090V 0P  0'.F55]" office:value-type="float" office:value="0.18882635">
            <text:p>0,19</text:p>
          </table:table-cell>
          <table:table-cell table:formula="oooc:= [4530_6090_74V10P100.G55] - [pgach6090.G55] - ['pgach6090V10P  0'.G55] + ['pgach6090V 0P  0'.G55]" office:value-type="float" office:value="-0.0977580300000001">
            <text:p>-0,1</text:p>
          </table:table-cell>
          <table:table-cell office:value-type="float" office:value="0.09326322">
            <text:p>0,09</text:p>
          </table:table-cell>
          <table:table-cell office:value-type="float" office:value="0.18509121">
            <text:p>0,19</text:p>
          </table:table-cell>
          <table:table-cell office:value-type="float" office:value="7182.20703125">
            <text:p>7182,21</text:p>
          </table:table-cell>
          <table:table-cell office:value-type="float" office:value="1.15202022">
            <text:p>1,15</text:p>
          </table:table-cell>
          <table:table-cell office:value-type="float" office:value="7.2435832">
            <text:p>7,24</text:p>
          </table:table-cell>
          <table:table-cell office:value-type="float" office:value="28">
            <text:p>28</text:p>
          </table:table-cell>
          <table:table-cell office:value-type="float" office:value="83.22206879">
            <text:p>83,22</text:p>
          </table:table-cell>
          <table:table-cell office:value-type="float" office:value="0.28349659">
            <text:p>0,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09150696">
            <text:p>83,09</text:p>
          </table:table-cell>
          <table:table-cell table:formula="oooc:= [4530_6090_74V10P100.C56] - [pgach6090.C56] - ['pgach6090V10P  0'.C56] + ['pgach6090V 0P  0'.C56]" office:value-type="float" office:value="0.10112717">
            <text:p>0,1</text:p>
          </table:table-cell>
          <table:table-cell table:formula="oooc:= [4530_6090_74V10P100.D56] - [pgach6090.D56] - ['pgach6090V10P  0'.D56] + ['pgach6090V 0P  0'.D56]" office:value-type="float" office:value="-0.02250902">
            <text:p>-0,02</text:p>
          </table:table-cell>
          <table:table-cell table:formula="oooc:= [4530_6090_74V10P100.E56] - [pgach6090.E56] - ['pgach6090V10P  0'.E56] + ['pgach6090V 0P  0'.E56]" office:value-type="float" office:value="0.35246864">
            <text:p>0,35</text:p>
          </table:table-cell>
          <table:table-cell table:formula="oooc:= [4530_6090_74V10P100.F56] - [pgach6090.F56] - ['pgach6090V10P  0'.F56] + ['pgach6090V 0P  0'.F56]" office:value-type="float" office:value="0.2150994">
            <text:p>0,22</text:p>
          </table:table-cell>
          <table:table-cell table:formula="oooc:= [4530_6090_74V10P100.G56] - [pgach6090.G56] - ['pgach6090V10P  0'.G56] + ['pgach6090V 0P  0'.G56]" office:value-type="float" office:value="-0.12979752">
            <text:p>-0,13</text:p>
          </table:table-cell>
          <table:table-cell office:value-type="float" office:value="0.09910576">
            <text:p>0,1</text:p>
          </table:table-cell>
          <table:table-cell office:value-type="float" office:value="0.17415252">
            <text:p>0,17</text:p>
          </table:table-cell>
          <table:table-cell office:value-type="float" office:value="7133.70117188">
            <text:p>7133,7</text:p>
          </table:table-cell>
          <table:table-cell office:value-type="float" office:value="1.15693963">
            <text:p>1,16</text:p>
          </table:table-cell>
          <table:table-cell office:value-type="float" office:value="7.24141502">
            <text:p>7,24</text:p>
          </table:table-cell>
          <table:table-cell office:value-type="float" office:value="29">
            <text:p>29</text:p>
          </table:table-cell>
          <table:table-cell office:value-type="float" office:value="83.09150696">
            <text:p>83,09</text:p>
          </table:table-cell>
          <table:table-cell office:value-type="float" office:value="0.280839">
            <text:p>0,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09218597">
            <text:p>83,09</text:p>
          </table:table-cell>
          <table:table-cell table:formula="oooc:= [4530_6090_74V10P100.C57] - [pgach6090.C57] - ['pgach6090V10P  0'.C57] + ['pgach6090V 0P  0'.C57]" office:value-type="float" office:value="0.10912728">
            <text:p>0,11</text:p>
          </table:table-cell>
          <table:table-cell table:formula="oooc:= [4530_6090_74V10P100.D57] - [pgach6090.D57] - ['pgach6090V10P  0'.D57] + ['pgach6090V 0P  0'.D57]" office:value-type="float" office:value="-0.02139401">
            <text:p>-0,02</text:p>
          </table:table-cell>
          <table:table-cell table:formula="oooc:= [4530_6090_74V10P100.E57] - [pgach6090.E57] - ['pgach6090V10P  0'.E57] + ['pgach6090V 0P  0'.E57]" office:value-type="float" office:value="0.3459969">
            <text:p>0,35</text:p>
          </table:table-cell>
          <table:table-cell table:formula="oooc:= [4530_6090_74V10P100.F57] - [pgach6090.F57] - ['pgach6090V10P  0'.F57] + ['pgach6090V 0P  0'.F57]" office:value-type="float" office:value="0.21948058">
            <text:p>0,22</text:p>
          </table:table-cell>
          <table:table-cell table:formula="oooc:= [4530_6090_74V10P100.G57] - [pgach6090.G57] - ['pgach6090V10P  0'.G57] + ['pgach6090V 0P  0'.G57]" office:value-type="float" office:value="-0.10006781">
            <text:p>-0,1</text:p>
          </table:table-cell>
          <table:table-cell office:value-type="float" office:value="0.10209065">
            <text:p>0,1</text:p>
          </table:table-cell>
          <table:table-cell office:value-type="float" office:value="0.16357571">
            <text:p>0,16</text:p>
          </table:table-cell>
          <table:table-cell office:value-type="float" office:value="7084.296875">
            <text:p>7084,3</text:p>
          </table:table-cell>
          <table:table-cell office:value-type="float" office:value="1.16140747">
            <text:p>1,16</text:p>
          </table:table-cell>
          <table:table-cell office:value-type="float" office:value="7.2419281">
            <text:p>7,24</text:p>
          </table:table-cell>
          <table:table-cell office:value-type="float" office:value="30">
            <text:p>30</text:p>
          </table:table-cell>
          <table:table-cell office:value-type="float" office:value="83.09218597">
            <text:p>83,09</text:p>
          </table:table-cell>
          <table:table-cell office:value-type="float" office:value="0.28768066">
            <text:p>0,29</text:p>
          </table:table-cell>
        </table:table-row>
      </table:table>
      <table:table table:name="4530_6090_74V10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11:02:19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030-6090-74V1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6090-74V1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63095856">
            <text:p>84,63</text:p>
          </table:table-cell>
          <table:table-cell office:value-type="float" office:value="0.00202178">
            <text:p>0</text:p>
          </table:table-cell>
          <table:table-cell office:value-type="float" office:value="-0.07289363">
            <text:p>-0,07</text:p>
          </table:table-cell>
          <table:table-cell office:value-type="float" office:value="0.11588664">
            <text:p>0,12</text:p>
          </table:table-cell>
          <table:table-cell office:value-type="float" office:value="-0.00692137">
            <text:p>-0,01</text:p>
          </table:table-cell>
          <table:table-cell office:value-type="float" office:value="-0.18212593">
            <text:p>-0,18</text:p>
          </table:table-cell>
          <table:table-cell office:value-type="float" office:value="-0.08456834">
            <text:p>-0,08</text:p>
          </table:table-cell>
          <table:table-cell office:value-type="float" office:value="0.29479876">
            <text:p>0,29</text:p>
          </table:table-cell>
          <table:table-cell office:value-type="float" office:value="8677.44140625">
            <text:p>8677,44</text:p>
          </table:table-cell>
          <table:table-cell office:value-type="float" office:value="0.99735713">
            <text:p>1</text:p>
          </table:table-cell>
          <table:table-cell office:value-type="float" office:value="7.25941801">
            <text:p>7,26</text:p>
          </table:table-cell>
          <table:table-cell office:value-type="float" office:value="-5">
            <text:p>-5</text:p>
          </table:table-cell>
          <table:table-cell office:value-type="float" office:value="84.63095856">
            <text:p>84,63</text:p>
          </table:table-cell>
          <table:table-cell office:value-type="float" office:value="-0.05178052">
            <text:p>-0,05</text:p>
          </table:table-cell>
          <table:table-cell/>
          <table:table-cell office:value-type="float" office:value="0.18212593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81201172">
            <text:p>83,81</text:p>
          </table:table-cell>
          <table:table-cell office:value-type="float" office:value="0.01036538">
            <text:p>0,01</text:p>
          </table:table-cell>
          <table:table-cell office:value-type="float" office:value="-0.08013179">
            <text:p>-0,08</text:p>
          </table:table-cell>
          <table:table-cell office:value-type="float" office:value="0.11674073">
            <text:p>0,12</text:p>
          </table:table-cell>
          <table:table-cell office:value-type="float" office:value="0.01052711">
            <text:p>0,01</text:p>
          </table:table-cell>
          <table:table-cell office:value-type="float" office:value="-0.19381905">
            <text:p>-0,19</text:p>
          </table:table-cell>
          <table:table-cell office:value-type="float" office:value="-0.07690199">
            <text:p>-0,08</text:p>
          </table:table-cell>
          <table:table-cell office:value-type="float" office:value="0.29538921">
            <text:p>0,3</text:p>
          </table:table-cell>
          <table:table-cell office:value-type="float" office:value="8630.92773438">
            <text:p>8630,93</text:p>
          </table:table-cell>
          <table:table-cell office:value-type="float" office:value="1.00156856">
            <text:p>1</text:p>
          </table:table-cell>
          <table:table-cell office:value-type="float" office:value="7.2572794">
            <text:p>7,26</text:p>
          </table:table-cell>
          <table:table-cell office:value-type="float" office:value="-4">
            <text:p>-4</text:p>
          </table:table-cell>
          <table:table-cell office:value-type="float" office:value="83.81201172">
            <text:p>83,81</text:p>
          </table:table-cell>
          <table:table-cell office:value-type="float" office:value="-0.03812219">
            <text:p>-0,04</text:p>
          </table:table-cell>
          <table:table-cell/>
          <table:table-cell office:value-type="float" office:value="0.19381905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76005554">
            <text:p>83,76</text:p>
          </table:table-cell>
          <table:table-cell office:value-type="float" office:value="0.01005859">
            <text:p>0,01</text:p>
          </table:table-cell>
          <table:table-cell office:value-type="float" office:value="-0.07639224">
            <text:p>-0,08</text:p>
          </table:table-cell>
          <table:table-cell office:value-type="float" office:value="0.12694417">
            <text:p>0,13</text:p>
          </table:table-cell>
          <table:table-cell office:value-type="float" office:value="0.01566633">
            <text:p>0,02</text:p>
          </table:table-cell>
          <table:table-cell office:value-type="float" office:value="-0.20303272">
            <text:p>-0,2</text:p>
          </table:table-cell>
          <table:table-cell office:value-type="float" office:value="-0.07523194">
            <text:p>-0,08</text:p>
          </table:table-cell>
          <table:table-cell office:value-type="float" office:value="0.29587802">
            <text:p>0,3</text:p>
          </table:table-cell>
          <table:table-cell office:value-type="float" office:value="8586.18164063">
            <text:p>8586,18</text:p>
          </table:table-cell>
          <table:table-cell office:value-type="float" office:value="1.00668943">
            <text:p>1,01</text:p>
          </table:table-cell>
          <table:table-cell office:value-type="float" office:value="7.25711823">
            <text:p>7,26</text:p>
          </table:table-cell>
          <table:table-cell office:value-type="float" office:value="-3">
            <text:p>-3</text:p>
          </table:table-cell>
          <table:table-cell office:value-type="float" office:value="83.76005554">
            <text:p>83,76</text:p>
          </table:table-cell>
          <table:table-cell office:value-type="float" office:value="-0.02512451">
            <text:p>-0,03</text:p>
          </table:table-cell>
          <table:table-cell/>
          <table:table-cell office:value-type="float" office:value="0.20303272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4757843">
            <text:p>84,48</text:p>
          </table:table-cell>
          <table:table-cell office:value-type="float" office:value="0.0186084">
            <text:p>0,02</text:p>
          </table:table-cell>
          <table:table-cell office:value-type="float" office:value="-0.07296391">
            <text:p>-0,07</text:p>
          </table:table-cell>
          <table:table-cell office:value-type="float" office:value="0.12663589">
            <text:p>0,13</text:p>
          </table:table-cell>
          <table:table-cell office:value-type="float" office:value="0.02216806">
            <text:p>0,02</text:p>
          </table:table-cell>
          <table:table-cell office:value-type="float" office:value="-0.19987431">
            <text:p>-0,2</text:p>
          </table:table-cell>
          <table:table-cell office:value-type="float" office:value="-0.06702482">
            <text:p>-0,07</text:p>
          </table:table-cell>
          <table:table-cell office:value-type="float" office:value="0.29682082">
            <text:p>0,3</text:p>
          </table:table-cell>
          <table:table-cell office:value-type="float" office:value="8541.71875">
            <text:p>8541,72</text:p>
          </table:table-cell>
          <table:table-cell office:value-type="float" office:value="1.01103508">
            <text:p>1,01</text:p>
          </table:table-cell>
          <table:table-cell office:value-type="float" office:value="7.25686932">
            <text:p>7,26</text:p>
          </table:table-cell>
          <table:table-cell office:value-type="float" office:value="-2">
            <text:p>-2</text:p>
          </table:table-cell>
          <table:table-cell office:value-type="float" office:value="84.4757843">
            <text:p>84,48</text:p>
          </table:table-cell>
          <table:table-cell office:value-type="float" office:value="-0.01890344">
            <text:p>-0,02</text:p>
          </table:table-cell>
          <table:table-cell/>
          <table:table-cell office:value-type="float" office:value="0.19987431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35136414">
            <text:p>84,35</text:p>
          </table:table-cell>
          <table:table-cell office:value-type="float" office:value="0.0254583">
            <text:p>0,03</text:p>
          </table:table-cell>
          <table:table-cell office:value-type="float" office:value="-0.07187968">
            <text:p>-0,07</text:p>
          </table:table-cell>
          <table:table-cell office:value-type="float" office:value="0.1250945">
            <text:p>0,13</text:p>
          </table:table-cell>
          <table:table-cell office:value-type="float" office:value="0.03060736">
            <text:p>0,03</text:p>
          </table:table-cell>
          <table:table-cell office:value-type="float" office:value="-0.19851641">
            <text:p>-0,2</text:p>
          </table:table-cell>
          <table:table-cell office:value-type="float" office:value="-0.06117433">
            <text:p>-0,06</text:p>
          </table:table-cell>
          <table:table-cell office:value-type="float" office:value="0.29753184">
            <text:p>0,3</text:p>
          </table:table-cell>
          <table:table-cell office:value-type="float" office:value="8496.39648438">
            <text:p>8496,4</text:p>
          </table:table-cell>
          <table:table-cell office:value-type="float" office:value="1.01609492">
            <text:p>1,02</text:p>
          </table:table-cell>
          <table:table-cell office:value-type="float" office:value="7.25729418">
            <text:p>7,26</text:p>
          </table:table-cell>
          <table:table-cell office:value-type="float" office:value="-1">
            <text:p>-1</text:p>
          </table:table-cell>
          <table:table-cell office:value-type="float" office:value="84.35136414">
            <text:p>84,35</text:p>
          </table:table-cell>
          <table:table-cell office:value-type="float" office:value="-0.01238708">
            <text:p>-0,01</text:p>
          </table:table-cell>
          <table:table-cell/>
          <table:table-cell office:value-type="float" office:value="0.19851641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2898407">
            <text:p>84,29</text:p>
          </table:table-cell>
          <table:table-cell office:value-type="float" office:value="0.04279429">
            <text:p>0,04</text:p>
          </table:table-cell>
          <table:table-cell office:value-type="float" office:value="-0.07621656">
            <text:p>-0,08</text:p>
          </table:table-cell>
          <table:table-cell office:value-type="float" office:value="0.10781082">
            <text:p>0,11</text:p>
          </table:table-cell>
          <table:table-cell office:value-type="float" office:value="0.04783825">
            <text:p>0,05</text:p>
          </table:table-cell>
          <table:table-cell office:value-type="float" office:value="-0.19003198">
            <text:p>-0,19</text:p>
          </table:table-cell>
          <table:table-cell office:value-type="float" office:value="-0.05976141">
            <text:p>-0,06</text:p>
          </table:table-cell>
          <table:table-cell office:value-type="float" office:value="0.29814768">
            <text:p>0,3</text:p>
          </table:table-cell>
          <table:table-cell office:value-type="float" office:value="8456.73828125">
            <text:p>8456,74</text:p>
          </table:table-cell>
          <table:table-cell office:value-type="float" office:value="1.02004397">
            <text:p>1,02</text:p>
          </table:table-cell>
          <table:table-cell office:value-type="float" office:value="7.25761652">
            <text:p>7,26</text:p>
          </table:table-cell>
          <table:table-cell office:value-type="float" office:value="0">
            <text:p>0</text:p>
          </table:table-cell>
          <table:table-cell office:value-type="float" office:value="84.2898407">
            <text:p>84,29</text:p>
          </table:table-cell>
          <table:table-cell office:value-type="float" office:value="-0.00990967">
            <text:p>-0,01</text:p>
          </table:table-cell>
          <table:table-cell/>
          <table:table-cell office:value-type="float" office:value="0.19003198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30966949">
            <text:p>84,31</text:p>
          </table:table-cell>
          <table:table-cell office:value-type="float" office:value="0.04433325">
            <text:p>0,04</text:p>
          </table:table-cell>
          <table:table-cell office:value-type="float" office:value="-0.07487132">
            <text:p>-0,07</text:p>
          </table:table-cell>
          <table:table-cell office:value-type="float" office:value="0.11974262">
            <text:p>0,12</text:p>
          </table:table-cell>
          <table:table-cell office:value-type="float" office:value="0.05924089">
            <text:p>0,06</text:p>
          </table:table-cell>
          <table:table-cell office:value-type="float" office:value="-0.20606537">
            <text:p>-0,21</text:p>
          </table:table-cell>
          <table:table-cell office:value-type="float" office:value="-0.05853936">
            <text:p>-0,06</text:p>
          </table:table-cell>
          <table:table-cell office:value-type="float" office:value="0.29741123">
            <text:p>0,3</text:p>
          </table:table-cell>
          <table:table-cell office:value-type="float" office:value="8416.46484375">
            <text:p>8416,46</text:p>
          </table:table-cell>
          <table:table-cell office:value-type="float" office:value="1.02432859">
            <text:p>1,02</text:p>
          </table:table-cell>
          <table:table-cell office:value-type="float" office:value="7.25673771">
            <text:p>7,26</text:p>
          </table:table-cell>
          <table:table-cell office:value-type="float" office:value="1">
            <text:p>1</text:p>
          </table:table-cell>
          <table:table-cell office:value-type="float" office:value="84.30966949">
            <text:p>84,31</text:p>
          </table:table-cell>
          <table:table-cell office:value-type="float" office:value="0.01088562">
            <text:p>0,01</text:p>
          </table:table-cell>
          <table:table-cell/>
          <table:table-cell office:value-type="float" office:value="0.20606537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12168121">
            <text:p>84,12</text:p>
          </table:table-cell>
          <table:table-cell office:value-type="float" office:value="0.04759224">
            <text:p>0,05</text:p>
          </table:table-cell>
          <table:table-cell office:value-type="float" office:value="-0.07443964">
            <text:p>-0,07</text:p>
          </table:table-cell>
          <table:table-cell office:value-type="float" office:value="0.12335098">
            <text:p>0,12</text:p>
          </table:table-cell>
          <table:table-cell office:value-type="float" office:value="0.07020836">
            <text:p>0,07</text:p>
          </table:table-cell>
          <table:table-cell office:value-type="float" office:value="-0.2136395">
            <text:p>-0,21</text:p>
          </table:table-cell>
          <table:table-cell office:value-type="float" office:value="-0.05900591">
            <text:p>-0,06</text:p>
          </table:table-cell>
          <table:table-cell office:value-type="float" office:value="0.29694462">
            <text:p>0,3</text:p>
          </table:table-cell>
          <table:table-cell office:value-type="float" office:value="8376.59179688">
            <text:p>8376,59</text:p>
          </table:table-cell>
          <table:table-cell office:value-type="float" office:value="1.0287292">
            <text:p>1,03</text:p>
          </table:table-cell>
          <table:table-cell office:value-type="float" office:value="7.25477457">
            <text:p>7,25</text:p>
          </table:table-cell>
          <table:table-cell office:value-type="float" office:value="2">
            <text:p>2</text:p>
          </table:table-cell>
          <table:table-cell office:value-type="float" office:value="84.12168121">
            <text:p>84,12</text:p>
          </table:table-cell>
          <table:table-cell office:value-type="float" office:value="0.02681116">
            <text:p>0,03</text:p>
          </table:table-cell>
          <table:table-cell/>
          <table:table-cell office:value-type="float" office:value="0.2136395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9716644">
            <text:p>83,7</text:p>
          </table:table-cell>
          <table:table-cell office:value-type="float" office:value="0.05503559">
            <text:p>0,06</text:p>
          </table:table-cell>
          <table:table-cell office:value-type="float" office:value="-0.07322492">
            <text:p>-0,07</text:p>
          </table:table-cell>
          <table:table-cell office:value-type="float" office:value="0.11952532">
            <text:p>0,12</text:p>
          </table:table-cell>
          <table:table-cell office:value-type="float" office:value="0.08114474">
            <text:p>0,08</text:p>
          </table:table-cell>
          <table:table-cell office:value-type="float" office:value="-0.21257329">
            <text:p>-0,21</text:p>
          </table:table-cell>
          <table:table-cell office:value-type="float" office:value="-0.05677653">
            <text:p>-0,06</text:p>
          </table:table-cell>
          <table:table-cell office:value-type="float" office:value="0.29666844">
            <text:p>0,3</text:p>
          </table:table-cell>
          <table:table-cell office:value-type="float" office:value="8336.3671875">
            <text:p>8336,37</text:p>
          </table:table-cell>
          <table:table-cell office:value-type="float" office:value="1.03293455">
            <text:p>1,03</text:p>
          </table:table-cell>
          <table:table-cell office:value-type="float" office:value="7.25500917">
            <text:p>7,26</text:p>
          </table:table-cell>
          <table:table-cell office:value-type="float" office:value="3">
            <text:p>3</text:p>
          </table:table-cell>
          <table:table-cell office:value-type="float" office:value="83.69716644">
            <text:p>83,7</text:p>
          </table:table-cell>
          <table:table-cell office:value-type="float" office:value="0.03480396">
            <text:p>0,03</text:p>
          </table:table-cell>
          <table:table-cell/>
          <table:table-cell office:value-type="float" office:value="0.21257329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39853668">
            <text:p>84,4</text:p>
          </table:table-cell>
          <table:table-cell office:value-type="float" office:value="0.06248398">
            <text:p>0,06</text:p>
          </table:table-cell>
          <table:table-cell office:value-type="float" office:value="-0.06987187">
            <text:p>-0,07</text:p>
          </table:table-cell>
          <table:table-cell office:value-type="float" office:value="0.11813555">
            <text:p>0,12</text:p>
          </table:table-cell>
          <table:table-cell office:value-type="float" office:value="0.08838212">
            <text:p>0,09</text:p>
          </table:table-cell>
          <table:table-cell office:value-type="float" office:value="-0.20751885">
            <text:p>-0,21</text:p>
          </table:table-cell>
          <table:table-cell office:value-type="float" office:value="-0.04794114">
            <text:p>-0,05</text:p>
          </table:table-cell>
          <table:table-cell office:value-type="float" office:value="0.29627165">
            <text:p>0,3</text:p>
          </table:table-cell>
          <table:table-cell office:value-type="float" office:value="8297.36328125">
            <text:p>8297,36</text:p>
          </table:table-cell>
          <table:table-cell office:value-type="float" office:value="1.03717041">
            <text:p>1,04</text:p>
          </table:table-cell>
          <table:table-cell office:value-type="float" office:value="7.25440836">
            <text:p>7,25</text:p>
          </table:table-cell>
          <table:table-cell office:value-type="float" office:value="4">
            <text:p>4</text:p>
          </table:table-cell>
          <table:table-cell office:value-type="float" office:value="84.39853668">
            <text:p>84,4</text:p>
          </table:table-cell>
          <table:table-cell office:value-type="float" office:value="0.04343738">
            <text:p>0,04</text:p>
          </table:table-cell>
          <table:table-cell/>
          <table:table-cell office:value-type="float" office:value="0.20751885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13330078">
            <text:p>84,13</text:p>
          </table:table-cell>
          <table:table-cell office:value-type="float" office:value="0.06792066">
            <text:p>0,07</text:p>
          </table:table-cell>
          <table:table-cell office:value-type="float" office:value="-0.06555006">
            <text:p>-0,07</text:p>
          </table:table-cell>
          <table:table-cell office:value-type="float" office:value="0.12008628">
            <text:p>0,12</text:p>
          </table:table-cell>
          <table:table-cell office:value-type="float" office:value="0.09609096">
            <text:p>0,1</text:p>
          </table:table-cell>
          <table:table-cell office:value-type="float" office:value="-0.20497905">
            <text:p>-0,2</text:p>
          </table:table-cell>
          <table:table-cell office:value-type="float" office:value="-0.04153662">
            <text:p>-0,04</text:p>
          </table:table-cell>
          <table:table-cell office:value-type="float" office:value="0.29510033">
            <text:p>0,3</text:p>
          </table:table-cell>
          <table:table-cell office:value-type="float" office:value="8260.95703125">
            <text:p>8260,96</text:p>
          </table:table-cell>
          <table:table-cell office:value-type="float" office:value="1.04085076">
            <text:p>1,04</text:p>
          </table:table-cell>
          <table:table-cell office:value-type="float" office:value="7.25434971">
            <text:p>7,25</text:p>
          </table:table-cell>
          <table:table-cell office:value-type="float" office:value="5">
            <text:p>5</text:p>
          </table:table-cell>
          <table:table-cell office:value-type="float" office:value="84.13330078">
            <text:p>84,13</text:p>
          </table:table-cell>
          <table:table-cell office:value-type="float" office:value="0.05076953">
            <text:p>0,05</text:p>
          </table:table-cell>
          <table:table-cell/>
          <table:table-cell office:value-type="float" office:value="0.20497905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28847504">
            <text:p>84,29</text:p>
          </table:table-cell>
          <table:table-cell office:value-type="float" office:value="0.08895317">
            <text:p>0,09</text:p>
          </table:table-cell>
          <table:table-cell office:value-type="float" office:value="-0.07589531">
            <text:p>-0,08</text:p>
          </table:table-cell>
          <table:table-cell office:value-type="float" office:value="0.08687329">
            <text:p>0,09</text:p>
          </table:table-cell>
          <table:table-cell office:value-type="float" office:value="0.13436569">
            <text:p>0,13</text:p>
          </table:table-cell>
          <table:table-cell office:value-type="float" office:value="-0.18605381">
            <text:p>-0,19</text:p>
          </table:table-cell>
          <table:table-cell office:value-type="float" office:value="-0.0327304">
            <text:p>-0,03</text:p>
          </table:table-cell>
          <table:table-cell office:value-type="float" office:value="0.2938306">
            <text:p>0,29</text:p>
          </table:table-cell>
          <table:table-cell office:value-type="float" office:value="8221.97265625">
            <text:p>8221,97</text:p>
          </table:table-cell>
          <table:table-cell office:value-type="float" office:value="1.04515994">
            <text:p>1,05</text:p>
          </table:table-cell>
          <table:table-cell office:value-type="float" office:value="7.25325108">
            <text:p>7,25</text:p>
          </table:table-cell>
          <table:table-cell office:value-type="float" office:value="6">
            <text:p>6</text:p>
          </table:table-cell>
          <table:table-cell office:value-type="float" office:value="84.28847504">
            <text:p>84,29</text:p>
          </table:table-cell>
          <table:table-cell office:value-type="float" office:value="0.05759118">
            <text:p>0,06</text:p>
          </table:table-cell>
          <table:table-cell/>
          <table:table-cell office:value-type="float" office:value="0.18605381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20780945">
            <text:p>84,21</text:p>
          </table:table-cell>
          <table:table-cell office:value-type="float" office:value="0.10944756">
            <text:p>0,11</text:p>
          </table:table-cell>
          <table:table-cell office:value-type="float" office:value="-0.08812289">
            <text:p>-0,09</text:p>
          </table:table-cell>
          <table:table-cell office:value-type="float" office:value="0.0521543">
            <text:p>0,05</text:p>
          </table:table-cell>
          <table:table-cell office:value-type="float" office:value="0.17729269">
            <text:p>0,18</text:p>
          </table:table-cell>
          <table:table-cell office:value-type="float" office:value="-0.18423824">
            <text:p>-0,18</text:p>
          </table:table-cell>
          <table:table-cell office:value-type="float" office:value="-0.03090395">
            <text:p>-0,03</text:p>
          </table:table-cell>
          <table:table-cell office:value-type="float" office:value="0.29285291">
            <text:p>0,29</text:p>
          </table:table-cell>
          <table:table-cell office:value-type="float" office:value="8186.65039063">
            <text:p>8186,65</text:p>
          </table:table-cell>
          <table:table-cell office:value-type="float" office:value="1.04905999">
            <text:p>1,05</text:p>
          </table:table-cell>
          <table:table-cell office:value-type="float" office:value="7.25430584">
            <text:p>7,25</text:p>
          </table:table-cell>
          <table:table-cell office:value-type="float" office:value="7">
            <text:p>7</text:p>
          </table:table-cell>
          <table:table-cell office:value-type="float" office:value="84.20780945">
            <text:p>84,21</text:p>
          </table:table-cell>
          <table:table-cell office:value-type="float" office:value="0.06780115">
            <text:p>0,07</text:p>
          </table:table-cell>
          <table:table-cell/>
          <table:table-cell office:value-type="float" office:value="0.18423824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10800934">
            <text:p>84,11</text:p>
          </table:table-cell>
          <table:table-cell office:value-type="float" office:value="0.11403931">
            <text:p>0,11</text:p>
          </table:table-cell>
          <table:table-cell office:value-type="float" office:value="-0.08442851">
            <text:p>-0,08</text:p>
          </table:table-cell>
          <table:table-cell office:value-type="float" office:value="0.05333687">
            <text:p>0,05</text:p>
          </table:table-cell>
          <table:table-cell office:value-type="float" office:value="0.18597029">
            <text:p>0,19</text:p>
          </table:table-cell>
          <table:table-cell office:value-type="float" office:value="-0.19547369">
            <text:p>-0,2</text:p>
          </table:table-cell>
          <table:table-cell office:value-type="float" office:value="-0.03094636">
            <text:p>-0,03</text:p>
          </table:table-cell>
          <table:table-cell office:value-type="float" office:value="0.29115781">
            <text:p>0,29</text:p>
          </table:table-cell>
          <table:table-cell office:value-type="float" office:value="8146.37646484">
            <text:p>8146,38</text:p>
          </table:table-cell>
          <table:table-cell office:value-type="float" office:value="1.05209959">
            <text:p>1,05</text:p>
          </table:table-cell>
          <table:table-cell office:value-type="float" office:value="7.25377846">
            <text:p>7,25</text:p>
          </table:table-cell>
          <table:table-cell office:value-type="float" office:value="8">
            <text:p>8</text:p>
          </table:table-cell>
          <table:table-cell office:value-type="float" office:value="84.10800934">
            <text:p>84,11</text:p>
          </table:table-cell>
          <table:table-cell office:value-type="float" office:value="0.07523841">
            <text:p>0,08</text:p>
          </table:table-cell>
          <table:table-cell/>
          <table:table-cell office:value-type="float" office:value="0.19547369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86328125">
            <text:p>83,86</text:p>
          </table:table-cell>
          <table:table-cell office:value-type="float" office:value="0.11767046">
            <text:p>0,12</text:p>
          </table:table-cell>
          <table:table-cell office:value-type="float" office:value="-0.07781779">
            <text:p>-0,08</text:p>
          </table:table-cell>
          <table:table-cell office:value-type="float" office:value="0.05603555">
            <text:p>0,06</text:p>
          </table:table-cell>
          <table:table-cell office:value-type="float" office:value="0.18917195">
            <text:p>0,19</text:p>
          </table:table-cell>
          <table:table-cell office:value-type="float" office:value="-0.19574024">
            <text:p>-0,2</text:p>
          </table:table-cell>
          <table:table-cell office:value-type="float" office:value="-0.03558805">
            <text:p>-0,04</text:p>
          </table:table-cell>
          <table:table-cell office:value-type="float" office:value="0.28855172">
            <text:p>0,29</text:p>
          </table:table-cell>
          <table:table-cell office:value-type="float" office:value="8111.76757813">
            <text:p>8111,77</text:p>
          </table:table-cell>
          <table:table-cell office:value-type="float" office:value="1.05583489">
            <text:p>1,06</text:p>
          </table:table-cell>
          <table:table-cell office:value-type="float" office:value="7.25279713">
            <text:p>7,25</text:p>
          </table:table-cell>
          <table:table-cell office:value-type="float" office:value="9">
            <text:p>9</text:p>
          </table:table-cell>
          <table:table-cell office:value-type="float" office:value="83.86328125">
            <text:p>83,86</text:p>
          </table:table-cell>
          <table:table-cell office:value-type="float" office:value="0.09013794">
            <text:p>0,09</text:p>
          </table:table-cell>
          <table:table-cell/>
          <table:table-cell office:value-type="float" office:value="0.19574024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8349457">
            <text:p>83,68</text:p>
          </table:table-cell>
          <table:table-cell office:value-type="float" office:value="0.12046675">
            <text:p>0,12</text:p>
          </table:table-cell>
          <table:table-cell office:value-type="float" office:value="-0.07118198">
            <text:p>-0,07</text:p>
          </table:table-cell>
          <table:table-cell office:value-type="float" office:value="0.060877">
            <text:p>0,06</text:p>
          </table:table-cell>
          <table:table-cell office:value-type="float" office:value="0.19123386">
            <text:p>0,19</text:p>
          </table:table-cell>
          <table:table-cell office:value-type="float" office:value="-0.19768657">
            <text:p>-0,2</text:p>
          </table:table-cell>
          <table:table-cell office:value-type="float" office:value="-0.02769903">
            <text:p>-0,03</text:p>
          </table:table-cell>
          <table:table-cell office:value-type="float" office:value="0.28508854">
            <text:p>0,29</text:p>
          </table:table-cell>
          <table:table-cell office:value-type="float" office:value="8076.49414063">
            <text:p>8076,49</text:p>
          </table:table-cell>
          <table:table-cell office:value-type="float" office:value="1.05899048">
            <text:p>1,06</text:p>
          </table:table-cell>
          <table:table-cell office:value-type="float" office:value="7.25275326">
            <text:p>7,25</text:p>
          </table:table-cell>
          <table:table-cell office:value-type="float" office:value="10">
            <text:p>10</text:p>
          </table:table-cell>
          <table:table-cell office:value-type="float" office:value="83.68349457">
            <text:p>83,68</text:p>
          </table:table-cell>
          <table:table-cell office:value-type="float" office:value="0.10063818">
            <text:p>0,1</text:p>
          </table:table-cell>
          <table:table-cell/>
          <table:table-cell office:value-type="float" office:value="0.19768657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8154449">
            <text:p>83,98</text:p>
          </table:table-cell>
          <table:table-cell office:value-type="float" office:value="0.12213144">
            <text:p>0,12</text:p>
          </table:table-cell>
          <table:table-cell office:value-type="float" office:value="-0.06187074">
            <text:p>-0,06</text:p>
          </table:table-cell>
          <table:table-cell office:value-type="float" office:value="0.07100464">
            <text:p>0,07</text:p>
          </table:table-cell>
          <table:table-cell office:value-type="float" office:value="0.1856232">
            <text:p>0,19</text:p>
          </table:table-cell>
          <table:table-cell office:value-type="float" office:value="-0.19336137">
            <text:p>-0,19</text:p>
          </table:table-cell>
          <table:table-cell office:value-type="float" office:value="-0.02091013">
            <text:p>-0,02</text:p>
          </table:table-cell>
          <table:table-cell office:value-type="float" office:value="0.28165391">
            <text:p>0,28</text:p>
          </table:table-cell>
          <table:table-cell office:value-type="float" office:value="8036.70898438">
            <text:p>8036,71</text:p>
          </table:table-cell>
          <table:table-cell office:value-type="float" office:value="1.06273806">
            <text:p>1,06</text:p>
          </table:table-cell>
          <table:table-cell office:value-type="float" office:value="7.25197697">
            <text:p>7,25</text:p>
          </table:table-cell>
          <table:table-cell office:value-type="float" office:value="11">
            <text:p>11</text:p>
          </table:table-cell>
          <table:table-cell office:value-type="float" office:value="83.98154449">
            <text:p>83,98</text:p>
          </table:table-cell>
          <table:table-cell office:value-type="float" office:value="0.11047778">
            <text:p>0,11</text:p>
          </table:table-cell>
          <table:table-cell/>
          <table:table-cell office:value-type="float" office:value="0.19336137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79081726">
            <text:p>83,79</text:p>
          </table:table-cell>
          <table:table-cell office:value-type="float" office:value="0.13035434">
            <text:p>0,13</text:p>
          </table:table-cell>
          <table:table-cell office:value-type="float" office:value="-0.06069617">
            <text:p>-0,06</text:p>
          </table:table-cell>
          <table:table-cell office:value-type="float" office:value="0.06283784">
            <text:p>0,06</text:p>
          </table:table-cell>
          <table:table-cell office:value-type="float" office:value="0.20224276">
            <text:p>0,2</text:p>
          </table:table-cell>
          <table:table-cell office:value-type="float" office:value="-0.19493555">
            <text:p>-0,19</text:p>
          </table:table-cell>
          <table:table-cell office:value-type="float" office:value="-0.0087585">
            <text:p>-0,01</text:p>
          </table:table-cell>
          <table:table-cell office:value-type="float" office:value="0.27771461">
            <text:p>0,28</text:p>
          </table:table-cell>
          <table:table-cell office:value-type="float" office:value="7997.8125">
            <text:p>7997,81</text:p>
          </table:table-cell>
          <table:table-cell office:value-type="float" office:value="1.0674988">
            <text:p>1,07</text:p>
          </table:table-cell>
          <table:table-cell office:value-type="float" office:value="7.25294352">
            <text:p>7,25</text:p>
          </table:table-cell>
          <table:table-cell office:value-type="float" office:value="12">
            <text:p>12</text:p>
          </table:table-cell>
          <table:table-cell office:value-type="float" office:value="83.79081726">
            <text:p>83,79</text:p>
          </table:table-cell>
          <table:table-cell office:value-type="float" office:value="0.11618835">
            <text:p>0,12</text:p>
          </table:table-cell>
          <table:table-cell/>
          <table:table-cell office:value-type="float" office:value="0.19493555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4804382">
            <text:p>83,95</text:p>
          </table:table-cell>
          <table:table-cell office:value-type="float" office:value="0.13311544">
            <text:p>0,13</text:p>
          </table:table-cell>
          <table:table-cell office:value-type="float" office:value="-0.05219309">
            <text:p>-0,05</text:p>
          </table:table-cell>
          <table:table-cell office:value-type="float" office:value="0.06735586">
            <text:p>0,07</text:p>
          </table:table-cell>
          <table:table-cell office:value-type="float" office:value="0.19988556">
            <text:p>0,2</text:p>
          </table:table-cell>
          <table:table-cell office:value-type="float" office:value="-0.19744015">
            <text:p>-0,2</text:p>
          </table:table-cell>
          <table:table-cell office:value-type="float" office:value="-0.00460988">
            <text:p>0</text:p>
          </table:table-cell>
          <table:table-cell office:value-type="float" office:value="0.27405143">
            <text:p>0,27</text:p>
          </table:table-cell>
          <table:table-cell office:value-type="float" office:value="7952.1875">
            <text:p>7952,19</text:p>
          </table:table-cell>
          <table:table-cell office:value-type="float" office:value="1.07211304">
            <text:p>1,07</text:p>
          </table:table-cell>
          <table:table-cell office:value-type="float" office:value="7.25237226">
            <text:p>7,25</text:p>
          </table:table-cell>
          <table:table-cell office:value-type="float" office:value="13">
            <text:p>13</text:p>
          </table:table-cell>
          <table:table-cell office:value-type="float" office:value="83.94804382">
            <text:p>83,95</text:p>
          </table:table-cell>
          <table:table-cell office:value-type="float" office:value="0.13205884">
            <text:p>0,13</text:p>
          </table:table-cell>
          <table:table-cell/>
          <table:table-cell office:value-type="float" office:value="0.19744015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6445465">
            <text:p>83,96</text:p>
          </table:table-cell>
          <table:table-cell office:value-type="float" office:value="0.13463429">
            <text:p>0,13</text:p>
          </table:table-cell>
          <table:table-cell office:value-type="float" office:value="-0.04332859">
            <text:p>-0,04</text:p>
          </table:table-cell>
          <table:table-cell office:value-type="float" office:value="0.07483535">
            <text:p>0,07</text:p>
          </table:table-cell>
          <table:table-cell office:value-type="float" office:value="0.19445622">
            <text:p>0,19</text:p>
          </table:table-cell>
          <table:table-cell office:value-type="float" office:value="-0.18432876">
            <text:p>-0,18</text:p>
          </table:table-cell>
          <table:table-cell office:value-type="float" office:value="0.00661394">
            <text:p>0,01</text:p>
          </table:table-cell>
          <table:table-cell office:value-type="float" office:value="0.26984546">
            <text:p>0,27</text:p>
          </table:table-cell>
          <table:table-cell office:value-type="float" office:value="7911.81640625">
            <text:p>7911,82</text:p>
          </table:table-cell>
          <table:table-cell office:value-type="float" office:value="1.07548821">
            <text:p>1,08</text:p>
          </table:table-cell>
          <table:table-cell office:value-type="float" office:value="7.25139093">
            <text:p>7,25</text:p>
          </table:table-cell>
          <table:table-cell office:value-type="float" office:value="14">
            <text:p>14</text:p>
          </table:table-cell>
          <table:table-cell office:value-type="float" office:value="83.96445465">
            <text:p>83,96</text:p>
          </table:table-cell>
          <table:table-cell office:value-type="float" office:value="0.13759924">
            <text:p>0,14</text:p>
          </table:table-cell>
          <table:table-cell/>
          <table:table-cell office:value-type="float" office:value="0.18432876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719696">
            <text:p>83,97</text:p>
          </table:table-cell>
          <table:table-cell office:value-type="float" office:value="0.14095107">
            <text:p>0,14</text:p>
          </table:table-cell>
          <table:table-cell office:value-type="float" office:value="-0.03995547">
            <text:p>-0,04</text:p>
          </table:table-cell>
          <table:table-cell office:value-type="float" office:value="0.06665339">
            <text:p>0,07</text:p>
          </table:table-cell>
          <table:table-cell office:value-type="float" office:value="0.20750631">
            <text:p>0,21</text:p>
          </table:table-cell>
          <table:table-cell office:value-type="float" office:value="-0.17153423">
            <text:p>-0,17</text:p>
          </table:table-cell>
          <table:table-cell office:value-type="float" office:value="0.01936202">
            <text:p>0,02</text:p>
          </table:table-cell>
          <table:table-cell office:value-type="float" office:value="0.26562363">
            <text:p>0,27</text:p>
          </table:table-cell>
          <table:table-cell office:value-type="float" office:value="7866.94335938">
            <text:p>7866,94</text:p>
          </table:table-cell>
          <table:table-cell office:value-type="float" office:value="1.08007813">
            <text:p>1,08</text:p>
          </table:table-cell>
          <table:table-cell office:value-type="float" office:value="7.25128841">
            <text:p>7,25</text:p>
          </table:table-cell>
          <table:table-cell office:value-type="float" office:value="15">
            <text:p>15</text:p>
          </table:table-cell>
          <table:table-cell office:value-type="float" office:value="83.9719696">
            <text:p>83,97</text:p>
          </table:table-cell>
          <table:table-cell office:value-type="float" office:value="0.14324476">
            <text:p>0,14</text:p>
          </table:table-cell>
          <table:table-cell/>
          <table:table-cell office:value-type="float" office:value="0.17153423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1240387">
            <text:p>83,61</text:p>
          </table:table-cell>
          <table:table-cell office:value-type="float" office:value="0.14891246">
            <text:p>0,15</text:p>
          </table:table-cell>
          <table:table-cell office:value-type="float" office:value="-0.03737041">
            <text:p>-0,04</text:p>
          </table:table-cell>
          <table:table-cell office:value-type="float" office:value="0.05266472">
            <text:p>0,05</text:p>
          </table:table-cell>
          <table:table-cell office:value-type="float" office:value="0.22145267">
            <text:p>0,22</text:p>
          </table:table-cell>
          <table:table-cell office:value-type="float" office:value="-0.1669123">
            <text:p>-0,17</text:p>
          </table:table-cell>
          <table:table-cell office:value-type="float" office:value="0.0245869">
            <text:p>0,02</text:p>
          </table:table-cell>
          <table:table-cell office:value-type="float" office:value="0.26142716">
            <text:p>0,26</text:p>
          </table:table-cell>
          <table:table-cell office:value-type="float" office:value="7822.45117188">
            <text:p>7822,45</text:p>
          </table:table-cell>
          <table:table-cell office:value-type="float" office:value="1.08542478">
            <text:p>1,09</text:p>
          </table:table-cell>
          <table:table-cell office:value-type="float" office:value="7.25165462">
            <text:p>7,25</text:p>
          </table:table-cell>
          <table:table-cell office:value-type="float" office:value="16">
            <text:p>16</text:p>
          </table:table-cell>
          <table:table-cell office:value-type="float" office:value="83.61240387">
            <text:p>83,61</text:p>
          </table:table-cell>
          <table:table-cell office:value-type="float" office:value="0.15055189">
            <text:p>0,15</text:p>
          </table:table-cell>
          <table:table-cell/>
          <table:table-cell office:value-type="float" office:value="0.1669123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58027649">
            <text:p>83,58</text:p>
          </table:table-cell>
          <table:table-cell office:value-type="float" office:value="0.15506327">
            <text:p>0,16</text:p>
          </table:table-cell>
          <table:table-cell office:value-type="float" office:value="-0.03158791">
            <text:p>-0,03</text:p>
          </table:table-cell>
          <table:table-cell office:value-type="float" office:value="0.0498498">
            <text:p>0,05</text:p>
          </table:table-cell>
          <table:table-cell office:value-type="float" office:value="0.22205362">
            <text:p>0,22</text:p>
          </table:table-cell>
          <table:table-cell office:value-type="float" office:value="-0.15643628">
            <text:p>-0,16</text:p>
          </table:table-cell>
          <table:table-cell office:value-type="float" office:value="0.02767518">
            <text:p>0,03</text:p>
          </table:table-cell>
          <table:table-cell office:value-type="float" office:value="0.25609115">
            <text:p>0,26</text:p>
          </table:table-cell>
          <table:table-cell office:value-type="float" office:value="7771.5234375">
            <text:p>7771,52</text:p>
          </table:table-cell>
          <table:table-cell office:value-type="float" office:value="1.08898926">
            <text:p>1,09</text:p>
          </table:table-cell>
          <table:table-cell office:value-type="float" office:value="7.24816799">
            <text:p>7,25</text:p>
          </table:table-cell>
          <table:table-cell office:value-type="float" office:value="17">
            <text:p>17</text:p>
          </table:table-cell>
          <table:table-cell office:value-type="float" office:value="83.58027649">
            <text:p>83,58</text:p>
          </table:table-cell>
          <table:table-cell office:value-type="float" office:value="0.1644154">
            <text:p>0,16</text:p>
          </table:table-cell>
          <table:table-cell/>
          <table:table-cell office:value-type="float" office:value="0.15643628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9186554">
            <text:p>83,92</text:p>
          </table:table-cell>
          <table:table-cell office:value-type="float" office:value="0.16720401">
            <text:p>0,17</text:p>
          </table:table-cell>
          <table:table-cell office:value-type="float" office:value="-0.02982605">
            <text:p>-0,03</text:p>
          </table:table-cell>
          <table:table-cell office:value-type="float" office:value="0.01889077">
            <text:p>0,02</text:p>
          </table:table-cell>
          <table:table-cell office:value-type="float" office:value="0.25195125">
            <text:p>0,25</text:p>
          </table:table-cell>
          <table:table-cell office:value-type="float" office:value="-0.14080523">
            <text:p>-0,14</text:p>
          </table:table-cell>
          <table:table-cell office:value-type="float" office:value="0.03299549">
            <text:p>0,03</text:p>
          </table:table-cell>
          <table:table-cell office:value-type="float" office:value="0.25210738">
            <text:p>0,25</text:p>
          </table:table-cell>
          <table:table-cell office:value-type="float" office:value="7722.94921875">
            <text:p>7722,95</text:p>
          </table:table-cell>
          <table:table-cell office:value-type="float" office:value="1.09431148">
            <text:p>1,09</text:p>
          </table:table-cell>
          <table:table-cell office:value-type="float" office:value="7.2497797">
            <text:p>7,25</text:p>
          </table:table-cell>
          <table:table-cell office:value-type="float" office:value="18">
            <text:p>18</text:p>
          </table:table-cell>
          <table:table-cell office:value-type="float" office:value="83.9186554">
            <text:p>83,92</text:p>
          </table:table-cell>
          <table:table-cell office:value-type="float" office:value="0.1755863">
            <text:p>0,18</text:p>
          </table:table-cell>
          <table:table-cell/>
          <table:table-cell office:value-type="float" office:value="0.14080523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47021484">
            <text:p>83,47</text:p>
          </table:table-cell>
          <table:table-cell office:value-type="float" office:value="0.16978906">
            <text:p>0,17</text:p>
          </table:table-cell>
          <table:table-cell office:value-type="float" office:value="-0.02355666">
            <text:p>-0,02</text:p>
          </table:table-cell>
          <table:table-cell office:value-type="float" office:value="0.02488447">
            <text:p>0,02</text:p>
          </table:table-cell>
          <table:table-cell office:value-type="float" office:value="0.25082704">
            <text:p>0,25</text:p>
          </table:table-cell>
          <table:table-cell office:value-type="float" office:value="-0.1418664">
            <text:p>-0,14</text:p>
          </table:table-cell>
          <table:table-cell office:value-type="float" office:value="0.04541486">
            <text:p>0,05</text:p>
          </table:table-cell>
          <table:table-cell office:value-type="float" office:value="0.24598096">
            <text:p>0,25</text:p>
          </table:table-cell>
          <table:table-cell office:value-type="float" office:value="7667.20703125">
            <text:p>7667,21</text:p>
          </table:table-cell>
          <table:table-cell office:value-type="float" office:value="1.09943843">
            <text:p>1,1</text:p>
          </table:table-cell>
          <table:table-cell office:value-type="float" office:value="7.24835873">
            <text:p>7,25</text:p>
          </table:table-cell>
          <table:table-cell office:value-type="float" office:value="19">
            <text:p>19</text:p>
          </table:table-cell>
          <table:table-cell office:value-type="float" office:value="83.47021484">
            <text:p>83,47</text:p>
          </table:table-cell>
          <table:table-cell office:value-type="float" office:value="0.18612158">
            <text:p>0,19</text:p>
          </table:table-cell>
          <table:table-cell/>
          <table:table-cell office:value-type="float" office:value="0.1418664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4726257">
            <text:p>83,65</text:p>
          </table:table-cell>
          <table:table-cell office:value-type="float" office:value="0.17610586">
            <text:p>0,18</text:p>
          </table:table-cell>
          <table:table-cell office:value-type="float" office:value="-0.01907422">
            <text:p>-0,02</text:p>
          </table:table-cell>
          <table:table-cell office:value-type="float" office:value="0.0149792">
            <text:p>0,01</text:p>
          </table:table-cell>
          <table:table-cell office:value-type="float" office:value="0.26430193">
            <text:p>0,26</text:p>
          </table:table-cell>
          <table:table-cell office:value-type="float" office:value="-0.13914555">
            <text:p>-0,14</text:p>
          </table:table-cell>
          <table:table-cell office:value-type="float" office:value="0.05105858">
            <text:p>0,05</text:p>
          </table:table-cell>
          <table:table-cell office:value-type="float" office:value="0.2406608">
            <text:p>0,24</text:p>
          </table:table-cell>
          <table:table-cell office:value-type="float" office:value="7613.72070313">
            <text:p>7613,72</text:p>
          </table:table-cell>
          <table:table-cell office:value-type="float" office:value="1.10601199">
            <text:p>1,11</text:p>
          </table:table-cell>
          <table:table-cell office:value-type="float" office:value="7.2481389">
            <text:p>7,25</text:p>
          </table:table-cell>
          <table:table-cell office:value-type="float" office:value="20">
            <text:p>20</text:p>
          </table:table-cell>
          <table:table-cell office:value-type="float" office:value="83.64726257">
            <text:p>83,65</text:p>
          </table:table-cell>
          <table:table-cell office:value-type="float" office:value="0.19142675">
            <text:p>0,19</text:p>
          </table:table-cell>
          <table:table-cell/>
          <table:table-cell office:value-type="float" office:value="0.1391455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52011871">
            <text:p>83,52</text:p>
          </table:table-cell>
          <table:table-cell office:value-type="float" office:value="0.18114018">
            <text:p>0,18</text:p>
          </table:table-cell>
          <table:table-cell office:value-type="float" office:value="-0.01233299">
            <text:p>-0,01</text:p>
          </table:table-cell>
          <table:table-cell office:value-type="float" office:value="0.00537209">
            <text:p>0,01</text:p>
          </table:table-cell>
          <table:table-cell office:value-type="float" office:value="0.26414651">
            <text:p>0,26</text:p>
          </table:table-cell>
          <table:table-cell office:value-type="float" office:value="-0.11539219">
            <text:p>-0,12</text:p>
          </table:table-cell>
          <table:table-cell office:value-type="float" office:value="0.0556446">
            <text:p>0,06</text:p>
          </table:table-cell>
          <table:table-cell office:value-type="float" office:value="0.23503591">
            <text:p>0,24</text:p>
          </table:table-cell>
          <table:table-cell office:value-type="float" office:value="7558.65234375">
            <text:p>7558,65</text:p>
          </table:table-cell>
          <table:table-cell office:value-type="float" office:value="1.1124084">
            <text:p>1,11</text:p>
          </table:table-cell>
          <table:table-cell office:value-type="float" office:value="7.24567795">
            <text:p>7,25</text:p>
          </table:table-cell>
          <table:table-cell office:value-type="float" office:value="21">
            <text:p>21</text:p>
          </table:table-cell>
          <table:table-cell office:value-type="float" office:value="83.52011871">
            <text:p>83,52</text:p>
          </table:table-cell>
          <table:table-cell office:value-type="float" office:value="0.20979968">
            <text:p>0,21</text:p>
          </table:table-cell>
          <table:table-cell/>
          <table:table-cell office:value-type="float" office:value="0.1153921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74902344">
            <text:p>82,75</text:p>
          </table:table-cell>
          <table:table-cell office:value-type="float" office:value="0.18590796">
            <text:p>0,19</text:p>
          </table:table-cell>
          <table:table-cell office:value-type="float" office:value="-0.00960738">
            <text:p>-0,01</text:p>
          </table:table-cell>
          <table:table-cell office:value-type="float" office:value="-0.00798992">
            <text:p>-0,01</text:p>
          </table:table-cell>
          <table:table-cell office:value-type="float" office:value="0.28077644">
            <text:p>0,28</text:p>
          </table:table-cell>
          <table:table-cell office:value-type="float" office:value="-0.11372246">
            <text:p>-0,11</text:p>
          </table:table-cell>
          <table:table-cell office:value-type="float" office:value="0.0704365">
            <text:p>0,07</text:p>
          </table:table-cell>
          <table:table-cell office:value-type="float" office:value="0.23034109">
            <text:p>0,23</text:p>
          </table:table-cell>
          <table:table-cell office:value-type="float" office:value="7506.93359375">
            <text:p>7506,93</text:p>
          </table:table-cell>
          <table:table-cell office:value-type="float" office:value="1.11769402">
            <text:p>1,12</text:p>
          </table:table-cell>
          <table:table-cell office:value-type="float" office:value="7.24652767">
            <text:p>7,25</text:p>
          </table:table-cell>
          <table:table-cell office:value-type="float" office:value="22">
            <text:p>22</text:p>
          </table:table-cell>
          <table:table-cell office:value-type="float" office:value="82.74902344">
            <text:p>82,75</text:p>
          </table:table-cell>
          <table:table-cell office:value-type="float" office:value="0.22011974">
            <text:p>0,22</text:p>
          </table:table-cell>
          <table:table-cell/>
          <table:table-cell office:value-type="float" office:value="0.11372246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01835632">
            <text:p>83,02</text:p>
          </table:table-cell>
          <table:table-cell office:value-type="float" office:value="0.19167656">
            <text:p>0,19</text:p>
          </table:table-cell>
          <table:table-cell office:value-type="float" office:value="-0.00443225">
            <text:p>0</text:p>
          </table:table-cell>
          <table:table-cell office:value-type="float" office:value="-0.02313084">
            <text:p>-0,02</text:p>
          </table:table-cell>
          <table:table-cell office:value-type="float" office:value="0.29200813">
            <text:p>0,29</text:p>
          </table:table-cell>
          <table:table-cell office:value-type="float" office:value="-0.09773432">
            <text:p>-0,1</text:p>
          </table:table-cell>
          <table:table-cell office:value-type="float" office:value="0.07501987">
            <text:p>0,08</text:p>
          </table:table-cell>
          <table:table-cell office:value-type="float" office:value="0.22358616">
            <text:p>0,22</text:p>
          </table:table-cell>
          <table:table-cell office:value-type="float" office:value="7450.60546875">
            <text:p>7450,61</text:p>
          </table:table-cell>
          <table:table-cell office:value-type="float" office:value="1.12376702">
            <text:p>1,12</text:p>
          </table:table-cell>
          <table:table-cell office:value-type="float" office:value="7.24560452">
            <text:p>7,25</text:p>
          </table:table-cell>
          <table:table-cell office:value-type="float" office:value="23">
            <text:p>23</text:p>
          </table:table-cell>
          <table:table-cell office:value-type="float" office:value="83.01835632">
            <text:p>83,02</text:p>
          </table:table-cell>
          <table:table-cell office:value-type="float" office:value="0.22574024">
            <text:p>0,23</text:p>
          </table:table-cell>
          <table:table-cell/>
          <table:table-cell office:value-type="float" office:value="0.0977343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39228821">
            <text:p>83,39</text:p>
          </table:table-cell>
          <table:table-cell office:value-type="float" office:value="0.19440746">
            <text:p>0,19</text:p>
          </table:table-cell>
          <table:table-cell office:value-type="float" office:value="0.00265031">
            <text:p>0</text:p>
          </table:table-cell>
          <table:table-cell office:value-type="float" office:value="-0.01454963">
            <text:p>-0,01</text:p>
          </table:table-cell>
          <table:table-cell office:value-type="float" office:value="0.28438738">
            <text:p>0,28</text:p>
          </table:table-cell>
          <table:table-cell office:value-type="float" office:value="-0.09944429">
            <text:p>-0,1</text:p>
          </table:table-cell>
          <table:table-cell office:value-type="float" office:value="0.0736149">
            <text:p>0,07</text:p>
          </table:table-cell>
          <table:table-cell office:value-type="float" office:value="0.21595192">
            <text:p>0,22</text:p>
          </table:table-cell>
          <table:table-cell office:value-type="float" office:value="7386.92382813">
            <text:p>7386,92</text:p>
          </table:table-cell>
          <table:table-cell office:value-type="float" office:value="1.13071287">
            <text:p>1,13</text:p>
          </table:table-cell>
          <table:table-cell office:value-type="float" office:value="7.24692297">
            <text:p>7,25</text:p>
          </table:table-cell>
          <table:table-cell office:value-type="float" office:value="24">
            <text:p>24</text:p>
          </table:table-cell>
          <table:table-cell office:value-type="float" office:value="83.39228821">
            <text:p>83,39</text:p>
          </table:table-cell>
          <table:table-cell office:value-type="float" office:value="0.23351783">
            <text:p>0,23</text:p>
          </table:table-cell>
          <table:table-cell/>
          <table:table-cell office:value-type="float" office:value="0.09944429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92948914">
            <text:p>82,93</text:p>
          </table:table-cell>
          <table:table-cell office:value-type="float" office:value="0.1962834">
            <text:p>0,2</text:p>
          </table:table-cell>
          <table:table-cell office:value-type="float" office:value="0.01114336">
            <text:p>0,01</text:p>
          </table:table-cell>
          <table:table-cell office:value-type="float" office:value="-0.00900066">
            <text:p>-0,01</text:p>
          </table:table-cell>
          <table:table-cell office:value-type="float" office:value="0.26702178">
            <text:p>0,27</text:p>
          </table:table-cell>
          <table:table-cell office:value-type="float" office:value="-0.08372773">
            <text:p>-0,08</text:p>
          </table:table-cell>
          <table:table-cell office:value-type="float" office:value="0.0844623">
            <text:p>0,08</text:p>
          </table:table-cell>
          <table:table-cell office:value-type="float" office:value="0.20835578">
            <text:p>0,21</text:p>
          </table:table-cell>
          <table:table-cell office:value-type="float" office:value="7337.20703125">
            <text:p>7337,21</text:p>
          </table:table-cell>
          <table:table-cell office:value-type="float" office:value="1.13650513">
            <text:p>1,14</text:p>
          </table:table-cell>
          <table:table-cell office:value-type="float" office:value="7.24567795">
            <text:p>7,25</text:p>
          </table:table-cell>
          <table:table-cell office:value-type="float" office:value="25">
            <text:p>25</text:p>
          </table:table-cell>
          <table:table-cell office:value-type="float" office:value="82.92948914">
            <text:p>82,93</text:p>
          </table:table-cell>
          <table:table-cell office:value-type="float" office:value="0.24586987">
            <text:p>0,25</text:p>
          </table:table-cell>
          <table:table-cell/>
          <table:table-cell office:value-type="float" office:value="0.08372773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6007843">
            <text:p>83,6</text:p>
          </table:table-cell>
          <table:table-cell office:value-type="float" office:value="0.19979888">
            <text:p>0,2</text:p>
          </table:table-cell>
          <table:table-cell office:value-type="float" office:value="0.01890355">
            <text:p>0,02</text:p>
          </table:table-cell>
          <table:table-cell office:value-type="float" office:value="-0.00752498">
            <text:p>-0,01</text:p>
          </table:table-cell>
          <table:table-cell office:value-type="float" office:value="0.25122076">
            <text:p>0,25</text:p>
          </table:table-cell>
          <table:table-cell office:value-type="float" office:value="-0.06447558">
            <text:p>-0,06</text:p>
          </table:table-cell>
          <table:table-cell office:value-type="float" office:value="0.08913051">
            <text:p>0,09</text:p>
          </table:table-cell>
          <table:table-cell office:value-type="float" office:value="0.20020413">
            <text:p>0,2</text:p>
          </table:table-cell>
          <table:table-cell office:value-type="float" office:value="7279.5703125">
            <text:p>7279,57</text:p>
          </table:table-cell>
          <table:table-cell office:value-type="float" office:value="1.14179075">
            <text:p>1,14</text:p>
          </table:table-cell>
          <table:table-cell office:value-type="float" office:value="7.24463797">
            <text:p>7,24</text:p>
          </table:table-cell>
          <table:table-cell office:value-type="float" office:value="26">
            <text:p>26</text:p>
          </table:table-cell>
          <table:table-cell office:value-type="float" office:value="83.6007843">
            <text:p>83,6</text:p>
          </table:table-cell>
          <table:table-cell office:value-type="float" office:value="0.26070935">
            <text:p>0,26</text:p>
          </table:table-cell>
          <table:table-cell/>
          <table:table-cell office:value-type="float" office:value="0.06447558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09902191">
            <text:p>83,1</text:p>
          </table:table-cell>
          <table:table-cell office:value-type="float" office:value="0.20344009">
            <text:p>0,2</text:p>
          </table:table-cell>
          <table:table-cell office:value-type="float" office:value="0.02032408">
            <text:p>0,02</text:p>
          </table:table-cell>
          <table:table-cell office:value-type="float" office:value="-0.03539619">
            <text:p>-0,04</text:p>
          </table:table-cell>
          <table:table-cell office:value-type="float" office:value="0.2870295">
            <text:p>0,29</text:p>
          </table:table-cell>
          <table:table-cell office:value-type="float" office:value="-0.05705234">
            <text:p>-0,06</text:p>
          </table:table-cell>
          <table:table-cell office:value-type="float" office:value="0.09029159">
            <text:p>0,09</text:p>
          </table:table-cell>
          <table:table-cell office:value-type="float" office:value="0.19174141">
            <text:p>0,19</text:p>
          </table:table-cell>
          <table:table-cell office:value-type="float" office:value="7226.43554688">
            <text:p>7226,44</text:p>
          </table:table-cell>
          <table:table-cell office:value-type="float" office:value="1.14690554">
            <text:p>1,15</text:p>
          </table:table-cell>
          <table:table-cell office:value-type="float" office:value="7.24361229">
            <text:p>7,24</text:p>
          </table:table-cell>
          <table:table-cell office:value-type="float" office:value="27">
            <text:p>27</text:p>
          </table:table-cell>
          <table:table-cell office:value-type="float" office:value="83.09902191">
            <text:p>83,1</text:p>
          </table:table-cell>
          <table:table-cell office:value-type="float" office:value="0.2646732">
            <text:p>0,26</text:p>
          </table:table-cell>
          <table:table-cell/>
          <table:table-cell office:value-type="float" office:value="0.05705234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22206879">
            <text:p>83,22</text:p>
          </table:table-cell>
          <table:table-cell office:value-type="float" office:value="0.21025479">
            <text:p>0,21</text:p>
          </table:table-cell>
          <table:table-cell office:value-type="float" office:value="0.02377752">
            <text:p>0,02</text:p>
          </table:table-cell>
          <table:table-cell office:value-type="float" office:value="-0.09362505">
            <text:p>-0,09</text:p>
          </table:table-cell>
          <table:table-cell office:value-type="float" office:value="0.33595571">
            <text:p>0,34</text:p>
          </table:table-cell>
          <table:table-cell office:value-type="float" office:value="-0.04561069">
            <text:p>-0,05</text:p>
          </table:table-cell>
          <table:table-cell office:value-type="float" office:value="0.09326322">
            <text:p>0,09</text:p>
          </table:table-cell>
          <table:table-cell office:value-type="float" office:value="0.18509121">
            <text:p>0,19</text:p>
          </table:table-cell>
          <table:table-cell office:value-type="float" office:value="7182.20703125">
            <text:p>7182,21</text:p>
          </table:table-cell>
          <table:table-cell office:value-type="float" office:value="1.15202022">
            <text:p>1,15</text:p>
          </table:table-cell>
          <table:table-cell office:value-type="float" office:value="7.2435832">
            <text:p>7,24</text:p>
          </table:table-cell>
          <table:table-cell office:value-type="float" office:value="28">
            <text:p>28</text:p>
          </table:table-cell>
          <table:table-cell office:value-type="float" office:value="83.22206879">
            <text:p>83,22</text:p>
          </table:table-cell>
          <table:table-cell office:value-type="float" office:value="0.28349659">
            <text:p>0,28</text:p>
          </table:table-cell>
          <table:table-cell/>
          <table:table-cell office:value-type="float" office:value="0.04561069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09150696">
            <text:p>83,09</text:p>
          </table:table-cell>
          <table:table-cell office:value-type="float" office:value="0.21546011">
            <text:p>0,22</text:p>
          </table:table-cell>
          <table:table-cell office:value-type="float" office:value="0.02521813">
            <text:p>0,03</text:p>
          </table:table-cell>
          <table:table-cell office:value-type="float" office:value="-0.16527656">
            <text:p>-0,17</text:p>
          </table:table-cell>
          <table:table-cell office:value-type="float" office:value="0.41754597">
            <text:p>0,42</text:p>
          </table:table-cell>
          <table:table-cell office:value-type="float" office:value="-0.04020923">
            <text:p>-0,04</text:p>
          </table:table-cell>
          <table:table-cell office:value-type="float" office:value="0.09910576">
            <text:p>0,1</text:p>
          </table:table-cell>
          <table:table-cell office:value-type="float" office:value="0.17415252">
            <text:p>0,17</text:p>
          </table:table-cell>
          <table:table-cell office:value-type="float" office:value="7133.70117188">
            <text:p>7133,7</text:p>
          </table:table-cell>
          <table:table-cell office:value-type="float" office:value="1.15693963">
            <text:p>1,16</text:p>
          </table:table-cell>
          <table:table-cell office:value-type="float" office:value="7.24141502">
            <text:p>7,24</text:p>
          </table:table-cell>
          <table:table-cell office:value-type="float" office:value="29">
            <text:p>29</text:p>
          </table:table-cell>
          <table:table-cell office:value-type="float" office:value="83.09150696">
            <text:p>83,09</text:p>
          </table:table-cell>
          <table:table-cell office:value-type="float" office:value="0.280839">
            <text:p>0,28</text:p>
          </table:table-cell>
          <table:table-cell/>
          <table:table-cell office:value-type="float" office:value="0.04020923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09218597">
            <text:p>83,09</text:p>
          </table:table-cell>
          <table:table-cell office:value-type="float" office:value="0.21875429">
            <text:p>0,22</text:p>
          </table:table-cell>
          <table:table-cell office:value-type="float" office:value="0.03207982">
            <text:p>0,03</text:p>
          </table:table-cell>
          <table:table-cell office:value-type="float" office:value="-0.20080416">
            <text:p>-0,2</text:p>
          </table:table-cell>
          <table:table-cell office:value-type="float" office:value="0.44838649">
            <text:p>0,45</text:p>
          </table:table-cell>
          <table:table-cell office:value-type="float" office:value="-0.02876758">
            <text:p>-0,03</text:p>
          </table:table-cell>
          <table:table-cell office:value-type="float" office:value="0.10209065">
            <text:p>0,1</text:p>
          </table:table-cell>
          <table:table-cell office:value-type="float" office:value="0.16357571">
            <text:p>0,16</text:p>
          </table:table-cell>
          <table:table-cell office:value-type="float" office:value="7084.296875">
            <text:p>7084,3</text:p>
          </table:table-cell>
          <table:table-cell office:value-type="float" office:value="1.16140747">
            <text:p>1,16</text:p>
          </table:table-cell>
          <table:table-cell office:value-type="float" office:value="7.2419281">
            <text:p>7,24</text:p>
          </table:table-cell>
          <table:table-cell office:value-type="float" office:value="30">
            <text:p>30</text:p>
          </table:table-cell>
          <table:table-cell office:value-type="float" office:value="83.09218597">
            <text:p>83,09</text:p>
          </table:table-cell>
          <table:table-cell office:value-type="float" office:value="0.28768066">
            <text:p>0,29</text:p>
          </table:table-cell>
          <table:table-cell/>
          <table:table-cell office:value-type="float" office:value="0.02876758">
            <text:p>0,03</text:p>
          </table:table-cell>
          <table:table-cell table:number-columns-repeated="239"/>
        </table:table-row>
      </table:table>
      <table:table table:name="pgach609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56:22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5336335">
            <text:p>-0,15</text:p>
          </table:table-cell>
          <table:table-cell office:value-type="float" office:value="-0.03134366">
            <text:p>-0,03</text:p>
          </table:table-cell>
          <table:table-cell office:value-type="float" office:value="-0.07196958">
            <text:p>-0,07</text:p>
          </table:table-cell>
          <table:table-cell office:value-type="float" office:value="-0.11488453">
            <text:p>-0,11</text:p>
          </table:table-cell>
          <table:table-cell office:value-type="float" office:value="-0.41857535">
            <text:p>-0,42</text:p>
          </table:table-cell>
          <table:table-cell office:value-type="float" office:value="-0.11513297">
            <text:p>-0,12</text:p>
          </table:table-cell>
          <table:table-cell office:value-type="float" office:value="0.01274012">
            <text:p>0,01</text:p>
          </table:table-cell>
          <table:table-cell office:value-type="float" office:value="5986.328125">
            <text:p>5986,33</text:p>
          </table:table-cell>
          <table:table-cell office:value-type="float" office:value="-0.01409302">
            <text:p>-0,01</text:p>
          </table:table-cell>
          <table:table-cell office:value-type="float" office:value="0.00275801">
            <text:p>0</text:p>
          </table:table-cell>
          <table:table-cell office:value-type="float" office:value="-5">
            <text:p>-5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34366">
            <text:p>0,03</text:p>
          </table:table-cell>
          <table:table-cell office:value-type="float" office:value="0.07196958">
            <text:p>0,07</text:p>
          </table:table-cell>
          <table:table-cell office:value-type="float" office:value="0.4185753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15329154">
            <text:p>-0,15</text:p>
          </table:table-cell>
          <table:table-cell office:value-type="float" office:value="-0.03544502">
            <text:p>-0,04</text:p>
          </table:table-cell>
          <table:table-cell office:value-type="float" office:value="-0.06414271">
            <text:p>-0,06</text:p>
          </table:table-cell>
          <table:table-cell office:value-type="float" office:value="-0.10321962">
            <text:p>-0,1</text:p>
          </table:table-cell>
          <table:table-cell office:value-type="float" office:value="-0.43797207">
            <text:p>-0,44</text:p>
          </table:table-cell>
          <table:table-cell office:value-type="float" office:value="-0.10744807">
            <text:p>-0,11</text:p>
          </table:table-cell>
          <table:table-cell office:value-type="float" office:value="0.01413841">
            <text:p>0,01</text:p>
          </table:table-cell>
          <table:table-cell office:value-type="float" office:value="5908.203125">
            <text:p>5908,2</text:p>
          </table:table-cell>
          <table:table-cell office:value-type="float" office:value="-0.01396789">
            <text:p>-0,01</text:p>
          </table:table-cell>
          <table:table-cell office:value-type="float" office:value="0.00301436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544502">
            <text:p>0,04</text:p>
          </table:table-cell>
          <table:table-cell office:value-type="float" office:value="0.06414271">
            <text:p>0,06</text:p>
          </table:table-cell>
          <table:table-cell office:value-type="float" office:value="0.4379720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15238273">
            <text:p>-0,15</text:p>
          </table:table-cell>
          <table:table-cell office:value-type="float" office:value="-0.03355075">
            <text:p>-0,03</text:p>
          </table:table-cell>
          <table:table-cell office:value-type="float" office:value="-0.05753765">
            <text:p>-0,06</text:p>
          </table:table-cell>
          <table:table-cell office:value-type="float" office:value="-0.10444001">
            <text:p>-0,1</text:p>
          </table:table-cell>
          <table:table-cell office:value-type="float" office:value="-0.44139135">
            <text:p>-0,44</text:p>
          </table:table-cell>
          <table:table-cell office:value-type="float" office:value="-0.0994729">
            <text:p>-0,1</text:p>
          </table:table-cell>
          <table:table-cell office:value-type="float" office:value="0.01514308">
            <text:p>0,02</text:p>
          </table:table-cell>
          <table:table-cell office:value-type="float" office:value="5791.015625">
            <text:p>5791,02</text:p>
          </table:table-cell>
          <table:table-cell office:value-type="float" office:value="-0.01342163">
            <text:p>-0,01</text:p>
          </table:table-cell>
          <table:table-cell office:value-type="float" office:value="0.00247236">
            <text:p>0</text:p>
          </table:table-cell>
          <table:table-cell office:value-type="float" office:value="-3">
            <text:p>-3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355075">
            <text:p>0,03</text:p>
          </table:table-cell>
          <table:table-cell office:value-type="float" office:value="0.05753765">
            <text:p>0,06</text:p>
          </table:table-cell>
          <table:table-cell office:value-type="float" office:value="0.44139135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951174">
            <text:p>0,6</text:p>
          </table:table-cell>
          <table:table-cell office:value-type="float" office:value="-0.15402949">
            <text:p>-0,15</text:p>
          </table:table-cell>
          <table:table-cell office:value-type="float" office:value="-0.03036052">
            <text:p>-0,03</text:p>
          </table:table-cell>
          <table:table-cell office:value-type="float" office:value="-0.04550487">
            <text:p>-0,05</text:p>
          </table:table-cell>
          <table:table-cell office:value-type="float" office:value="-0.10699266">
            <text:p>-0,11</text:p>
          </table:table-cell>
          <table:table-cell office:value-type="float" office:value="-0.44923672">
            <text:p>-0,45</text:p>
          </table:table-cell>
          <table:table-cell office:value-type="float" office:value="-0.0916051">
            <text:p>-0,09</text:p>
          </table:table-cell>
          <table:table-cell office:value-type="float" office:value="0.01585412">
            <text:p>0,02</text:p>
          </table:table-cell>
          <table:table-cell office:value-type="float" office:value="5673.828125">
            <text:p>5673,83</text:p>
          </table:table-cell>
          <table:table-cell office:value-type="float" office:value="-0.01413879">
            <text:p>-0,01</text:p>
          </table:table-cell>
          <table:table-cell office:value-type="float" office:value="0.00273604">
            <text:p>0</text:p>
          </table:table-cell>
          <table:table-cell office:value-type="float" office:value="-2">
            <text:p>-2</text:p>
          </table:table-cell>
          <table:table-cell office:value-type="float" office:value="0.59951174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036052">
            <text:p>0,03</text:p>
          </table:table-cell>
          <table:table-cell office:value-type="float" office:value="0.04550487">
            <text:p>0,05</text:p>
          </table:table-cell>
          <table:table-cell office:value-type="float" office:value="0.4492367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786097">
            <text:p>-0,15</text:p>
          </table:table-cell>
          <table:table-cell office:value-type="float" office:value="-0.02822543">
            <text:p>-0,03</text:p>
          </table:table-cell>
          <table:table-cell office:value-type="float" office:value="-0.0498342">
            <text:p>-0,05</text:p>
          </table:table-cell>
          <table:table-cell office:value-type="float" office:value="-0.1103284">
            <text:p>-0,11</text:p>
          </table:table-cell>
          <table:table-cell office:value-type="float" office:value="-0.44055647">
            <text:p>-0,44</text:p>
          </table:table-cell>
          <table:table-cell office:value-type="float" office:value="-0.08341123">
            <text:p>-0,08</text:p>
          </table:table-cell>
          <table:table-cell office:value-type="float" office:value="0.01644931">
            <text:p>0,02</text:p>
          </table:table-cell>
          <table:table-cell office:value-type="float" office:value="6069.3359375">
            <text:p>6069,34</text:p>
          </table:table-cell>
          <table:table-cell office:value-type="float" office:value="-0.0144989">
            <text:p>-0,01</text:p>
          </table:table-cell>
          <table:table-cell office:value-type="float" office:value="0.00338789">
            <text:p>0</text:p>
          </table:table-cell>
          <table:table-cell office:value-type="float" office:value="-1">
            <text:p>-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22543">
            <text:p>0,03</text:p>
          </table:table-cell>
          <table:table-cell office:value-type="float" office:value="0.0498342">
            <text:p>0,05</text:p>
          </table:table-cell>
          <table:table-cell office:value-type="float" office:value="0.4405564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14677882">
            <text:p>-0,15</text:p>
          </table:table-cell>
          <table:table-cell office:value-type="float" office:value="-0.02669859">
            <text:p>-0,03</text:p>
          </table:table-cell>
          <table:table-cell office:value-type="float" office:value="-0.04248866">
            <text:p>-0,04</text:p>
          </table:table-cell>
          <table:table-cell office:value-type="float" office:value="-0.10881563">
            <text:p>-0,11</text:p>
          </table:table-cell>
          <table:table-cell office:value-type="float" office:value="-0.44700873">
            <text:p>-0,45</text:p>
          </table:table-cell>
          <table:table-cell office:value-type="float" office:value="-0.07550896">
            <text:p>-0,08</text:p>
          </table:table-cell>
          <table:table-cell office:value-type="float" office:value="0.01681277">
            <text:p>0,02</text:p>
          </table:table-cell>
          <table:table-cell office:value-type="float" office:value="5996.09375">
            <text:p>5996,09</text:p>
          </table:table-cell>
          <table:table-cell office:value-type="float" office:value="-0.01434326">
            <text:p>-0,01</text:p>
          </table:table-cell>
          <table:table-cell office:value-type="float" office:value="0.00395918">
            <text:p>0</text:p>
          </table:table-cell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669859">
            <text:p>0,03</text:p>
          </table:table-cell>
          <table:table-cell office:value-type="float" office:value="0.04248866">
            <text:p>0,04</text:p>
          </table:table-cell>
          <table:table-cell office:value-type="float" office:value="0.44700873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5766">
            <text:p>-0,15</text:p>
          </table:table-cell>
          <table:table-cell office:value-type="float" office:value="-0.0272696">
            <text:p>-0,03</text:p>
          </table:table-cell>
          <table:table-cell office:value-type="float" office:value="-0.0381692">
            <text:p>-0,04</text:p>
          </table:table-cell>
          <table:table-cell office:value-type="float" office:value="-0.10243145">
            <text:p>-0,1</text:p>
          </table:table-cell>
          <table:table-cell office:value-type="float" office:value="-0.45598805">
            <text:p>-0,46</text:p>
          </table:table-cell>
          <table:table-cell office:value-type="float" office:value="-0.06818458">
            <text:p>-0,07</text:p>
          </table:table-cell>
          <table:table-cell office:value-type="float" office:value="0.01687308">
            <text:p>0,02</text:p>
          </table:table-cell>
          <table:table-cell office:value-type="float" office:value="5888.671875">
            <text:p>5888,67</text:p>
          </table:table-cell>
          <table:table-cell office:value-type="float" office:value="-0.01370239">
            <text:p>-0,01</text:p>
          </table:table-cell>
          <table:table-cell office:value-type="float" office:value="0.00275801">
            <text:p>0</text:p>
          </table:table-cell>
          <table:table-cell office:value-type="float" office:value="1">
            <text:p>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2696">
            <text:p>0,03</text:p>
          </table:table-cell>
          <table:table-cell office:value-type="float" office:value="0.0381692">
            <text:p>0,04</text:p>
          </table:table-cell>
          <table:table-cell office:value-type="float" office:value="0.4559880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4169493">
            <text:p>-0,14</text:p>
          </table:table-cell>
          <table:table-cell office:value-type="float" office:value="-0.02552677">
            <text:p>-0,03</text:p>
          </table:table-cell>
          <table:table-cell office:value-type="float" office:value="-0.03884797">
            <text:p>-0,04</text:p>
          </table:table-cell>
          <table:table-cell office:value-type="float" office:value="-0.10025509">
            <text:p>-0,1</text:p>
          </table:table-cell>
          <table:table-cell office:value-type="float" office:value="-0.45488152">
            <text:p>-0,45</text:p>
          </table:table-cell>
          <table:table-cell office:value-type="float" office:value="-0.06045594">
            <text:p>-0,06</text:p>
          </table:table-cell>
          <table:table-cell office:value-type="float" office:value="0.01650803">
            <text:p>0,02</text:p>
          </table:table-cell>
          <table:table-cell office:value-type="float" office:value="5966.796875">
            <text:p>5966,8</text:p>
          </table:table-cell>
          <table:table-cell office:value-type="float" office:value="-0.01384888">
            <text:p>-0,01</text:p>
          </table:table-cell>
          <table:table-cell office:value-type="float" office:value="0.00393721">
            <text:p>0</text:p>
          </table:table-cell>
          <table:table-cell office:value-type="float" office:value="2">
            <text:p>2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552677">
            <text:p>0,03</text:p>
          </table:table-cell>
          <table:table-cell office:value-type="float" office:value="0.03884797">
            <text:p>0,04</text:p>
          </table:table-cell>
          <table:table-cell office:value-type="float" office:value="0.4548815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3650952">
            <text:p>-0,14</text:p>
          </table:table-cell>
          <table:table-cell office:value-type="float" office:value="-0.02719016">
            <text:p>-0,03</text:p>
          </table:table-cell>
          <table:table-cell office:value-type="float" office:value="-0.04463111">
            <text:p>-0,04</text:p>
          </table:table-cell>
          <table:table-cell office:value-type="float" office:value="-0.09213441">
            <text:p>-0,09</text:p>
          </table:table-cell>
          <table:table-cell office:value-type="float" office:value="-0.45531517">
            <text:p>-0,46</text:p>
          </table:table-cell>
          <table:table-cell office:value-type="float" office:value="-0.05280684">
            <text:p>-0,05</text:p>
          </table:table-cell>
          <table:table-cell office:value-type="float" office:value="0.01606839">
            <text:p>0,02</text:p>
          </table:table-cell>
          <table:table-cell office:value-type="float" office:value="6484.375">
            <text:p>6484,38</text:p>
          </table:table-cell>
          <table:table-cell office:value-type="float" office:value="-0.01422729">
            <text:p>-0,01</text:p>
          </table:table-cell>
          <table:table-cell office:value-type="float" office:value="0.00470625">
            <text:p>0</text:p>
          </table:table-cell>
          <table:table-cell office:value-type="float" office:value="3">
            <text:p>3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19016">
            <text:p>0,03</text:p>
          </table:table-cell>
          <table:table-cell office:value-type="float" office:value="0.04463111">
            <text:p>0,04</text:p>
          </table:table-cell>
          <table:table-cell office:value-type="float" office:value="0.45531517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13247065">
            <text:p>-0,13</text:p>
          </table:table-cell>
          <table:table-cell office:value-type="float" office:value="-0.02831729">
            <text:p>-0,03</text:p>
          </table:table-cell>
          <table:table-cell office:value-type="float" office:value="-0.04016602">
            <text:p>-0,04</text:p>
          </table:table-cell>
          <table:table-cell office:value-type="float" office:value="-0.09055044">
            <text:p>-0,09</text:p>
          </table:table-cell>
          <table:table-cell office:value-type="float" office:value="-0.45856249">
            <text:p>-0,46</text:p>
          </table:table-cell>
          <table:table-cell office:value-type="float" office:value="-0.04500662">
            <text:p>-0,05</text:p>
          </table:table-cell>
          <table:table-cell office:value-type="float" office:value="0.01530338">
            <text:p>0,02</text:p>
          </table:table-cell>
          <table:table-cell office:value-type="float" office:value="6245.1171875">
            <text:p>6245,12</text:p>
          </table:table-cell>
          <table:table-cell office:value-type="float" office:value="-0.01421204">
            <text:p>-0,01</text:p>
          </table:table-cell>
          <table:table-cell office:value-type="float" office:value="0.00364424">
            <text:p>0</text:p>
          </table:table-cell>
          <table:table-cell office:value-type="float" office:value="4">
            <text:p>4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31729">
            <text:p>0,03</text:p>
          </table:table-cell>
          <table:table-cell office:value-type="float" office:value="0.04016602">
            <text:p>0,04</text:p>
          </table:table-cell>
          <table:table-cell office:value-type="float" office:value="0.45856249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57615">
            <text:p>0,62</text:p>
          </table:table-cell>
          <table:table-cell office:value-type="float" office:value="-0.12874378">
            <text:p>-0,13</text:p>
          </table:table-cell>
          <table:table-cell office:value-type="float" office:value="-0.02861769">
            <text:p>-0,03</text:p>
          </table:table-cell>
          <table:table-cell office:value-type="float" office:value="-0.03393119">
            <text:p>-0,03</text:p>
          </table:table-cell>
          <table:table-cell office:value-type="float" office:value="-0.08976736">
            <text:p>-0,09</text:p>
          </table:table-cell>
          <table:table-cell office:value-type="float" office:value="-0.46282414">
            <text:p>-0,46</text:p>
          </table:table-cell>
          <table:table-cell office:value-type="float" office:value="-0.03723424">
            <text:p>-0,04</text:p>
          </table:table-cell>
          <table:table-cell office:value-type="float" office:value="0.01405587">
            <text:p>0,01</text:p>
          </table:table-cell>
          <table:table-cell office:value-type="float" office:value="6098.6328125">
            <text:p>6098,63</text:p>
          </table:table-cell>
          <table:table-cell office:value-type="float" office:value="-0.01389465">
            <text:p>-0,01</text:p>
          </table:table-cell>
          <table:table-cell office:value-type="float" office:value="0.00412031">
            <text:p>0</text:p>
          </table:table-cell>
          <table:table-cell office:value-type="float" office:value="5">
            <text:p>5</text:p>
          </table:table-cell>
          <table:table-cell office:value-type="float" office:value="0.61557615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61769">
            <text:p>0,03</text:p>
          </table:table-cell>
          <table:table-cell office:value-type="float" office:value="0.03393119">
            <text:p>0,03</text:p>
          </table:table-cell>
          <table:table-cell office:value-type="float" office:value="0.46282414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11954675">
            <text:p>-0,12</text:p>
          </table:table-cell>
          <table:table-cell office:value-type="float" office:value="-0.03158448">
            <text:p>-0,03</text:p>
          </table:table-cell>
          <table:table-cell office:value-type="float" office:value="-0.04024254">
            <text:p>-0,04</text:p>
          </table:table-cell>
          <table:table-cell office:value-type="float" office:value="-0.08393236">
            <text:p>-0,08</text:p>
          </table:table-cell>
          <table:table-cell office:value-type="float" office:value="-0.45857245">
            <text:p>-0,46</text:p>
          </table:table-cell>
          <table:table-cell office:value-type="float" office:value="-0.02933463">
            <text:p>-0,03</text:p>
          </table:table-cell>
          <table:table-cell office:value-type="float" office:value="0.0125195">
            <text:p>0,01</text:p>
          </table:table-cell>
          <table:table-cell office:value-type="float" office:value="6235.3515625">
            <text:p>6235,35</text:p>
          </table:table-cell>
          <table:table-cell office:value-type="float" office:value="-0.01337585">
            <text:p>-0,01</text:p>
          </table:table-cell>
          <table:table-cell office:value-type="float" office:value="0.00342451">
            <text:p>0</text:p>
          </table:table-cell>
          <table:table-cell office:value-type="float" office:value="6">
            <text:p>6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58448">
            <text:p>0,03</text:p>
          </table:table-cell>
          <table:table-cell office:value-type="float" office:value="0.04024254">
            <text:p>0,04</text:p>
          </table:table-cell>
          <table:table-cell office:value-type="float" office:value="0.4585724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84376">
            <text:p>0,64</text:p>
          </table:table-cell>
          <table:table-cell office:value-type="float" office:value="-0.11030265">
            <text:p>-0,11</text:p>
          </table:table-cell>
          <table:table-cell office:value-type="float" office:value="-0.03653243">
            <text:p>-0,04</text:p>
          </table:table-cell>
          <table:table-cell office:value-type="float" office:value="-0.05712545">
            <text:p>-0,06</text:p>
          </table:table-cell>
          <table:table-cell office:value-type="float" office:value="-0.06473918">
            <text:p>-0,06</text:p>
          </table:table-cell>
          <table:table-cell office:value-type="float" office:value="-0.4494361">
            <text:p>-0,45</text:p>
          </table:table-cell>
          <table:table-cell office:value-type="float" office:value="-0.02169744">
            <text:p>-0,02</text:p>
          </table:table-cell>
          <table:table-cell office:value-type="float" office:value="0.01109424">
            <text:p>0,01</text:p>
          </table:table-cell>
          <table:table-cell office:value-type="float" office:value="6313.4765625">
            <text:p>6313,48</text:p>
          </table:table-cell>
          <table:table-cell office:value-type="float" office:value="-0.01383972">
            <text:p>-0,01</text:p>
          </table:table-cell>
          <table:table-cell office:value-type="float" office:value="0.00309492">
            <text:p>0</text:p>
          </table:table-cell>
          <table:table-cell office:value-type="float" office:value="7">
            <text:p>7</text:p>
          </table:table-cell>
          <table:table-cell office:value-type="float" office:value="0.6398437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53243">
            <text:p>0,04</text:p>
          </table:table-cell>
          <table:table-cell office:value-type="float" office:value="0.05712545">
            <text:p>0,06</text:p>
          </table:table-cell>
          <table:table-cell office:value-type="float" office:value="0.4494361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10051129">
            <text:p>-0,1</text:p>
          </table:table-cell>
          <table:table-cell office:value-type="float" office:value="-0.03767694">
            <text:p>-0,04</text:p>
          </table:table-cell>
          <table:table-cell office:value-type="float" office:value="-0.0714389">
            <text:p>-0,07</text:p>
          </table:table-cell>
          <table:table-cell office:value-type="float" office:value="-0.05641256">
            <text:p>-0,06</text:p>
          </table:table-cell>
          <table:table-cell office:value-type="float" office:value="-0.43548983">
            <text:p>-0,44</text:p>
          </table:table-cell>
          <table:table-cell office:value-type="float" office:value="-0.01409605">
            <text:p>-0,01</text:p>
          </table:table-cell>
          <table:table-cell office:value-type="float" office:value="0.00903569">
            <text:p>0,01</text:p>
          </table:table-cell>
          <table:table-cell office:value-type="float" office:value="6186.5234375">
            <text:p>6186,52</text:p>
          </table:table-cell>
          <table:table-cell office:value-type="float" office:value="-0.01385498">
            <text:p>-0,01</text:p>
          </table:table-cell>
          <table:table-cell office:value-type="float" office:value="0.0045085">
            <text:p>0</text:p>
          </table:table-cell>
          <table:table-cell office:value-type="float" office:value="8">
            <text:p>8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67694">
            <text:p>0,04</text:p>
          </table:table-cell>
          <table:table-cell office:value-type="float" office:value="0.0714389">
            <text:p>0,07</text:p>
          </table:table-cell>
          <table:table-cell office:value-type="float" office:value="0.43548983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42579">
            <text:p>0,64</text:p>
          </table:table-cell>
          <table:table-cell office:value-type="float" office:value="-0.09762637">
            <text:p>-0,1</text:p>
          </table:table-cell>
          <table:table-cell office:value-type="float" office:value="-0.03667146">
            <text:p>-0,04</text:p>
          </table:table-cell>
          <table:table-cell office:value-type="float" office:value="-0.06606796">
            <text:p>-0,07</text:p>
          </table:table-cell>
          <table:table-cell office:value-type="float" office:value="-0.05925251">
            <text:p>-0,06</text:p>
          </table:table-cell>
          <table:table-cell office:value-type="float" office:value="-0.44453648">
            <text:p>-0,44</text:p>
          </table:table-cell>
          <table:table-cell office:value-type="float" office:value="-0.00636078">
            <text:p>-0,01</text:p>
          </table:table-cell>
          <table:table-cell office:value-type="float" office:value="0.00668352">
            <text:p>0,01</text:p>
          </table:table-cell>
          <table:table-cell office:value-type="float" office:value="6274.4140625">
            <text:p>6274,41</text:p>
          </table:table-cell>
          <table:table-cell office:value-type="float" office:value="-0.01382446">
            <text:p>-0,01</text:p>
          </table:table-cell>
          <table:table-cell office:value-type="float" office:value="0.00336592">
            <text:p>0</text:p>
          </table:table-cell>
          <table:table-cell office:value-type="float" office:value="9">
            <text:p>9</text:p>
          </table:table-cell>
          <table:table-cell office:value-type="float" office:value="0.63642579">
            <text:p>0,64</text:p>
          </table:table-cell>
          <table:table-cell office:value-type="float" office:value="5.11687708">
            <text:p>5,12</text:p>
          </table:table-cell>
          <table:table-cell/>
          <table:table-cell office:value-type="float" office:value="0.03667146">
            <text:p>0,04</text:p>
          </table:table-cell>
          <table:table-cell office:value-type="float" office:value="0.06606796">
            <text:p>0,07</text:p>
          </table:table-cell>
          <table:table-cell office:value-type="float" office:value="0.4445364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48828">
            <text:p>0,63</text:p>
          </table:table-cell>
          <table:table-cell office:value-type="float" office:value="-0.09211161">
            <text:p>-0,09</text:p>
          </table:table-cell>
          <table:table-cell office:value-type="float" office:value="-0.03734923">
            <text:p>-0,04</text:p>
          </table:table-cell>
          <table:table-cell office:value-type="float" office:value="-0.06758347">
            <text:p>-0,07</text:p>
          </table:table-cell>
          <table:table-cell office:value-type="float" office:value="-0.05680664">
            <text:p>-0,06</text:p>
          </table:table-cell>
          <table:table-cell office:value-type="float" office:value="-0.43682316">
            <text:p>-0,44</text:p>
          </table:table-cell>
          <table:table-cell office:value-type="float" office:value="0.00132411">
            <text:p>0</text:p>
          </table:table-cell>
          <table:table-cell office:value-type="float" office:value="0.00440754">
            <text:p>0</text:p>
          </table:table-cell>
          <table:table-cell office:value-type="float" office:value="6328.125">
            <text:p>6328,13</text:p>
          </table:table-cell>
          <table:table-cell office:value-type="float" office:value="-0.01462097">
            <text:p>-0,01</text:p>
          </table:table-cell>
          <table:table-cell office:value-type="float" office:value="0.00382734">
            <text:p>0</text:p>
          </table:table-cell>
          <table:table-cell office:value-type="float" office:value="10">
            <text:p>10</text:p>
          </table:table-cell>
          <table:table-cell office:value-type="float" office:value="0.6254882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34923">
            <text:p>0,04</text:p>
          </table:table-cell>
          <table:table-cell office:value-type="float" office:value="0.06758347">
            <text:p>0,07</text:p>
          </table:table-cell>
          <table:table-cell office:value-type="float" office:value="0.4368231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103518">
            <text:p>0,66</text:p>
          </table:table-cell>
          <table:table-cell office:value-type="float" office:value="-0.08981112">
            <text:p>-0,09</text:p>
          </table:table-cell>
          <table:table-cell office:value-type="float" office:value="-0.03687504">
            <text:p>-0,04</text:p>
          </table:table-cell>
          <table:table-cell office:value-type="float" office:value="-0.06031444">
            <text:p>-0,06</text:p>
          </table:table-cell>
          <table:table-cell office:value-type="float" office:value="-0.05913555">
            <text:p>-0,06</text:p>
          </table:table-cell>
          <table:table-cell office:value-type="float" office:value="-0.44317326">
            <text:p>-0,44</text:p>
          </table:table-cell>
          <table:table-cell office:value-type="float" office:value="0.00901166">
            <text:p>0,01</text:p>
          </table:table-cell>
          <table:table-cell office:value-type="float" office:value="0.00143003">
            <text:p>0</text:p>
          </table:table-cell>
          <table:table-cell office:value-type="float" office:value="6259.765625">
            <text:p>6259,77</text:p>
          </table:table-cell>
          <table:table-cell office:value-type="float" office:value="-0.01416016">
            <text:p>-0,01</text:p>
          </table:table-cell>
          <table:table-cell office:value-type="float" office:value="0.00256758">
            <text:p>0</text:p>
          </table:table-cell>
          <table:table-cell office:value-type="float" office:value="11">
            <text:p>11</text:p>
          </table:table-cell>
          <table:table-cell office:value-type="float" office:value="0.66103518">
            <text:p>0,6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87504">
            <text:p>0,04</text:p>
          </table:table-cell>
          <table:table-cell office:value-type="float" office:value="0.06031444">
            <text:p>0,06</text:p>
          </table:table-cell>
          <table:table-cell office:value-type="float" office:value="0.4431732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14651">
            <text:p>0,63</text:p>
          </table:table-cell>
          <table:table-cell office:value-type="float" office:value="-0.08180518">
            <text:p>-0,08</text:p>
          </table:table-cell>
          <table:table-cell office:value-type="float" office:value="-0.03817596">
            <text:p>-0,04</text:p>
          </table:table-cell>
          <table:table-cell office:value-type="float" office:value="-0.05531621">
            <text:p>-0,06</text:p>
          </table:table-cell>
          <table:table-cell office:value-type="float" office:value="-0.06675283">
            <text:p>-0,07</text:p>
          </table:table-cell>
          <table:table-cell office:value-type="float" office:value="-0.43929788">
            <text:p>-0,44</text:p>
          </table:table-cell>
          <table:table-cell office:value-type="float" office:value="0.0170319">
            <text:p>0,02</text:p>
          </table:table-cell>
          <table:table-cell office:value-type="float" office:value="-0.00163795">
            <text:p>0</text:p>
          </table:table-cell>
          <table:table-cell office:value-type="float" office:value="6083.984375">
            <text:p>6083,98</text:p>
          </table:table-cell>
          <table:table-cell office:value-type="float" office:value="-0.01408691">
            <text:p>-0,01</text:p>
          </table:table-cell>
          <table:table-cell office:value-type="float" office:value="0.00299238">
            <text:p>0</text:p>
          </table:table-cell>
          <table:table-cell office:value-type="float" office:value="12">
            <text:p>12</text:p>
          </table:table-cell>
          <table:table-cell office:value-type="float" office:value="0.6251465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817596">
            <text:p>0,04</text:p>
          </table:table-cell>
          <table:table-cell office:value-type="float" office:value="0.05531621">
            <text:p>0,06</text:p>
          </table:table-cell>
          <table:table-cell office:value-type="float" office:value="0.4392978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689407">
            <text:p>-0,07</text:p>
          </table:table-cell>
          <table:table-cell office:value-type="float" office:value="-0.04540052">
            <text:p>-0,05</text:p>
          </table:table-cell>
          <table:table-cell office:value-type="float" office:value="-0.0652485">
            <text:p>-0,07</text:p>
          </table:table-cell>
          <table:table-cell office:value-type="float" office:value="-0.06089749">
            <text:p>-0,06</text:p>
          </table:table-cell>
          <table:table-cell office:value-type="float" office:value="-0.43131292">
            <text:p>-0,43</text:p>
          </table:table-cell>
          <table:table-cell office:value-type="float" office:value="0.02433772">
            <text:p>0,02</text:p>
          </table:table-cell>
          <table:table-cell office:value-type="float" office:value="-0.00487734">
            <text:p>0</text:p>
          </table:table-cell>
          <table:table-cell office:value-type="float" office:value="5864.2578125">
            <text:p>5864,26</text:p>
          </table:table-cell>
          <table:table-cell office:value-type="float" office:value="-0.01359558">
            <text:p>-0,01</text:p>
          </table:table-cell>
          <table:table-cell office:value-type="float" office:value="0.00358564">
            <text:p>0</text:p>
          </table:table-cell>
          <table:table-cell office:value-type="float" office:value="13">
            <text:p>13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540052">
            <text:p>0,05</text:p>
          </table:table-cell>
          <table:table-cell office:value-type="float" office:value="0.0652485">
            <text:p>0,07</text:p>
          </table:table-cell>
          <table:table-cell office:value-type="float" office:value="0.4313129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88279">
            <text:p>0,65</text:p>
          </table:table-cell>
          <table:table-cell office:value-type="float" office:value="-0.06169252">
            <text:p>-0,06</text:p>
          </table:table-cell>
          <table:table-cell office:value-type="float" office:value="-0.0486255">
            <text:p>-0,05</text:p>
          </table:table-cell>
          <table:table-cell office:value-type="float" office:value="-0.06884228">
            <text:p>-0,07</text:p>
          </table:table-cell>
          <table:table-cell office:value-type="float" office:value="-0.05591169">
            <text:p>-0,06</text:p>
          </table:table-cell>
          <table:table-cell office:value-type="float" office:value="-0.42781886">
            <text:p>-0,43</text:p>
          </table:table-cell>
          <table:table-cell office:value-type="float" office:value="0.03177476">
            <text:p>0,03</text:p>
          </table:table-cell>
          <table:table-cell office:value-type="float" office:value="-0.00844209">
            <text:p>-0,01</text:p>
          </table:table-cell>
          <table:table-cell office:value-type="float" office:value="5942.3828125">
            <text:p>5942,38</text:p>
          </table:table-cell>
          <table:table-cell office:value-type="float" office:value="-0.01429749">
            <text:p>-0,01</text:p>
          </table:table-cell>
          <table:table-cell office:value-type="float" office:value="0.00208418">
            <text:p>0</text:p>
          </table:table-cell>
          <table:table-cell office:value-type="float" office:value="14">
            <text:p>14</text:p>
          </table:table-cell>
          <table:table-cell office:value-type="float" office:value="0.65488279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6255">
            <text:p>0,05</text:p>
          </table:table-cell>
          <table:table-cell office:value-type="float" office:value="0.06884228">
            <text:p>0,07</text:p>
          </table:table-cell>
          <table:table-cell office:value-type="float" office:value="0.42781886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66797">
            <text:p>0,65</text:p>
          </table:table-cell>
          <table:table-cell office:value-type="float" office:value="-0.05433538">
            <text:p>-0,05</text:p>
          </table:table-cell>
          <table:table-cell office:value-type="float" office:value="-0.05093686">
            <text:p>-0,05</text:p>
          </table:table-cell>
          <table:table-cell office:value-type="float" office:value="-0.07495371">
            <text:p>-0,07</text:p>
          </table:table-cell>
          <table:table-cell office:value-type="float" office:value="-0.04896309">
            <text:p>-0,05</text:p>
          </table:table-cell>
          <table:table-cell office:value-type="float" office:value="-0.42374912">
            <text:p>-0,42</text:p>
          </table:table-cell>
          <table:table-cell office:value-type="float" office:value="0.03904215">
            <text:p>0,04</text:p>
          </table:table-cell>
          <table:table-cell office:value-type="float" office:value="-0.01240999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1460571">
            <text:p>-0,01</text:p>
          </table:table-cell>
          <table:table-cell office:value-type="float" office:value="0.00363691">
            <text:p>0</text:p>
          </table:table-cell>
          <table:table-cell office:value-type="float" office:value="15">
            <text:p>15</text:p>
          </table:table-cell>
          <table:table-cell office:value-type="float" office:value="0.6466797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093686">
            <text:p>0,05</text:p>
          </table:table-cell>
          <table:table-cell office:value-type="float" office:value="0.07495371">
            <text:p>0,07</text:p>
          </table:table-cell>
          <table:table-cell office:value-type="float" office:value="0.423749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69143">
            <text:p>0,63</text:p>
          </table:table-cell>
          <table:table-cell office:value-type="float" office:value="-0.05215127">
            <text:p>-0,05</text:p>
          </table:table-cell>
          <table:table-cell office:value-type="float" office:value="-0.04796511">
            <text:p>-0,05</text:p>
          </table:table-cell>
          <table:table-cell office:value-type="float" office:value="-0.0711822">
            <text:p>-0,07</text:p>
          </table:table-cell>
          <table:table-cell office:value-type="float" office:value="-0.05512352">
            <text:p>-0,06</text:p>
          </table:table-cell>
          <table:table-cell office:value-type="float" office:value="-0.41657412">
            <text:p>-0,42</text:p>
          </table:table-cell>
          <table:table-cell office:value-type="float" office:value="0.04651895">
            <text:p>0,05</text:p>
          </table:table-cell>
          <table:table-cell office:value-type="float" office:value="-0.01659057">
            <text:p>-0,02</text:p>
          </table:table-cell>
          <table:table-cell office:value-type="float" office:value="6093.75">
            <text:p>6093,75</text:p>
          </table:table-cell>
          <table:table-cell office:value-type="float" office:value="-0.01432495">
            <text:p>-0,01</text:p>
          </table:table-cell>
          <table:table-cell office:value-type="float" office:value="0.00248701">
            <text:p>0</text:p>
          </table:table-cell>
          <table:table-cell office:value-type="float" office:value="16">
            <text:p>16</text:p>
          </table:table-cell>
          <table:table-cell office:value-type="float" office:value="0.6336914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6511">
            <text:p>0,05</text:p>
          </table:table-cell>
          <table:table-cell office:value-type="float" office:value="0.0711822">
            <text:p>0,07</text:p>
          </table:table-cell>
          <table:table-cell office:value-type="float" office:value="0.416574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76757">
            <text:p>0,64</text:p>
          </table:table-cell>
          <table:table-cell office:value-type="float" office:value="-0.04569055">
            <text:p>-0,05</text:p>
          </table:table-cell>
          <table:table-cell office:value-type="float" office:value="-0.04892093">
            <text:p>-0,05</text:p>
          </table:table-cell>
          <table:table-cell office:value-type="float" office:value="-0.07419348">
            <text:p>-0,07</text:p>
          </table:table-cell>
          <table:table-cell office:value-type="float" office:value="-0.05270053">
            <text:p>-0,05</text:p>
          </table:table-cell>
          <table:table-cell office:value-type="float" office:value="-0.41106388">
            <text:p>-0,41</text:p>
          </table:table-cell>
          <table:table-cell office:value-type="float" office:value="0.05431253">
            <text:p>0,05</text:p>
          </table:table-cell>
          <table:table-cell office:value-type="float" office:value="-0.02098382">
            <text:p>-0,02</text:p>
          </table:table-cell>
          <table:table-cell office:value-type="float" office:value="5981.4453125">
            <text:p>5981,45</text:p>
          </table:table-cell>
          <table:table-cell office:value-type="float" office:value="-0.01361999">
            <text:p>-0,01</text:p>
          </table:table-cell>
          <table:table-cell office:value-type="float" office:value="0.00347578">
            <text:p>0</text:p>
          </table:table-cell>
          <table:table-cell office:value-type="float" office:value="17">
            <text:p>17</text:p>
          </table:table-cell>
          <table:table-cell office:value-type="float" office:value="0.6367675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92093">
            <text:p>0,05</text:p>
          </table:table-cell>
          <table:table-cell office:value-type="float" office:value="0.07419348">
            <text:p>0,07</text:p>
          </table:table-cell>
          <table:table-cell office:value-type="float" office:value="0.4110638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4424438">
            <text:p>-0,04</text:p>
          </table:table-cell>
          <table:table-cell office:value-type="float" office:value="-0.04558423">
            <text:p>-0,05</text:p>
          </table:table-cell>
          <table:table-cell office:value-type="float" office:value="-0.07616315">
            <text:p>-0,08</text:p>
          </table:table-cell>
          <table:table-cell office:value-type="float" office:value="-0.05635662">
            <text:p>-0,06</text:p>
          </table:table-cell>
          <table:table-cell office:value-type="float" office:value="-0.40048957">
            <text:p>-0,4</text:p>
          </table:table-cell>
          <table:table-cell office:value-type="float" office:value="0.06184633">
            <text:p>0,06</text:p>
          </table:table-cell>
          <table:table-cell office:value-type="float" office:value="-0.02592464">
            <text:p>-0,03</text:p>
          </table:table-cell>
          <table:table-cell office:value-type="float" office:value="5947.265625">
            <text:p>5947,27</text:p>
          </table:table-cell>
          <table:table-cell office:value-type="float" office:value="-0.01356811">
            <text:p>-0,01</text:p>
          </table:table-cell>
          <table:table-cell office:value-type="float" office:value="0.00335127">
            <text:p>0</text:p>
          </table:table-cell>
          <table:table-cell office:value-type="float" office:value="18">
            <text:p>18</text:p>
          </table:table-cell>
          <table:table-cell office:value-type="float" office:value="0.62104493">
            <text:p>0,62</text:p>
          </table:table-cell>
          <table:table-cell office:value-type="float" office:value="5.11688185">
            <text:p>5,12</text:p>
          </table:table-cell>
          <table:table-cell/>
          <table:table-cell office:value-type="float" office:value="0.04558423">
            <text:p>0,05</text:p>
          </table:table-cell>
          <table:table-cell office:value-type="float" office:value="0.07616315">
            <text:p>0,08</text:p>
          </table:table-cell>
          <table:table-cell office:value-type="float" office:value="0.40048957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3758308">
            <text:p>-0,04</text:p>
          </table:table-cell>
          <table:table-cell office:value-type="float" office:value="-0.04706142">
            <text:p>-0,05</text:p>
          </table:table-cell>
          <table:table-cell office:value-type="float" office:value="-0.07621992">
            <text:p>-0,08</text:p>
          </table:table-cell>
          <table:table-cell office:value-type="float" office:value="-0.05318869">
            <text:p>-0,05</text:p>
          </table:table-cell>
          <table:table-cell office:value-type="float" office:value="-0.39626032">
            <text:p>-0,4</text:p>
          </table:table-cell>
          <table:table-cell office:value-type="float" office:value="0.0691495">
            <text:p>0,07</text:p>
          </table:table-cell>
          <table:table-cell office:value-type="float" office:value="-0.03114004">
            <text:p>-0,03</text:p>
          </table:table-cell>
          <table:table-cell office:value-type="float" office:value="6201.171875">
            <text:p>6201,17</text:p>
          </table:table-cell>
          <table:table-cell office:value-type="float" office:value="-0.01326294">
            <text:p>-0,01</text:p>
          </table:table-cell>
          <table:table-cell office:value-type="float" office:value="0.0033293">
            <text:p>0</text:p>
          </table:table-cell>
          <table:table-cell office:value-type="float" office:value="19">
            <text:p>19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06142">
            <text:p>0,05</text:p>
          </table:table-cell>
          <table:table-cell office:value-type="float" office:value="0.07621992">
            <text:p>0,08</text:p>
          </table:table-cell>
          <table:table-cell office:value-type="float" office:value="0.39626032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-0.03504981">
            <text:p>-0,04</text:p>
          </table:table-cell>
          <table:table-cell office:value-type="float" office:value="-0.04483446">
            <text:p>-0,04</text:p>
          </table:table-cell>
          <table:table-cell office:value-type="float" office:value="-0.08645333">
            <text:p>-0,09</text:p>
          </table:table-cell>
          <table:table-cell office:value-type="float" office:value="-0.0433137">
            <text:p>-0,04</text:p>
          </table:table-cell>
          <table:table-cell office:value-type="float" office:value="-0.38912767">
            <text:p>-0,39</text:p>
          </table:table-cell>
          <table:table-cell office:value-type="float" office:value="0.07650039">
            <text:p>0,08</text:p>
          </table:table-cell>
          <table:table-cell office:value-type="float" office:value="-0.036311">
            <text:p>-0,04</text:p>
          </table:table-cell>
          <table:table-cell office:value-type="float" office:value="6044.921875">
            <text:p>6044,92</text:p>
          </table:table-cell>
          <table:table-cell office:value-type="float" office:value="-0.01349792">
            <text:p>-0,01</text:p>
          </table:table-cell>
          <table:table-cell office:value-type="float" office:value="0.00336592">
            <text:p>0</text:p>
          </table:table-cell>
          <table:table-cell office:value-type="float" office:value="20">
            <text:p>20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3446">
            <text:p>0,04</text:p>
          </table:table-cell>
          <table:table-cell office:value-type="float" office:value="0.08645333">
            <text:p>0,09</text:p>
          </table:table-cell>
          <table:table-cell office:value-type="float" office:value="0.38912767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3205842">
            <text:p>-0,03</text:p>
          </table:table-cell>
          <table:table-cell office:value-type="float" office:value="-0.04391588">
            <text:p>-0,04</text:p>
          </table:table-cell>
          <table:table-cell office:value-type="float" office:value="-0.08274354">
            <text:p>-0,08</text:p>
          </table:table-cell>
          <table:table-cell office:value-type="float" office:value="-0.04218738">
            <text:p>-0,04</text:p>
          </table:table-cell>
          <table:table-cell office:value-type="float" office:value="-0.39133075">
            <text:p>-0,39</text:p>
          </table:table-cell>
          <table:table-cell office:value-type="float" office:value="0.08303083">
            <text:p>0,08</text:p>
          </table:table-cell>
          <table:table-cell office:value-type="float" office:value="-0.04123437">
            <text:p>-0,04</text:p>
          </table:table-cell>
          <table:table-cell office:value-type="float" office:value="6049.8046875">
            <text:p>6049,8</text:p>
          </table:table-cell>
          <table:table-cell office:value-type="float" office:value="-0.01369324">
            <text:p>-0,01</text:p>
          </table:table-cell>
          <table:table-cell office:value-type="float" office:value="0.00373213">
            <text:p>0</text:p>
          </table:table-cell>
          <table:table-cell office:value-type="float" office:value="21">
            <text:p>21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391588">
            <text:p>0,04</text:p>
          </table:table-cell>
          <table:table-cell office:value-type="float" office:value="0.08274354">
            <text:p>0,08</text:p>
          </table:table-cell>
          <table:table-cell office:value-type="float" office:value="0.3913307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2336159">
            <text:p>-0,02</text:p>
          </table:table-cell>
          <table:table-cell office:value-type="float" office:value="-0.04631414">
            <text:p>-0,05</text:p>
          </table:table-cell>
          <table:table-cell office:value-type="float" office:value="-0.08891419">
            <text:p>-0,09</text:p>
          </table:table-cell>
          <table:table-cell office:value-type="float" office:value="-0.04283062">
            <text:p>-0,04</text:p>
          </table:table-cell>
          <table:table-cell office:value-type="float" office:value="-0.37243998">
            <text:p>-0,37</text:p>
          </table:table-cell>
          <table:table-cell office:value-type="float" office:value="0.09046125">
            <text:p>0,09</text:p>
          </table:table-cell>
          <table:table-cell office:value-type="float" office:value="-0.04720685">
            <text:p>-0,05</text:p>
          </table:table-cell>
          <table:table-cell office:value-type="float" office:value="6181.640625">
            <text:p>6181,64</text:p>
          </table:table-cell>
          <table:table-cell office:value-type="float" office:value="-0.01391296">
            <text:p>-0,01</text:p>
          </table:table-cell>
          <table:table-cell office:value-type="float" office:value="0.00368086">
            <text:p>0</text:p>
          </table:table-cell>
          <table:table-cell office:value-type="float" office:value="22">
            <text:p>22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631414">
            <text:p>0,05</text:p>
          </table:table-cell>
          <table:table-cell office:value-type="float" office:value="0.08891419">
            <text:p>0,09</text:p>
          </table:table-cell>
          <table:table-cell office:value-type="float" office:value="0.3724399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71681">
            <text:p>0,63</text:p>
          </table:table-cell>
          <table:table-cell office:value-type="float" office:value="-0.01168079">
            <text:p>-0,01</text:p>
          </table:table-cell>
          <table:table-cell office:value-type="float" office:value="-0.05444983">
            <text:p>-0,05</text:p>
          </table:table-cell>
          <table:table-cell office:value-type="float" office:value="-0.11499385">
            <text:p>-0,11</text:p>
          </table:table-cell>
          <table:table-cell office:value-type="float" office:value="-0.01777448">
            <text:p>-0,02</text:p>
          </table:table-cell>
          <table:table-cell office:value-type="float" office:value="-0.36839268">
            <text:p>-0,37</text:p>
          </table:table-cell>
          <table:table-cell office:value-type="float" office:value="0.09748475">
            <text:p>0,1</text:p>
          </table:table-cell>
          <table:table-cell office:value-type="float" office:value="-0.05334597">
            <text:p>-0,05</text:p>
          </table:table-cell>
          <table:table-cell office:value-type="float" office:value="5966.796875">
            <text:p>5966,8</text:p>
          </table:table-cell>
          <table:table-cell office:value-type="float" office:value="-0.01391907">
            <text:p>-0,01</text:p>
          </table:table-cell>
          <table:table-cell office:value-type="float" office:value="0.00364424">
            <text:p>0</text:p>
          </table:table-cell>
          <table:table-cell office:value-type="float" office:value="23">
            <text:p>23</text:p>
          </table:table-cell>
          <table:table-cell office:value-type="float" office:value="0.6347168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44983">
            <text:p>0,05</text:p>
          </table:table-cell>
          <table:table-cell office:value-type="float" office:value="0.11499385">
            <text:p>0,11</text:p>
          </table:table-cell>
          <table:table-cell office:value-type="float" office:value="0.3683926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46387">
            <text:p>0,6</text:p>
          </table:table-cell>
          <table:table-cell office:value-type="float" office:value="-0.00754534">
            <text:p>-0,01</text:p>
          </table:table-cell>
          <table:table-cell office:value-type="float" office:value="-0.05322587">
            <text:p>-0,05</text:p>
          </table:table-cell>
          <table:table-cell office:value-type="float" office:value="-0.10446424">
            <text:p>-0,1</text:p>
          </table:table-cell>
          <table:table-cell office:value-type="float" office:value="-0.03632188">
            <text:p>-0,04</text:p>
          </table:table-cell>
          <table:table-cell office:value-type="float" office:value="-0.35296103">
            <text:p>-0,35</text:p>
          </table:table-cell>
          <table:table-cell office:value-type="float" office:value="0.10474285">
            <text:p>0,1</text:p>
          </table:table-cell>
          <table:table-cell office:value-type="float" office:value="-0.05970572">
            <text:p>-0,06</text:p>
          </table:table-cell>
          <table:table-cell office:value-type="float" office:value="6357.421875">
            <text:p>6357,42</text:p>
          </table:table-cell>
          <table:table-cell office:value-type="float" office:value="-0.01424561">
            <text:p>-0,01</text:p>
          </table:table-cell>
          <table:table-cell office:value-type="float" office:value="0.00505049">
            <text:p>0,01</text:p>
          </table:table-cell>
          <table:table-cell office:value-type="float" office:value="24">
            <text:p>24</text:p>
          </table:table-cell>
          <table:table-cell office:value-type="float" office:value="0.604638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322587">
            <text:p>0,05</text:p>
          </table:table-cell>
          <table:table-cell office:value-type="float" office:value="0.10446424">
            <text:p>0,1</text:p>
          </table:table-cell>
          <table:table-cell office:value-type="float" office:value="0.35296103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207031">
            <text:p>0,62</text:p>
          </table:table-cell>
          <table:table-cell office:value-type="float" office:value="-0.00489816">
            <text:p>0</text:p>
          </table:table-cell>
          <table:table-cell office:value-type="float" office:value="-0.05115285">
            <text:p>-0,05</text:p>
          </table:table-cell>
          <table:table-cell office:value-type="float" office:value="-0.11968108">
            <text:p>-0,12</text:p>
          </table:table-cell>
          <table:table-cell office:value-type="float" office:value="-0.02389932">
            <text:p>-0,02</text:p>
          </table:table-cell>
          <table:table-cell office:value-type="float" office:value="-0.34341595">
            <text:p>-0,34</text:p>
          </table:table-cell>
          <table:table-cell office:value-type="float" office:value="0.11148139">
            <text:p>0,11</text:p>
          </table:table-cell>
          <table:table-cell office:value-type="float" office:value="-0.06631147">
            <text:p>-0,07</text:p>
          </table:table-cell>
          <table:table-cell office:value-type="float" office:value="6123.046875">
            <text:p>6123,05</text:p>
          </table:table-cell>
          <table:table-cell office:value-type="float" office:value="-0.01375732">
            <text:p>-0,01</text:p>
          </table:table-cell>
          <table:table-cell office:value-type="float" office:value="0.00390059">
            <text:p>0</text:p>
          </table:table-cell>
          <table:table-cell office:value-type="float" office:value="25">
            <text:p>25</text:p>
          </table:table-cell>
          <table:table-cell office:value-type="float" office:value="0.62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115285">
            <text:p>0,05</text:p>
          </table:table-cell>
          <table:table-cell office:value-type="float" office:value="0.11968108">
            <text:p>0,12</text:p>
          </table:table-cell>
          <table:table-cell office:value-type="float" office:value="0.34341595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405621">
            <text:p>0</text:p>
          </table:table-cell>
          <table:table-cell office:value-type="float" office:value="-0.04792539">
            <text:p>-0,05</text:p>
          </table:table-cell>
          <table:table-cell office:value-type="float" office:value="-0.11252806">
            <text:p>-0,11</text:p>
          </table:table-cell>
          <table:table-cell office:value-type="float" office:value="-0.03084537">
            <text:p>-0,03</text:p>
          </table:table-cell>
          <table:table-cell office:value-type="float" office:value="-0.33680916">
            <text:p>-0,34</text:p>
          </table:table-cell>
          <table:table-cell office:value-type="float" office:value="0.11812846">
            <text:p>0,12</text:p>
          </table:table-cell>
          <table:table-cell office:value-type="float" office:value="-0.07271407">
            <text:p>-0,07</text:p>
          </table:table-cell>
          <table:table-cell office:value-type="float" office:value="6342.7734375">
            <text:p>6342,77</text:p>
          </table:table-cell>
          <table:table-cell office:value-type="float" office:value="-0.01333313">
            <text:p>-0,01</text:p>
          </table:table-cell>
          <table:table-cell office:value-type="float" office:value="0.00344648">
            <text:p>0</text:p>
          </table:table-cell>
          <table:table-cell office:value-type="float" office:value="26">
            <text:p>26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2539">
            <text:p>0,05</text:p>
          </table:table-cell>
          <table:table-cell office:value-type="float" office:value="0.11252806">
            <text:p>0,11</text:p>
          </table:table-cell>
          <table:table-cell office:value-type="float" office:value="0.33680916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55077">
            <text:p>0,61</text:p>
          </table:table-cell>
          <table:table-cell office:value-type="float" office:value="-0.00265957">
            <text:p>0</text:p>
          </table:table-cell>
          <table:table-cell office:value-type="float" office:value="-0.04489902">
            <text:p>-0,04</text:p>
          </table:table-cell>
          <table:table-cell office:value-type="float" office:value="-0.12157917">
            <text:p>-0,12</text:p>
          </table:table-cell>
          <table:table-cell office:value-type="float" office:value="-0.02908343">
            <text:p>-0,03</text:p>
          </table:table-cell>
          <table:table-cell office:value-type="float" office:value="-0.32011899">
            <text:p>-0,32</text:p>
          </table:table-cell>
          <table:table-cell office:value-type="float" office:value="0.12462179">
            <text:p>0,12</text:p>
          </table:table-cell>
          <table:table-cell office:value-type="float" office:value="-0.07933252">
            <text:p>-0,08</text:p>
          </table:table-cell>
          <table:table-cell office:value-type="float" office:value="6044.921875">
            <text:p>6044,92</text:p>
          </table:table-cell>
          <table:table-cell office:value-type="float" office:value="-0.014099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7">
            <text:p>27</text:p>
          </table:table-cell>
          <table:table-cell office:value-type="float" office:value="0.61455077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9902">
            <text:p>0,04</text:p>
          </table:table-cell>
          <table:table-cell office:value-type="float" office:value="0.12157917">
            <text:p>0,12</text:p>
          </table:table-cell>
          <table:table-cell office:value-type="float" office:value="0.32011899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00098557">
            <text:p>0</text:p>
          </table:table-cell>
          <table:table-cell office:value-type="float" office:value="-0.04245607">
            <text:p>-0,04</text:p>
          </table:table-cell>
          <table:table-cell office:value-type="float" office:value="-0.12587394">
            <text:p>-0,13</text:p>
          </table:table-cell>
          <table:table-cell office:value-type="float" office:value="-0.02964786">
            <text:p>-0,03</text:p>
          </table:table-cell>
          <table:table-cell office:value-type="float" office:value="-0.30396962">
            <text:p>-0,3</text:p>
          </table:table-cell>
          <table:table-cell office:value-type="float" office:value="0.13213307">
            <text:p>0,13</text:p>
          </table:table-cell>
          <table:table-cell office:value-type="float" office:value="-0.08713499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405029">
            <text:p>-0,01</text:p>
          </table:table-cell>
          <table:table-cell office:value-type="float" office:value="0.00282393">
            <text:p>0</text:p>
          </table:table-cell>
          <table:table-cell office:value-type="float" office:value="28">
            <text:p>28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245607">
            <text:p>0,04</text:p>
          </table:table-cell>
          <table:table-cell office:value-type="float" office:value="0.12587394">
            <text:p>0,13</text:p>
          </table:table-cell>
          <table:table-cell office:value-type="float" office:value="0.30396962">
            <text:p>0,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0.00052498">
            <text:p>0</text:p>
          </table:table-cell>
          <table:table-cell office:value-type="float" office:value="-0.03944956">
            <text:p>-0,04</text:p>
          </table:table-cell>
          <table:table-cell office:value-type="float" office:value="-0.18872082">
            <text:p>-0,19</text:p>
          </table:table-cell>
          <table:table-cell office:value-type="float" office:value="0.03087334">
            <text:p>0,03</text:p>
          </table:table-cell>
          <table:table-cell office:value-type="float" office:value="-0.28615049">
            <text:p>-0,29</text:p>
          </table:table-cell>
          <table:table-cell office:value-type="float" office:value="0.13907439">
            <text:p>0,14</text:p>
          </table:table-cell>
          <table:table-cell office:value-type="float" office:value="-0.09498824">
            <text:p>-0,09</text:p>
          </table:table-cell>
          <table:table-cell office:value-type="float" office:value="5981.4453125">
            <text:p>5981,45</text:p>
          </table:table-cell>
          <table:table-cell office:value-type="float" office:value="-0.01342468">
            <text:p>-0,01</text:p>
          </table:table-cell>
          <table:table-cell office:value-type="float" office:value="0.0032707">
            <text:p>0</text:p>
          </table:table-cell>
          <table:table-cell office:value-type="float" office:value="29">
            <text:p>29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944956">
            <text:p>0,04</text:p>
          </table:table-cell>
          <table:table-cell office:value-type="float" office:value="0.18872082">
            <text:p>0,19</text:p>
          </table:table-cell>
          <table:table-cell office:value-type="float" office:value="0.28615049">
            <text:p>0,2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0.00205287">
            <text:p>0</text:p>
          </table:table-cell>
          <table:table-cell office:value-type="float" office:value="-0.03708855">
            <text:p>-0,04</text:p>
          </table:table-cell>
          <table:table-cell office:value-type="float" office:value="-0.21343553">
            <text:p>-0,21</text:p>
          </table:table-cell>
          <table:table-cell office:value-type="float" office:value="0.0455104">
            <text:p>0,05</text:p>
          </table:table-cell>
          <table:table-cell office:value-type="float" office:value="-0.2879349">
            <text:p>-0,29</text:p>
          </table:table-cell>
          <table:table-cell office:value-type="float" office:value="0.14637226">
            <text:p>0,15</text:p>
          </table:table-cell>
          <table:table-cell office:value-type="float" office:value="-0.10300816">
            <text:p>-0,1</text:p>
          </table:table-cell>
          <table:table-cell office:value-type="float" office:value="6093.75">
            <text:p>6093,75</text:p>
          </table:table-cell>
          <table:table-cell office:value-type="float" office:value="-0.01326904">
            <text:p>-0,01</text:p>
          </table:table-cell>
          <table:table-cell office:value-type="float" office:value="0.00343184">
            <text:p>0</text:p>
          </table:table-cell>
          <table:table-cell office:value-type="float" office:value="30">
            <text:p>30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08855">
            <text:p>0,04</text:p>
          </table:table-cell>
          <table:table-cell office:value-type="float" office:value="0.21343553">
            <text:p>0,21</text:p>
          </table:table-cell>
          <table:table-cell office:value-type="float" office:value="0.2879349">
            <text:p>0,29</text:p>
          </table:table-cell>
          <table:table-cell table:number-columns-repeated="237"/>
        </table:table-row>
      </table:table>
      <table:table table:name="pgach6090V1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09:49:19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V1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3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1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V1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65742493">
            <text:p>82,66</text:p>
          </table:table-cell>
          <table:table-cell office:value-type="float" office:value="0.08048384">
            <text:p>0,08</text:p>
          </table:table-cell>
          <table:table-cell office:value-type="float" office:value="0.00476855">
            <text:p>0</text:p>
          </table:table-cell>
          <table:table-cell office:value-type="float" office:value="-0.18429367">
            <text:p>-0,18</text:p>
          </table:table-cell>
          <table:table-cell office:value-type="float" office:value="-0.08702998">
            <text:p>-0,09</text:p>
          </table:table-cell>
          <table:table-cell office:value-type="float" office:value="-0.04900547">
            <text:p>-0,05</text:p>
          </table:table-cell>
          <table:table-cell office:value-type="float" office:value="-0.13088715">
            <text:p>-0,13</text:p>
          </table:table-cell>
          <table:table-cell office:value-type="float" office:value="0.31341612">
            <text:p>0,31</text:p>
          </table:table-cell>
          <table:table-cell office:value-type="float" office:value="4.0625">
            <text:p>4,06</text:p>
          </table:table-cell>
          <table:table-cell office:value-type="float" office:value="0.02528076">
            <text:p>0,03</text:p>
          </table:table-cell>
          <table:table-cell office:value-type="float" office:value="11.59614658">
            <text:p>11,6</text:p>
          </table:table-cell>
          <table:table-cell office:value-type="float" office:value="-5">
            <text:p>-5</text:p>
          </table:table-cell>
          <table:table-cell office:value-type="float" office:value="82.65742493">
            <text:p>82,66</text:p>
          </table:table-cell>
          <table:table-cell office:value-type="float" office:value="-0.0782063">
            <text:p>-0,08</text:p>
          </table:table-cell>
          <table:table-cell/>
          <table:table-cell office:value-type="float" office:value="0.04900547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4482422">
            <text:p>82,44</text:p>
          </table:table-cell>
          <table:table-cell office:value-type="float" office:value="0.07827597">
            <text:p>0,08</text:p>
          </table:table-cell>
          <table:table-cell office:value-type="float" office:value="0.00162131">
            <text:p>0</text:p>
          </table:table-cell>
          <table:table-cell office:value-type="float" office:value="-0.17475733">
            <text:p>-0,17</text:p>
          </table:table-cell>
          <table:table-cell office:value-type="float" office:value="-0.0814763">
            <text:p>-0,08</text:p>
          </table:table-cell>
          <table:table-cell office:value-type="float" office:value="-0.06535571">
            <text:p>-0,07</text:p>
          </table:table-cell>
          <table:table-cell office:value-type="float" office:value="-0.1378192">
            <text:p>-0,14</text:p>
          </table:table-cell>
          <table:table-cell office:value-type="float" office:value="0.31447634">
            <text:p>0,31</text:p>
          </table:table-cell>
          <table:table-cell office:value-type="float" office:value="4.39453125">
            <text:p>4,39</text:p>
          </table:table-cell>
          <table:table-cell office:value-type="float" office:value="0.0246582">
            <text:p>0,02</text:p>
          </table:table-cell>
          <table:table-cell office:value-type="float" office:value="11.59619045">
            <text:p>11,6</text:p>
          </table:table-cell>
          <table:table-cell office:value-type="float" office:value="-4">
            <text:p>-4</text:p>
          </table:table-cell>
          <table:table-cell office:value-type="float" office:value="82.44482422">
            <text:p>82,44</text:p>
          </table:table-cell>
          <table:table-cell office:value-type="float" office:value="-0.0621106">
            <text:p>-0,06</text:p>
          </table:table-cell>
          <table:table-cell/>
          <table:table-cell office:value-type="float" office:value="0.06535571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71962738">
            <text:p>82,72</text:p>
          </table:table-cell>
          <table:table-cell office:value-type="float" office:value="0.08267661">
            <text:p>0,08</text:p>
          </table:table-cell>
          <table:table-cell office:value-type="float" office:value="0.00630955">
            <text:p>0,01</text:p>
          </table:table-cell>
          <table:table-cell office:value-type="float" office:value="-0.17987168">
            <text:p>-0,18</text:p>
          </table:table-cell>
          <table:table-cell office:value-type="float" office:value="-0.08675022">
            <text:p>-0,09</text:p>
          </table:table-cell>
          <table:table-cell office:value-type="float" office:value="-0.05469863">
            <text:p>-0,05</text:p>
          </table:table-cell>
          <table:table-cell office:value-type="float" office:value="-0.12911636">
            <text:p>-0,13</text:p>
          </table:table-cell>
          <table:table-cell office:value-type="float" office:value="0.31546673">
            <text:p>0,32</text:p>
          </table:table-cell>
          <table:table-cell office:value-type="float" office:value="4.89257813">
            <text:p>4,89</text:p>
          </table:table-cell>
          <table:table-cell office:value-type="float" office:value="0.02471924">
            <text:p>0,02</text:p>
          </table:table-cell>
          <table:table-cell office:value-type="float" office:value="11.59501839">
            <text:p>11,6</text:p>
          </table:table-cell>
          <table:table-cell office:value-type="float" office:value="-3">
            <text:p>-3</text:p>
          </table:table-cell>
          <table:table-cell office:value-type="float" office:value="82.71962738">
            <text:p>82,72</text:p>
          </table:table-cell>
          <table:table-cell office:value-type="float" office:value="-0.06002356">
            <text:p>-0,06</text:p>
          </table:table-cell>
          <table:table-cell/>
          <table:table-cell office:value-type="float" office:value="0.05469863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4140625">
            <text:p>82,44</text:p>
          </table:table-cell>
          <table:table-cell office:value-type="float" office:value="0.07704379">
            <text:p>0,08</text:p>
          </table:table-cell>
          <table:table-cell office:value-type="float" office:value="0.00761463">
            <text:p>0,01</text:p>
          </table:table-cell>
          <table:table-cell office:value-type="float" office:value="-0.16807127">
            <text:p>-0,17</text:p>
          </table:table-cell>
          <table:table-cell office:value-type="float" office:value="-0.08300978">
            <text:p>-0,08</text:p>
          </table:table-cell>
          <table:table-cell office:value-type="float" office:value="-0.07224082">
            <text:p>-0,07</text:p>
          </table:table-cell>
          <table:table-cell office:value-type="float" office:value="-0.11447821">
            <text:p>-0,11</text:p>
          </table:table-cell>
          <table:table-cell office:value-type="float" office:value="0.31525087">
            <text:p>0,32</text:p>
          </table:table-cell>
          <table:table-cell office:value-type="float" office:value="4.36523438">
            <text:p>4,37</text:p>
          </table:table-cell>
          <table:table-cell office:value-type="float" office:value="0.02518921">
            <text:p>0,03</text:p>
          </table:table-cell>
          <table:table-cell office:value-type="float" office:value="11.59509182">
            <text:p>11,6</text:p>
          </table:table-cell>
          <table:table-cell office:value-type="float" office:value="-2">
            <text:p>-2</text:p>
          </table:table-cell>
          <table:table-cell office:value-type="float" office:value="82.44140625">
            <text:p>82,44</text:p>
          </table:table-cell>
          <table:table-cell office:value-type="float" office:value="-0.04126025">
            <text:p>-0,04</text:p>
          </table:table-cell>
          <table:table-cell/>
          <table:table-cell office:value-type="float" office:value="0.07224082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03330231">
            <text:p>82,03</text:p>
          </table:table-cell>
          <table:table-cell office:value-type="float" office:value="0.08036313">
            <text:p>0,08</text:p>
          </table:table-cell>
          <table:table-cell office:value-type="float" office:value="0.0103302">
            <text:p>0,01</text:p>
          </table:table-cell>
          <table:table-cell office:value-type="float" office:value="-0.17119446">
            <text:p>-0,17</text:p>
          </table:table-cell>
          <table:table-cell office:value-type="float" office:value="-0.08686937">
            <text:p>-0,09</text:p>
          </table:table-cell>
          <table:table-cell office:value-type="float" office:value="-0.06453594">
            <text:p>-0,06</text:p>
          </table:table-cell>
          <table:table-cell office:value-type="float" office:value="-0.11764865">
            <text:p>-0,12</text:p>
          </table:table-cell>
          <table:table-cell office:value-type="float" office:value="0.31594604">
            <text:p>0,32</text:p>
          </table:table-cell>
          <table:table-cell office:value-type="float" office:value="4.2578125">
            <text:p>4,26</text:p>
          </table:table-cell>
          <table:table-cell office:value-type="float" office:value="0.02485962">
            <text:p>0,02</text:p>
          </table:table-cell>
          <table:table-cell office:value-type="float" office:value="11.59390545">
            <text:p>11,59</text:p>
          </table:table-cell>
          <table:table-cell office:value-type="float" office:value="-1">
            <text:p>-1</text:p>
          </table:table-cell>
          <table:table-cell office:value-type="float" office:value="82.03330231">
            <text:p>82,03</text:p>
          </table:table-cell>
          <table:table-cell office:value-type="float" office:value="-0.03711621">
            <text:p>-0,04</text:p>
          </table:table-cell>
          <table:table-cell/>
          <table:table-cell office:value-type="float" office:value="0.06453594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1748047">
            <text:p>82,42</text:p>
          </table:table-cell>
          <table:table-cell office:value-type="float" office:value="0.07269346">
            <text:p>0,07</text:p>
          </table:table-cell>
          <table:table-cell office:value-type="float" office:value="0.01368826">
            <text:p>0,01</text:p>
          </table:table-cell>
          <table:table-cell office:value-type="float" office:value="-0.15211165">
            <text:p>-0,15</text:p>
          </table:table-cell>
          <table:table-cell office:value-type="float" office:value="-0.08376615">
            <text:p>-0,08</text:p>
          </table:table-cell>
          <table:table-cell office:value-type="float" office:value="-0.08689116">
            <text:p>-0,09</text:p>
          </table:table-cell>
          <table:table-cell office:value-type="float" office:value="-0.1117478">
            <text:p>-0,11</text:p>
          </table:table-cell>
          <table:table-cell office:value-type="float" office:value="0.31499058">
            <text:p>0,31</text:p>
          </table:table-cell>
          <table:table-cell office:value-type="float" office:value="4.85351563">
            <text:p>4,85</text:p>
          </table:table-cell>
          <table:table-cell office:value-type="float" office:value="0.02442627">
            <text:p>0,02</text:p>
          </table:table-cell>
          <table:table-cell office:value-type="float" office:value="11.59427166">
            <text:p>11,59</text:p>
          </table:table-cell>
          <table:table-cell office:value-type="float" office:value="0">
            <text:p>0</text:p>
          </table:table-cell>
          <table:table-cell office:value-type="float" office:value="82.41748047">
            <text:p>82,42</text:p>
          </table:table-cell>
          <table:table-cell office:value-type="float" office:value="-0.0125072">
            <text:p>-0,01</text:p>
          </table:table-cell>
          <table:table-cell/>
          <table:table-cell office:value-type="float" office:value="0.0868911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780304">
            <text:p>82,28</text:p>
          </table:table-cell>
          <table:table-cell office:value-type="float" office:value="0.06699023">
            <text:p>0,07</text:p>
          </table:table-cell>
          <table:table-cell office:value-type="float" office:value="0.01626328">
            <text:p>0,02</text:p>
          </table:table-cell>
          <table:table-cell office:value-type="float" office:value="-0.14170605">
            <text:p>-0,14</text:p>
          </table:table-cell>
          <table:table-cell office:value-type="float" office:value="-0.08237255">
            <text:p>-0,08</text:p>
          </table:table-cell>
          <table:table-cell office:value-type="float" office:value="-0.09941411">
            <text:p>-0,1</text:p>
          </table:table-cell>
          <table:table-cell office:value-type="float" office:value="-0.10644074">
            <text:p>-0,11</text:p>
          </table:table-cell>
          <table:table-cell office:value-type="float" office:value="0.31421289">
            <text:p>0,31</text:p>
          </table:table-cell>
          <table:table-cell office:value-type="float" office:value="4.35546875">
            <text:p>4,36</text:p>
          </table:table-cell>
          <table:table-cell office:value-type="float" office:value="0.02564697">
            <text:p>0,03</text:p>
          </table:table-cell>
          <table:table-cell office:value-type="float" office:value="11.59452057">
            <text:p>11,59</text:p>
          </table:table-cell>
          <table:table-cell office:value-type="float" office:value="1">
            <text:p>1</text:p>
          </table:table-cell>
          <table:table-cell office:value-type="float" office:value="82.2780304">
            <text:p>82,28</text:p>
          </table:table-cell>
          <table:table-cell office:value-type="float" office:value="0.00432922">
            <text:p>0</text:p>
          </table:table-cell>
          <table:table-cell/>
          <table:table-cell office:value-type="float" office:value="0.0994141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11191559">
            <text:p>82,11</text:p>
          </table:table-cell>
          <table:table-cell office:value-type="float" office:value="0.09235298">
            <text:p>0,09</text:p>
          </table:table-cell>
          <table:table-cell office:value-type="float" office:value="-0.00392527">
            <text:p>0</text:p>
          </table:table-cell>
          <table:table-cell office:value-type="float" office:value="-0.18513259">
            <text:p>-0,19</text:p>
          </table:table-cell>
          <table:table-cell office:value-type="float" office:value="-0.04131579">
            <text:p>-0,04</text:p>
          </table:table-cell>
          <table:table-cell office:value-type="float" office:value="-0.07713936">
            <text:p>-0,08</text:p>
          </table:table-cell>
          <table:table-cell office:value-type="float" office:value="-0.10113898">
            <text:p>-0,1</text:p>
          </table:table-cell>
          <table:table-cell office:value-type="float" office:value="0.31386688">
            <text:p>0,31</text:p>
          </table:table-cell>
          <table:table-cell office:value-type="float" office:value="4.27734375">
            <text:p>4,28</text:p>
          </table:table-cell>
          <table:table-cell office:value-type="float" office:value="0.02481689">
            <text:p>0,02</text:p>
          </table:table-cell>
          <table:table-cell office:value-type="float" office:value="11.59501839">
            <text:p>11,6</text:p>
          </table:table-cell>
          <table:table-cell office:value-type="float" office:value="2">
            <text:p>2</text:p>
          </table:table-cell>
          <table:table-cell office:value-type="float" office:value="82.11191559">
            <text:p>82,11</text:p>
          </table:table-cell>
          <table:table-cell office:value-type="float" office:value="0.0095293">
            <text:p>0,01</text:p>
          </table:table-cell>
          <table:table-cell/>
          <table:table-cell office:value-type="float" office:value="0.07713936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4863434">
            <text:p>82,25</text:p>
          </table:table-cell>
          <table:table-cell office:value-type="float" office:value="0.11050371">
            <text:p>0,11</text:p>
          </table:table-cell>
          <table:table-cell office:value-type="float" office:value="-0.01561576">
            <text:p>-0,02</text:p>
          </table:table-cell>
          <table:table-cell office:value-type="float" office:value="-0.2212363">
            <text:p>-0,22</text:p>
          </table:table-cell>
          <table:table-cell office:value-type="float" office:value="-0.01326768">
            <text:p>-0,01</text:p>
          </table:table-cell>
          <table:table-cell office:value-type="float" office:value="-0.09684917">
            <text:p>-0,1</text:p>
          </table:table-cell>
          <table:table-cell office:value-type="float" office:value="-0.09485905">
            <text:p>-0,09</text:p>
          </table:table-cell>
          <table:table-cell office:value-type="float" office:value="0.31276223">
            <text:p>0,31</text:p>
          </table:table-cell>
          <table:table-cell office:value-type="float" office:value="4.39453125">
            <text:p>4,39</text:p>
          </table:table-cell>
          <table:table-cell office:value-type="float" office:value="0.02402344">
            <text:p>0,02</text:p>
          </table:table-cell>
          <table:table-cell office:value-type="float" office:value="11.59312916">
            <text:p>11,59</text:p>
          </table:table-cell>
          <table:table-cell office:value-type="float" office:value="3">
            <text:p>3</text:p>
          </table:table-cell>
          <table:table-cell office:value-type="float" office:value="82.24863434">
            <text:p>82,25</text:p>
          </table:table-cell>
          <table:table-cell office:value-type="float" office:value="0.02504443">
            <text:p>0,03</text:p>
          </table:table-cell>
          <table:table-cell/>
          <table:table-cell office:value-type="float" office:value="0.09684917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0947113">
            <text:p>82,31</text:p>
          </table:table-cell>
          <table:table-cell office:value-type="float" office:value="0.11171577">
            <text:p>0,11</text:p>
          </table:table-cell>
          <table:table-cell office:value-type="float" office:value="-0.00633465">
            <text:p>-0,01</text:p>
          </table:table-cell>
          <table:table-cell office:value-type="float" office:value="-0.22454144">
            <text:p>-0,22</text:p>
          </table:table-cell>
          <table:table-cell office:value-type="float" office:value="-0.02270685">
            <text:p>-0,02</text:p>
          </table:table-cell>
          <table:table-cell office:value-type="float" office:value="-0.08374282">
            <text:p>-0,08</text:p>
          </table:table-cell>
          <table:table-cell office:value-type="float" office:value="-0.08787134">
            <text:p>-0,09</text:p>
          </table:table-cell>
          <table:table-cell office:value-type="float" office:value="0.31146392">
            <text:p>0,31</text:p>
          </table:table-cell>
          <table:table-cell office:value-type="float" office:value="4.375">
            <text:p>4,38</text:p>
          </table:table-cell>
          <table:table-cell office:value-type="float" office:value="0.02448731">
            <text:p>0,02</text:p>
          </table:table-cell>
          <table:table-cell office:value-type="float" office:value="11.59460831">
            <text:p>11,59</text:p>
          </table:table-cell>
          <table:table-cell office:value-type="float" office:value="4">
            <text:p>4</text:p>
          </table:table-cell>
          <table:table-cell office:value-type="float" office:value="82.30947113">
            <text:p>82,31</text:p>
          </table:table-cell>
          <table:table-cell office:value-type="float" office:value="0.0475564">
            <text:p>0,05</text:p>
          </table:table-cell>
          <table:table-cell/>
          <table:table-cell office:value-type="float" office:value="0.0837428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51113129">
            <text:p>82,51</text:p>
          </table:table-cell>
          <table:table-cell office:value-type="float" office:value="0.11319438">
            <text:p>0,11</text:p>
          </table:table-cell>
          <table:table-cell office:value-type="float" office:value="-0.0179398">
            <text:p>-0,02</text:p>
          </table:table-cell>
          <table:table-cell office:value-type="float" office:value="-0.22943342">
            <text:p>-0,23</text:p>
          </table:table-cell>
          <table:table-cell office:value-type="float" office:value="0.00789533">
            <text:p>0,01</text:p>
          </table:table-cell>
          <table:table-cell office:value-type="float" office:value="-0.06994746">
            <text:p>-0,07</text:p>
          </table:table-cell>
          <table:table-cell office:value-type="float" office:value="-0.07559511">
            <text:p>-0,08</text:p>
          </table:table-cell>
          <table:table-cell office:value-type="float" office:value="0.31015611">
            <text:p>0,31</text:p>
          </table:table-cell>
          <table:table-cell office:value-type="float" office:value="4.48242188">
            <text:p>4,48</text:p>
          </table:table-cell>
          <table:table-cell office:value-type="float" office:value="0.02457886">
            <text:p>0,02</text:p>
          </table:table-cell>
          <table:table-cell office:value-type="float" office:value="11.59551716">
            <text:p>11,6</text:p>
          </table:table-cell>
          <table:table-cell office:value-type="float" office:value="5">
            <text:p>5</text:p>
          </table:table-cell>
          <table:table-cell office:value-type="float" office:value="82.51113129">
            <text:p>82,51</text:p>
          </table:table-cell>
          <table:table-cell office:value-type="float" office:value="0.02093042">
            <text:p>0,02</text:p>
          </table:table-cell>
          <table:table-cell/>
          <table:table-cell office:value-type="float" office:value="0.06994746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09072113">
            <text:p>82,09</text:p>
          </table:table-cell>
          <table:table-cell office:value-type="float" office:value="0.12943397">
            <text:p>0,13</text:p>
          </table:table-cell>
          <table:table-cell office:value-type="float" office:value="-0.02485672">
            <text:p>-0,02</text:p>
          </table:table-cell>
          <table:table-cell office:value-type="float" office:value="-0.26806399">
            <text:p>-0,27</text:p>
          </table:table-cell>
          <table:table-cell office:value-type="float" office:value="0.03204759">
            <text:p>0,03</text:p>
          </table:table-cell>
          <table:table-cell office:value-type="float" office:value="-0.05495513">
            <text:p>-0,05</text:p>
          </table:table-cell>
          <table:table-cell office:value-type="float" office:value="-0.07185472">
            <text:p>-0,07</text:p>
          </table:table-cell>
          <table:table-cell office:value-type="float" office:value="0.30857846">
            <text:p>0,31</text:p>
          </table:table-cell>
          <table:table-cell office:value-type="float" office:value="4.15039063">
            <text:p>4,15</text:p>
          </table:table-cell>
          <table:table-cell office:value-type="float" office:value="0.02418213">
            <text:p>0,02</text:p>
          </table:table-cell>
          <table:table-cell office:value-type="float" office:value="11.59446239">
            <text:p>11,59</text:p>
          </table:table-cell>
          <table:table-cell office:value-type="float" office:value="6">
            <text:p>6</text:p>
          </table:table-cell>
          <table:table-cell office:value-type="float" office:value="82.09072113">
            <text:p>82,09</text:p>
          </table:table-cell>
          <table:table-cell office:value-type="float" office:value="0.04921301">
            <text:p>0,05</text:p>
          </table:table-cell>
          <table:table-cell/>
          <table:table-cell office:value-type="float" office:value="0.05495513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54599762">
            <text:p>82,55</text:p>
          </table:table-cell>
          <table:table-cell office:value-type="float" office:value="0.12857901">
            <text:p>0,13</text:p>
          </table:table-cell>
          <table:table-cell office:value-type="float" office:value="-0.02290412">
            <text:p>-0,02</text:p>
          </table:table-cell>
          <table:table-cell office:value-type="float" office:value="-0.26885742">
            <text:p>-0,27</text:p>
          </table:table-cell>
          <table:table-cell office:value-type="float" office:value="0.04270421">
            <text:p>0,04</text:p>
          </table:table-cell>
          <table:table-cell office:value-type="float" office:value="-0.06524004">
            <text:p>-0,07</text:p>
          </table:table-cell>
          <table:table-cell office:value-type="float" office:value="-0.06246001">
            <text:p>-0,06</text:p>
          </table:table-cell>
          <table:table-cell office:value-type="float" office:value="0.30648661">
            <text:p>0,31</text:p>
          </table:table-cell>
          <table:table-cell office:value-type="float" office:value="4.09179688">
            <text:p>4,09</text:p>
          </table:table-cell>
          <table:table-cell office:value-type="float" office:value="0.02469482">
            <text:p>0,02</text:p>
          </table:table-cell>
          <table:table-cell office:value-type="float" office:value="11.59403706">
            <text:p>11,59</text:p>
          </table:table-cell>
          <table:table-cell office:value-type="float" office:value="7">
            <text:p>7</text:p>
          </table:table-cell>
          <table:table-cell office:value-type="float" office:value="82.54599762">
            <text:p>82,55</text:p>
          </table:table-cell>
          <table:table-cell office:value-type="float" office:value="0.05789648">
            <text:p>0,06</text:p>
          </table:table-cell>
          <table:table-cell/>
          <table:table-cell office:value-type="float" office:value="0.0652400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8877106">
            <text:p>82,39</text:p>
          </table:table-cell>
          <table:table-cell office:value-type="float" office:value="0.12247847">
            <text:p>0,12</text:p>
          </table:table-cell>
          <table:table-cell office:value-type="float" office:value="-0.01592697">
            <text:p>-0,02</text:p>
          </table:table-cell>
          <table:table-cell office:value-type="float" office:value="-0.25686496">
            <text:p>-0,26</text:p>
          </table:table-cell>
          <table:table-cell office:value-type="float" office:value="0.03300601">
            <text:p>0,03</text:p>
          </table:table-cell>
          <table:table-cell office:value-type="float" office:value="-0.07337745">
            <text:p>-0,07</text:p>
          </table:table-cell>
          <table:table-cell office:value-type="float" office:value="-0.06071308">
            <text:p>-0,06</text:p>
          </table:table-cell>
          <table:table-cell office:value-type="float" office:value="0.30451217">
            <text:p>0,3</text:p>
          </table:table-cell>
          <table:table-cell office:value-type="float" office:value="4.19921875">
            <text:p>4,2</text:p>
          </table:table-cell>
          <table:table-cell office:value-type="float" office:value="0.02491455">
            <text:p>0,02</text:p>
          </table:table-cell>
          <table:table-cell office:value-type="float" office:value="11.59450626">
            <text:p>11,59</text:p>
          </table:table-cell>
          <table:table-cell office:value-type="float" office:value="8">
            <text:p>8</text:p>
          </table:table-cell>
          <table:table-cell office:value-type="float" office:value="82.38877106">
            <text:p>82,39</text:p>
          </table:table-cell>
          <table:table-cell office:value-type="float" office:value="0.06810144">
            <text:p>0,07</text:p>
          </table:table-cell>
          <table:table-cell/>
          <table:table-cell office:value-type="float" office:value="0.07337745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8330078">
            <text:p>82,38</text:p>
          </table:table-cell>
          <table:table-cell office:value-type="float" office:value="0.1194106">
            <text:p>0,12</text:p>
          </table:table-cell>
          <table:table-cell office:value-type="float" office:value="-0.0147524">
            <text:p>-0,01</text:p>
          </table:table-cell>
          <table:table-cell office:value-type="float" office:value="-0.24940063">
            <text:p>-0,25</text:p>
          </table:table-cell>
          <table:table-cell office:value-type="float" office:value="0.04003617">
            <text:p>0,04</text:p>
          </table:table-cell>
          <table:table-cell office:value-type="float" office:value="-0.09360527">
            <text:p>-0,09</text:p>
          </table:table-cell>
          <table:table-cell office:value-type="float" office:value="-0.05694088">
            <text:p>-0,06</text:p>
          </table:table-cell>
          <table:table-cell office:value-type="float" office:value="0.30225524">
            <text:p>0,3</text:p>
          </table:table-cell>
          <table:table-cell office:value-type="float" office:value="4.58984375">
            <text:p>4,59</text:p>
          </table:table-cell>
          <table:table-cell office:value-type="float" office:value="0.02528687">
            <text:p>0,03</text:p>
          </table:table-cell>
          <table:table-cell office:value-type="float" office:value="11.59509182">
            <text:p>11,6</text:p>
          </table:table-cell>
          <table:table-cell office:value-type="float" office:value="9">
            <text:p>9</text:p>
          </table:table-cell>
          <table:table-cell office:value-type="float" office:value="82.38330078">
            <text:p>82,38</text:p>
          </table:table-cell>
          <table:table-cell office:value-type="float" office:value="0.07108435">
            <text:p>0,07</text:p>
          </table:table-cell>
          <table:table-cell/>
          <table:table-cell office:value-type="float" office:value="0.09360527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84062195">
            <text:p>82,84</text:p>
          </table:table-cell>
          <table:table-cell office:value-type="float" office:value="0.12479697">
            <text:p>0,12</text:p>
          </table:table-cell>
          <table:table-cell office:value-type="float" office:value="-0.0134423">
            <text:p>-0,01</text:p>
          </table:table-cell>
          <table:table-cell office:value-type="float" office:value="-0.26634067">
            <text:p>-0,27</text:p>
          </table:table-cell>
          <table:table-cell office:value-type="float" office:value="0.04673477">
            <text:p>0,05</text:p>
          </table:table-cell>
          <table:table-cell office:value-type="float" office:value="-0.08667994">
            <text:p>-0,09</text:p>
          </table:table-cell>
          <table:table-cell office:value-type="float" office:value="-0.04751435">
            <text:p>-0,05</text:p>
          </table:table-cell>
          <table:table-cell office:value-type="float" office:value="0.29956341">
            <text:p>0,3</text:p>
          </table:table-cell>
          <table:table-cell office:value-type="float" office:value="4.0625">
            <text:p>4,06</text:p>
          </table:table-cell>
          <table:table-cell office:value-type="float" office:value="0.02478638">
            <text:p>0,02</text:p>
          </table:table-cell>
          <table:table-cell office:value-type="float" office:value="11.59479904">
            <text:p>11,59</text:p>
          </table:table-cell>
          <table:table-cell office:value-type="float" office:value="10">
            <text:p>10</text:p>
          </table:table-cell>
          <table:table-cell office:value-type="float" office:value="82.84062195">
            <text:p>82,84</text:p>
          </table:table-cell>
          <table:table-cell office:value-type="float" office:value="0.08342639">
            <text:p>0,08</text:p>
          </table:table-cell>
          <table:table-cell/>
          <table:table-cell office:value-type="float" office:value="0.08667994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4004059">
            <text:p>82,44</text:p>
          </table:table-cell>
          <table:table-cell office:value-type="float" office:value="0.13006264">
            <text:p>0,13</text:p>
          </table:table-cell>
          <table:table-cell office:value-type="float" office:value="-0.01660461">
            <text:p>-0,02</text:p>
          </table:table-cell>
          <table:table-cell office:value-type="float" office:value="-0.28410447">
            <text:p>-0,28</text:p>
          </table:table-cell>
          <table:table-cell office:value-type="float" office:value="0.06572191">
            <text:p>0,07</text:p>
          </table:table-cell>
          <table:table-cell office:value-type="float" office:value="-0.07377476">
            <text:p>-0,07</text:p>
          </table:table-cell>
          <table:table-cell office:value-type="float" office:value="-0.0384563">
            <text:p>-0,04</text:p>
          </table:table-cell>
          <table:table-cell office:value-type="float" office:value="0.29593518">
            <text:p>0,3</text:p>
          </table:table-cell>
          <table:table-cell office:value-type="float" office:value="4.61914063">
            <text:p>4,62</text:p>
          </table:table-cell>
          <table:table-cell office:value-type="float" office:value="0.02488403">
            <text:p>0,02</text:p>
          </table:table-cell>
          <table:table-cell office:value-type="float" office:value="11.59415436">
            <text:p>11,59</text:p>
          </table:table-cell>
          <table:table-cell office:value-type="float" office:value="11">
            <text:p>11</text:p>
          </table:table-cell>
          <table:table-cell office:value-type="float" office:value="82.44004059">
            <text:p>82,44</text:p>
          </table:table-cell>
          <table:table-cell office:value-type="float" office:value="0.08986267">
            <text:p>0,09</text:p>
          </table:table-cell>
          <table:table-cell/>
          <table:table-cell office:value-type="float" office:value="0.07377476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7148132">
            <text:p>82,47</text:p>
          </table:table-cell>
          <table:table-cell office:value-type="float" office:value="0.13164185">
            <text:p>0,13</text:p>
          </table:table-cell>
          <table:table-cell office:value-type="float" office:value="-0.01329674">
            <text:p>-0,01</text:p>
          </table:table-cell>
          <table:table-cell office:value-type="float" office:value="-0.29473746">
            <text:p>-0,29</text:p>
          </table:table-cell>
          <table:table-cell office:value-type="float" office:value="0.07195942">
            <text:p>0,07</text:p>
          </table:table-cell>
          <table:table-cell office:value-type="float" office:value="-0.07744111">
            <text:p>-0,08</text:p>
          </table:table-cell>
          <table:table-cell office:value-type="float" office:value="-0.02822921">
            <text:p>-0,03</text:p>
          </table:table-cell>
          <table:table-cell office:value-type="float" office:value="0.29212916">
            <text:p>0,29</text:p>
          </table:table-cell>
          <table:table-cell office:value-type="float" office:value="4.35546875">
            <text:p>4,36</text:p>
          </table:table-cell>
          <table:table-cell office:value-type="float" office:value="0.02507324">
            <text:p>0,03</text:p>
          </table:table-cell>
          <table:table-cell office:value-type="float" office:value="11.59683514">
            <text:p>11,6</text:p>
          </table:table-cell>
          <table:table-cell office:value-type="float" office:value="12">
            <text:p>12</text:p>
          </table:table-cell>
          <table:table-cell office:value-type="float" office:value="82.47148132">
            <text:p>82,47</text:p>
          </table:table-cell>
          <table:table-cell office:value-type="float" office:value="0.10492737">
            <text:p>0,1</text:p>
          </table:table-cell>
          <table:table-cell/>
          <table:table-cell office:value-type="float" office:value="0.07744111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9833832">
            <text:p>82,4</text:p>
          </table:table-cell>
          <table:table-cell office:value-type="float" office:value="0.12290093">
            <text:p>0,12</text:p>
          </table:table-cell>
          <table:table-cell office:value-type="float" office:value="-0.00225879">
            <text:p>0</text:p>
          </table:table-cell>
          <table:table-cell office:value-type="float" office:value="-0.27390105">
            <text:p>-0,27</text:p>
          </table:table-cell>
          <table:table-cell office:value-type="float" office:value="0.0453619">
            <text:p>0,05</text:p>
          </table:table-cell>
          <table:table-cell office:value-type="float" office:value="-0.06986699">
            <text:p>-0,07</text:p>
          </table:table-cell>
          <table:table-cell office:value-type="float" office:value="-0.01920827">
            <text:p>-0,02</text:p>
          </table:table-cell>
          <table:table-cell office:value-type="float" office:value="0.28874853">
            <text:p>0,29</text:p>
          </table:table-cell>
          <table:table-cell office:value-type="float" office:value="4.36523438">
            <text:p>4,37</text:p>
          </table:table-cell>
          <table:table-cell office:value-type="float" office:value="0.02426147">
            <text:p>0,02</text:p>
          </table:table-cell>
          <table:table-cell office:value-type="float" office:value="11.594594">
            <text:p>11,59</text:p>
          </table:table-cell>
          <table:table-cell office:value-type="float" office:value="13">
            <text:p>13</text:p>
          </table:table-cell>
          <table:table-cell office:value-type="float" office:value="82.39833832">
            <text:p>82,4</text:p>
          </table:table-cell>
          <table:table-cell office:value-type="float" office:value="0.11538257">
            <text:p>0,12</text:p>
          </table:table-cell>
          <table:table-cell/>
          <table:table-cell office:value-type="float" office:value="0.06986699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60683441">
            <text:p>82,61</text:p>
          </table:table-cell>
          <table:table-cell office:value-type="float" office:value="0.12604424">
            <text:p>0,13</text:p>
          </table:table-cell>
          <table:table-cell office:value-type="float" office:value="-0.00099387">
            <text:p>0</text:p>
          </table:table-cell>
          <table:table-cell office:value-type="float" office:value="-0.28816766">
            <text:p>-0,29</text:p>
          </table:table-cell>
          <table:table-cell office:value-type="float" office:value="0.05442806">
            <text:p>0,05</text:p>
          </table:table-cell>
          <table:table-cell office:value-type="float" office:value="-0.05242539">
            <text:p>-0,05</text:p>
          </table:table-cell>
          <table:table-cell office:value-type="float" office:value="-0.00556685">
            <text:p>-0,01</text:p>
          </table:table-cell>
          <table:table-cell office:value-type="float" office:value="0.28463778">
            <text:p>0,28</text:p>
          </table:table-cell>
          <table:table-cell office:value-type="float" office:value="4.46289063">
            <text:p>4,46</text:p>
          </table:table-cell>
          <table:table-cell office:value-type="float" office:value="0.02403565">
            <text:p>0,02</text:p>
          </table:table-cell>
          <table:table-cell office:value-type="float" office:value="11.5955019">
            <text:p>11,6</text:p>
          </table:table-cell>
          <table:table-cell office:value-type="float" office:value="14">
            <text:p>14</text:p>
          </table:table-cell>
          <table:table-cell office:value-type="float" office:value="82.60683441">
            <text:p>82,61</text:p>
          </table:table-cell>
          <table:table-cell office:value-type="float" office:value="0.12450147">
            <text:p>0,12</text:p>
          </table:table-cell>
          <table:table-cell/>
          <table:table-cell office:value-type="float" office:value="0.05242539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1494141">
            <text:p>82,31</text:p>
          </table:table-cell>
          <table:table-cell office:value-type="float" office:value="0.12422866">
            <text:p>0,12</text:p>
          </table:table-cell>
          <table:table-cell office:value-type="float" office:value="0.00207307">
            <text:p>0</text:p>
          </table:table-cell>
          <table:table-cell office:value-type="float" office:value="-0.28786445">
            <text:p>-0,29</text:p>
          </table:table-cell>
          <table:table-cell office:value-type="float" office:value="0.05544865">
            <text:p>0,06</text:p>
          </table:table-cell>
          <table:table-cell office:value-type="float" office:value="-0.04760733">
            <text:p>-0,05</text:p>
          </table:table-cell>
          <table:table-cell office:value-type="float" office:value="0.00093576">
            <text:p>0</text:p>
          </table:table-cell>
          <table:table-cell office:value-type="float" office:value="0.2809397">
            <text:p>0,28</text:p>
          </table:table-cell>
          <table:table-cell office:value-type="float" office:value="4.58007813">
            <text:p>4,58</text:p>
          </table:table-cell>
          <table:table-cell office:value-type="float" office:value="0.02524414">
            <text:p>0,03</text:p>
          </table:table-cell>
          <table:table-cell office:value-type="float" office:value="11.59702587">
            <text:p>11,6</text:p>
          </table:table-cell>
          <table:table-cell office:value-type="float" office:value="15">
            <text:p>15</text:p>
          </table:table-cell>
          <table:table-cell office:value-type="float" office:value="82.31494141">
            <text:p>82,31</text:p>
          </table:table-cell>
          <table:table-cell office:value-type="float" office:value="0.12909093">
            <text:p>0,13</text:p>
          </table:table-cell>
          <table:table-cell/>
          <table:table-cell office:value-type="float" office:value="0.04760733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75449371">
            <text:p>82,75</text:p>
          </table:table-cell>
          <table:table-cell office:value-type="float" office:value="0.12675337">
            <text:p>0,13</text:p>
          </table:table-cell>
          <table:table-cell office:value-type="float" office:value="0.00455271">
            <text:p>0</text:p>
          </table:table-cell>
          <table:table-cell office:value-type="float" office:value="-0.30209062">
            <text:p>-0,3</text:p>
          </table:table-cell>
          <table:table-cell office:value-type="float" office:value="0.06235447">
            <text:p>0,06</text:p>
          </table:table-cell>
          <table:table-cell office:value-type="float" office:value="-0.0417331">
            <text:p>-0,04</text:p>
          </table:table-cell>
          <table:table-cell office:value-type="float" office:value="0.00492798">
            <text:p>0</text:p>
          </table:table-cell>
          <table:table-cell office:value-type="float" office:value="0.27660993">
            <text:p>0,28</text:p>
          </table:table-cell>
          <table:table-cell office:value-type="float" office:value="4.2578125">
            <text:p>4,26</text:p>
          </table:table-cell>
          <table:table-cell office:value-type="float" office:value="0.02542725">
            <text:p>0,03</text:p>
          </table:table-cell>
          <table:table-cell office:value-type="float" office:value="11.5947113">
            <text:p>11,59</text:p>
          </table:table-cell>
          <table:table-cell office:value-type="float" office:value="16">
            <text:p>16</text:p>
          </table:table-cell>
          <table:table-cell office:value-type="float" office:value="82.75449371">
            <text:p>82,75</text:p>
          </table:table-cell>
          <table:table-cell office:value-type="float" office:value="0.14582227">
            <text:p>0,15</text:p>
          </table:table-cell>
          <table:table-cell/>
          <table:table-cell office:value-type="float" office:value="0.0417331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50771332">
            <text:p>82,51</text:p>
          </table:table-cell>
          <table:table-cell office:value-type="float" office:value="0.12568715">
            <text:p>0,13</text:p>
          </table:table-cell>
          <table:table-cell office:value-type="float" office:value="0.00791078">
            <text:p>0,01</text:p>
          </table:table-cell>
          <table:table-cell office:value-type="float" office:value="-0.30407673">
            <text:p>-0,3</text:p>
          </table:table-cell>
          <table:table-cell office:value-type="float" office:value="0.06256688">
            <text:p>0,06</text:p>
          </table:table-cell>
          <table:table-cell office:value-type="float" office:value="-0.03879097">
            <text:p>-0,04</text:p>
          </table:table-cell>
          <table:table-cell office:value-type="float" office:value="0.01421401">
            <text:p>0,01</text:p>
          </table:table-cell>
          <table:table-cell office:value-type="float" office:value="0.27043271">
            <text:p>0,27</text:p>
          </table:table-cell>
          <table:table-cell office:value-type="float" office:value="4.90234375">
            <text:p>4,9</text:p>
          </table:table-cell>
          <table:table-cell office:value-type="float" office:value="0.0241272">
            <text:p>0,02</text:p>
          </table:table-cell>
          <table:table-cell office:value-type="float" office:value="11.59490204">
            <text:p>11,59</text:p>
          </table:table-cell>
          <table:table-cell office:value-type="float" office:value="17">
            <text:p>17</text:p>
          </table:table-cell>
          <table:table-cell office:value-type="float" office:value="82.50771332">
            <text:p>82,51</text:p>
          </table:table-cell>
          <table:table-cell office:value-type="float" office:value="0.15199329">
            <text:p>0,15</text:p>
          </table:table-cell>
          <table:table-cell/>
          <table:table-cell office:value-type="float" office:value="0.03879097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02577972">
            <text:p>82,03</text:p>
          </table:table-cell>
          <table:table-cell office:value-type="float" office:value="0.1211457">
            <text:p>0,12</text:p>
          </table:table-cell>
          <table:table-cell office:value-type="float" office:value="0.01514895">
            <text:p>0,02</text:p>
          </table:table-cell>
          <table:table-cell office:value-type="float" office:value="-0.29350942">
            <text:p>-0,29</text:p>
          </table:table-cell>
          <table:table-cell office:value-type="float" office:value="0.04482828">
            <text:p>0,04</text:p>
          </table:table-cell>
          <table:table-cell office:value-type="float" office:value="-0.03032163">
            <text:p>-0,03</text:p>
          </table:table-cell>
          <table:table-cell office:value-type="float" office:value="0.02393213">
            <text:p>0,02</text:p>
          </table:table-cell>
          <table:table-cell office:value-type="float" office:value="0.26401424">
            <text:p>0,26</text:p>
          </table:table-cell>
          <table:table-cell office:value-type="float" office:value="4.75585938">
            <text:p>4,76</text:p>
          </table:table-cell>
          <table:table-cell office:value-type="float" office:value="0.02462158">
            <text:p>0,02</text:p>
          </table:table-cell>
          <table:table-cell office:value-type="float" office:value="11.5955019">
            <text:p>11,6</text:p>
          </table:table-cell>
          <table:table-cell office:value-type="float" office:value="18">
            <text:p>18</text:p>
          </table:table-cell>
          <table:table-cell office:value-type="float" office:value="82.02577972">
            <text:p>82,03</text:p>
          </table:table-cell>
          <table:table-cell office:value-type="float" office:value="0.16631725">
            <text:p>0,17</text:p>
          </table:table-cell>
          <table:table-cell/>
          <table:table-cell office:value-type="float" office:value="0.03032163">
            <text:p>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9013672">
            <text:p>82,39</text:p>
          </table:table-cell>
          <table:table-cell office:value-type="float" office:value="0.12615991">
            <text:p>0,13</text:p>
          </table:table-cell>
          <table:table-cell office:value-type="float" office:value="0.01361799">
            <text:p>0,01</text:p>
          </table:table-cell>
          <table:table-cell office:value-type="float" office:value="-0.32410461">
            <text:p>-0,32</text:p>
          </table:table-cell>
          <table:table-cell office:value-type="float" office:value="0.07480361">
            <text:p>0,07</text:p>
          </table:table-cell>
          <table:table-cell office:value-type="float" office:value="-0.02694697">
            <text:p>-0,03</text:p>
          </table:table-cell>
          <table:table-cell office:value-type="float" office:value="0.0152346">
            <text:p>0,02</text:p>
          </table:table-cell>
          <table:table-cell office:value-type="float" office:value="0.25863376">
            <text:p>0,26</text:p>
          </table:table-cell>
          <table:table-cell office:value-type="float" office:value="4.65820313">
            <text:p>4,66</text:p>
          </table:table-cell>
          <table:table-cell office:value-type="float" office:value="0.02515869">
            <text:p>0,03</text:p>
          </table:table-cell>
          <table:table-cell office:value-type="float" office:value="11.59481335">
            <text:p>11,59</text:p>
          </table:table-cell>
          <table:table-cell office:value-type="float" office:value="19">
            <text:p>19</text:p>
          </table:table-cell>
          <table:table-cell office:value-type="float" office:value="82.39013672">
            <text:p>82,39</text:p>
          </table:table-cell>
          <table:table-cell office:value-type="float" office:value="0.17484558">
            <text:p>0,17</text:p>
          </table:table-cell>
          <table:table-cell/>
          <table:table-cell office:value-type="float" office:value="0.02694697">
            <text:p>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2362976">
            <text:p>82,42</text:p>
          </table:table-cell>
          <table:table-cell office:value-type="float" office:value="0.12702495">
            <text:p>0,13</text:p>
          </table:table-cell>
          <table:table-cell office:value-type="float" office:value="0.01859234">
            <text:p>0,02</text:p>
          </table:table-cell>
          <table:table-cell office:value-type="float" office:value="-0.33955884">
            <text:p>-0,34</text:p>
          </table:table-cell>
          <table:table-cell office:value-type="float" office:value="0.07329085">
            <text:p>0,07</text:p>
          </table:table-cell>
          <table:table-cell office:value-type="float" office:value="-0.00685493">
            <text:p>-0,01</text:p>
          </table:table-cell>
          <table:table-cell office:value-type="float" office:value="0.0286613">
            <text:p>0,03</text:p>
          </table:table-cell>
          <table:table-cell office:value-type="float" office:value="0.25259307">
            <text:p>0,25</text:p>
          </table:table-cell>
          <table:table-cell office:value-type="float" office:value="4.6484375">
            <text:p>4,65</text:p>
          </table:table-cell>
          <table:table-cell office:value-type="float" office:value="0.02494507">
            <text:p>0,02</text:p>
          </table:table-cell>
          <table:table-cell office:value-type="float" office:value="11.59412479">
            <text:p>11,59</text:p>
          </table:table-cell>
          <table:table-cell office:value-type="float" office:value="20">
            <text:p>20</text:p>
          </table:table-cell>
          <table:table-cell office:value-type="float" office:value="82.42362976">
            <text:p>82,42</text:p>
          </table:table-cell>
          <table:table-cell office:value-type="float" office:value="0.19541565">
            <text:p>0,2</text:p>
          </table:table-cell>
          <table:table-cell/>
          <table:table-cell office:value-type="float" office:value="0.00685493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74082184">
            <text:p>82,74</text:p>
          </table:table-cell>
          <table:table-cell office:value-type="float" office:value="0.12573744">
            <text:p>0,13</text:p>
          </table:table-cell>
          <table:table-cell office:value-type="float" office:value="0.02083607">
            <text:p>0,02</text:p>
          </table:table-cell>
          <table:table-cell office:value-type="float" office:value="-0.34255064">
            <text:p>-0,34</text:p>
          </table:table-cell>
          <table:table-cell office:value-type="float" office:value="0.08685383">
            <text:p>0,09</text:p>
          </table:table-cell>
          <table:table-cell office:value-type="float" office:value="-0.01334272">
            <text:p>-0,01</text:p>
          </table:table-cell>
          <table:table-cell office:value-type="float" office:value="0.03516126">
            <text:p>0,04</text:p>
          </table:table-cell>
          <table:table-cell office:value-type="float" office:value="0.24769191">
            <text:p>0,25</text:p>
          </table:table-cell>
          <table:table-cell office:value-type="float" office:value="4.48242188">
            <text:p>4,48</text:p>
          </table:table-cell>
          <table:table-cell office:value-type="float" office:value="0.02612915">
            <text:p>0,03</text:p>
          </table:table-cell>
          <table:table-cell office:value-type="float" office:value="11.5956192">
            <text:p>11,6</text:p>
          </table:table-cell>
          <table:table-cell office:value-type="float" office:value="21">
            <text:p>21</text:p>
          </table:table-cell>
          <table:table-cell office:value-type="float" office:value="82.74082184">
            <text:p>82,74</text:p>
          </table:table-cell>
          <table:table-cell office:value-type="float" office:value="0.20975964">
            <text:p>0,21</text:p>
          </table:table-cell>
          <table:table-cell/>
          <table:table-cell office:value-type="float" office:value="0.01334272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3457031">
            <text:p>82,43</text:p>
          </table:table-cell>
          <table:table-cell office:value-type="float" office:value="0.12632085">
            <text:p>0,13</text:p>
          </table:table-cell>
          <table:table-cell office:value-type="float" office:value="0.0224373">
            <text:p>0,02</text:p>
          </table:table-cell>
          <table:table-cell office:value-type="float" office:value="-0.36284128">
            <text:p>-0,36</text:p>
          </table:table-cell>
          <table:table-cell office:value-type="float" office:value="0.09723588">
            <text:p>0,1</text:p>
          </table:table-cell>
          <table:table-cell office:value-type="float" office:value="-0.00541152">
            <text:p>-0,01</text:p>
          </table:table-cell>
          <table:table-cell office:value-type="float" office:value="0.04085534">
            <text:p>0,04</text:p>
          </table:table-cell>
          <table:table-cell office:value-type="float" office:value="0.24314629">
            <text:p>0,24</text:p>
          </table:table-cell>
          <table:table-cell office:value-type="float" office:value="4.23828125">
            <text:p>4,24</text:p>
          </table:table-cell>
          <table:table-cell office:value-type="float" office:value="0.0241272">
            <text:p>0,02</text:p>
          </table:table-cell>
          <table:table-cell office:value-type="float" office:value="11.59498978">
            <text:p>11,59</text:p>
          </table:table-cell>
          <table:table-cell office:value-type="float" office:value="22">
            <text:p>22</text:p>
          </table:table-cell>
          <table:table-cell office:value-type="float" office:value="82.43457031">
            <text:p>82,43</text:p>
          </table:table-cell>
          <table:table-cell office:value-type="float" office:value="0.20914404">
            <text:p>0,21</text:p>
          </table:table-cell>
          <table:table-cell/>
          <table:table-cell office:value-type="float" office:value="0.00541152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9443359">
            <text:p>82,29</text:p>
          </table:table-cell>
          <table:table-cell office:value-type="float" office:value="0.12885562">
            <text:p>0,13</text:p>
          </table:table-cell>
          <table:table-cell office:value-type="float" office:value="0.02303965">
            <text:p>0,02</text:p>
          </table:table-cell>
          <table:table-cell office:value-type="float" office:value="-0.39806566">
            <text:p>-0,4</text:p>
          </table:table-cell>
          <table:table-cell office:value-type="float" office:value="0.12955804">
            <text:p>0,13</text:p>
          </table:table-cell>
          <table:table-cell office:value-type="float" office:value="0.01618428">
            <text:p>0,02</text:p>
          </table:table-cell>
          <table:table-cell office:value-type="float" office:value="0.04244587">
            <text:p>0,04</text:p>
          </table:table-cell>
          <table:table-cell office:value-type="float" office:value="0.23898476">
            <text:p>0,24</text:p>
          </table:table-cell>
          <table:table-cell office:value-type="float" office:value="4.609375">
            <text:p>4,61</text:p>
          </table:table-cell>
          <table:table-cell office:value-type="float" office:value="0.02452393">
            <text:p>0,02</text:p>
          </table:table-cell>
          <table:table-cell office:value-type="float" office:value="11.59526825">
            <text:p>11,6</text:p>
          </table:table-cell>
          <table:table-cell office:value-type="float" office:value="23">
            <text:p>23</text:p>
          </table:table-cell>
          <table:table-cell office:value-type="float" office:value="82.29443359">
            <text:p>82,29</text:p>
          </table:table-cell>
          <table:table-cell office:value-type="float" office:value="0.2123822">
            <text:p>0,21</text:p>
          </table:table-cell>
          <table:table-cell/>
          <table:table-cell office:value-type="float" office:value="-0.01618428">
            <text:p>-0,0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51454926">
            <text:p>82,51</text:p>
          </table:table-cell>
          <table:table-cell office:value-type="float" office:value="0.12681875">
            <text:p>0,13</text:p>
          </table:table-cell>
          <table:table-cell office:value-type="float" office:value="0.02629733">
            <text:p>0,03</text:p>
          </table:table-cell>
          <table:table-cell office:value-type="float" office:value="-0.40422106">
            <text:p>-0,4</text:p>
          </table:table-cell>
          <table:table-cell office:value-type="float" office:value="0.13461955">
            <text:p>0,13</text:p>
          </table:table-cell>
          <table:table-cell office:value-type="float" office:value="0.02316997">
            <text:p>0,02</text:p>
          </table:table-cell>
          <table:table-cell office:value-type="float" office:value="0.0319643">
            <text:p>0,03</text:p>
          </table:table-cell>
          <table:table-cell office:value-type="float" office:value="0.23108388">
            <text:p>0,23</text:p>
          </table:table-cell>
          <table:table-cell office:value-type="float" office:value="4.453125">
            <text:p>4,45</text:p>
          </table:table-cell>
          <table:table-cell office:value-type="float" office:value="0.02418213">
            <text:p>0,02</text:p>
          </table:table-cell>
          <table:table-cell office:value-type="float" office:value="11.59428596">
            <text:p>11,59</text:p>
          </table:table-cell>
          <table:table-cell office:value-type="float" office:value="24">
            <text:p>24</text:p>
          </table:table-cell>
          <table:table-cell office:value-type="float" office:value="82.51454926">
            <text:p>82,51</text:p>
          </table:table-cell>
          <table:table-cell office:value-type="float" office:value="0.22630078">
            <text:p>0,23</text:p>
          </table:table-cell>
          <table:table-cell/>
          <table:table-cell office:value-type="float" office:value="-0.02316997">
            <text:p>-0,0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0312195">
            <text:p>82,4</text:p>
          </table:table-cell>
          <table:table-cell office:value-type="float" office:value="0.12887573">
            <text:p>0,13</text:p>
          </table:table-cell>
          <table:table-cell office:value-type="float" office:value="0.02525326">
            <text:p>0,03</text:p>
          </table:table-cell>
          <table:table-cell office:value-type="float" office:value="-0.4413709">
            <text:p>-0,44</text:p>
          </table:table-cell>
          <table:table-cell office:value-type="float" office:value="0.16545486">
            <text:p>0,17</text:p>
          </table:table-cell>
          <table:table-cell office:value-type="float" office:value="0.02154048">
            <text:p>0,02</text:p>
          </table:table-cell>
          <table:table-cell office:value-type="float" office:value="0.04471502">
            <text:p>0,04</text:p>
          </table:table-cell>
          <table:table-cell office:value-type="float" office:value="0.22437973">
            <text:p>0,22</text:p>
          </table:table-cell>
          <table:table-cell office:value-type="float" office:value="4.6484375">
            <text:p>4,65</text:p>
          </table:table-cell>
          <table:table-cell office:value-type="float" office:value="0.02488403">
            <text:p>0,02</text:p>
          </table:table-cell>
          <table:table-cell office:value-type="float" office:value="11.59432983">
            <text:p>11,59</text:p>
          </table:table-cell>
          <table:table-cell office:value-type="float" office:value="25">
            <text:p>25</text:p>
          </table:table-cell>
          <table:table-cell office:value-type="float" office:value="82.40312195">
            <text:p>82,4</text:p>
          </table:table-cell>
          <table:table-cell office:value-type="float" office:value="0.23932348">
            <text:p>0,24</text:p>
          </table:table-cell>
          <table:table-cell/>
          <table:table-cell office:value-type="float" office:value="-0.02154048">
            <text:p>-0,0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5868835">
            <text:p>82,36</text:p>
          </table:table-cell>
          <table:table-cell office:value-type="float" office:value="0.12369556">
            <text:p>0,12</text:p>
          </table:table-cell>
          <table:table-cell office:value-type="float" office:value="0.03139717">
            <text:p>0,03</text:p>
          </table:table-cell>
          <table:table-cell office:value-type="float" office:value="-0.43102089">
            <text:p>-0,43</text:p>
          </table:table-cell>
          <table:table-cell office:value-type="float" office:value="0.153845">
            <text:p>0,15</text:p>
          </table:table-cell>
          <table:table-cell office:value-type="float" office:value="0.03343476">
            <text:p>0,03</text:p>
          </table:table-cell>
          <table:table-cell office:value-type="float" office:value="0.05694883">
            <text:p>0,06</text:p>
          </table:table-cell>
          <table:table-cell office:value-type="float" office:value="0.21541864">
            <text:p>0,22</text:p>
          </table:table-cell>
          <table:table-cell office:value-type="float" office:value="4.66796875">
            <text:p>4,67</text:p>
          </table:table-cell>
          <table:table-cell office:value-type="float" office:value="0.02507935">
            <text:p>0,03</text:p>
          </table:table-cell>
          <table:table-cell office:value-type="float" office:value="11.59375858">
            <text:p>11,59</text:p>
          </table:table-cell>
          <table:table-cell office:value-type="float" office:value="26">
            <text:p>26</text:p>
          </table:table-cell>
          <table:table-cell office:value-type="float" office:value="82.35868835">
            <text:p>82,36</text:p>
          </table:table-cell>
          <table:table-cell office:value-type="float" office:value="0.25005394">
            <text:p>0,25</text:p>
          </table:table-cell>
          <table:table-cell/>
          <table:table-cell office:value-type="float" office:value="-0.03343476">
            <text:p>-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3593597">
            <text:p>82,44</text:p>
          </table:table-cell>
          <table:table-cell office:value-type="float" office:value="0.11764029">
            <text:p>0,12</text:p>
          </table:table-cell>
          <table:table-cell office:value-type="float" office:value="0.0406833">
            <text:p>0,04</text:p>
          </table:table-cell>
          <table:table-cell office:value-type="float" office:value="-0.39393172">
            <text:p>-0,39</text:p>
          </table:table-cell>
          <table:table-cell office:value-type="float" office:value="0.10987152">
            <text:p>0,11</text:p>
          </table:table-cell>
          <table:table-cell office:value-type="float" office:value="0.03251943">
            <text:p>0,03</text:p>
          </table:table-cell>
          <table:table-cell office:value-type="float" office:value="0.05872492">
            <text:p>0,06</text:p>
          </table:table-cell>
          <table:table-cell office:value-type="float" office:value="0.20326418">
            <text:p>0,2</text:p>
          </table:table-cell>
          <table:table-cell office:value-type="float" office:value="4.39453125">
            <text:p>4,39</text:p>
          </table:table-cell>
          <table:table-cell office:value-type="float" office:value="0.02405396">
            <text:p>0,02</text:p>
          </table:table-cell>
          <table:table-cell office:value-type="float" office:value="11.59475517">
            <text:p>11,59</text:p>
          </table:table-cell>
          <table:table-cell office:value-type="float" office:value="27">
            <text:p>27</text:p>
          </table:table-cell>
          <table:table-cell office:value-type="float" office:value="82.43593597">
            <text:p>82,44</text:p>
          </table:table-cell>
          <table:table-cell office:value-type="float" office:value="0.27106947">
            <text:p>0,27</text:p>
          </table:table-cell>
          <table:table-cell/>
          <table:table-cell office:value-type="float" office:value="-0.03251943">
            <text:p>-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8486633">
            <text:p>82,28</text:p>
          </table:table-cell>
          <table:table-cell office:value-type="float" office:value="0.11719268">
            <text:p>0,12</text:p>
          </table:table-cell>
          <table:table-cell office:value-type="float" office:value="0.04286177">
            <text:p>0,04</text:p>
          </table:table-cell>
          <table:table-cell office:value-type="float" office:value="-0.4477689">
            <text:p>-0,45</text:p>
          </table:table-cell>
          <table:table-cell office:value-type="float" office:value="0.15060191">
            <text:p>0,15</text:p>
          </table:table-cell>
          <table:table-cell office:value-type="float" office:value="0.04422764">
            <text:p>0,04</text:p>
          </table:table-cell>
          <table:table-cell office:value-type="float" office:value="0.05893434">
            <text:p>0,06</text:p>
          </table:table-cell>
          <table:table-cell office:value-type="float" office:value="0.19542044">
            <text:p>0,2</text:p>
          </table:table-cell>
          <table:table-cell office:value-type="float" office:value="4.28710938">
            <text:p>4,29</text:p>
          </table:table-cell>
          <table:table-cell office:value-type="float" office:value="0.02520142">
            <text:p>0,03</text:p>
          </table:table-cell>
          <table:table-cell office:value-type="float" office:value="11.59620571">
            <text:p>11,6</text:p>
          </table:table-cell>
          <table:table-cell office:value-type="float" office:value="28">
            <text:p>28</text:p>
          </table:table-cell>
          <table:table-cell office:value-type="float" office:value="82.28486633">
            <text:p>82,28</text:p>
          </table:table-cell>
          <table:table-cell office:value-type="float" office:value="0.27775598">
            <text:p>0,28</text:p>
          </table:table-cell>
          <table:table-cell/>
          <table:table-cell office:value-type="float" office:value="-0.04422764">
            <text:p>-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33476257">
            <text:p>82,33</text:p>
          </table:table-cell>
          <table:table-cell office:value-type="float" office:value="0.11551792">
            <text:p>0,12</text:p>
          </table:table-cell>
          <table:table-cell office:value-type="float" office:value="0.04534645">
            <text:p>0,05</text:p>
          </table:table-cell>
          <table:table-cell office:value-type="float" office:value="-0.5052498">
            <text:p>-0,51</text:p>
          </table:table-cell>
          <table:table-cell office:value-type="float" office:value="0.20483309">
            <text:p>0,2</text:p>
          </table:table-cell>
          <table:table-cell office:value-type="float" office:value="0.06857447">
            <text:p>0,07</text:p>
          </table:table-cell>
          <table:table-cell office:value-type="float" office:value="0.06534152">
            <text:p>0,07</text:p>
          </table:table-cell>
          <table:table-cell office:value-type="float" office:value="0.18466586">
            <text:p>0,18</text:p>
          </table:table-cell>
          <table:table-cell office:value-type="float" office:value="4.79492188">
            <text:p>4,79</text:p>
          </table:table-cell>
          <table:table-cell office:value-type="float" office:value="0.02428589">
            <text:p>0,02</text:p>
          </table:table-cell>
          <table:table-cell office:value-type="float" office:value="11.59525299">
            <text:p>11,6</text:p>
          </table:table-cell>
          <table:table-cell office:value-type="float" office:value="29">
            <text:p>29</text:p>
          </table:table-cell>
          <table:table-cell office:value-type="float" office:value="82.33476257">
            <text:p>82,33</text:p>
          </table:table-cell>
          <table:table-cell office:value-type="float" office:value="0.28094408">
            <text:p>0,28</text:p>
          </table:table-cell>
          <table:table-cell/>
          <table:table-cell office:value-type="float" office:value="-0.06857447">
            <text:p>-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27392578">
            <text:p>82,27</text:p>
          </table:table-cell>
          <table:table-cell office:value-type="float" office:value="0.11149951">
            <text:p>0,11</text:p>
          </table:table-cell>
          <table:table-cell office:value-type="float" office:value="0.05084785">
            <text:p>0,05</text:p>
          </table:table-cell>
          <table:table-cell office:value-type="float" office:value="-0.53544068">
            <text:p>-0,54</text:p>
          </table:table-cell>
          <table:table-cell office:value-type="float" office:value="0.23300555">
            <text:p>0,23</text:p>
          </table:table-cell>
          <table:table-cell office:value-type="float" office:value="0.07232129">
            <text:p>0,07</text:p>
          </table:table-cell>
          <table:table-cell office:value-type="float" office:value="0.07700538">
            <text:p>0,08</text:p>
          </table:table-cell>
          <table:table-cell office:value-type="float" office:value="0.17433663">
            <text:p>0,17</text:p>
          </table:table-cell>
          <table:table-cell office:value-type="float" office:value="4.31640625">
            <text:p>4,32</text:p>
          </table:table-cell>
          <table:table-cell office:value-type="float" office:value="0.02560425">
            <text:p>0,03</text:p>
          </table:table-cell>
          <table:table-cell office:value-type="float" office:value="11.59428596">
            <text:p>11,59</text:p>
          </table:table-cell>
          <table:table-cell office:value-type="float" office:value="30">
            <text:p>30</text:p>
          </table:table-cell>
          <table:table-cell office:value-type="float" office:value="82.27392578">
            <text:p>82,27</text:p>
          </table:table-cell>
          <table:table-cell office:value-type="float" office:value="0.29118907">
            <text:p>0,29</text:p>
          </table:table-cell>
          <table:table-cell/>
          <table:table-cell office:value-type="float" office:value="-0.07232129">
            <text:p>-0,07</text:p>
          </table:table-cell>
          <table:table-cell table:number-columns-repeated="239"/>
        </table:table-row>
      </table:table>
      <table:table table:name="pgach6090V 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2:05:37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V 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V 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64061">
            <text:p>0,63</text:p>
          </table:table-cell>
          <table:table-cell office:value-type="float" office:value="-0.13809444">
            <text:p>-0,14</text:p>
          </table:table-cell>
          <table:table-cell office:value-type="float" office:value="-0.0163712">
            <text:p>-0,02</text:p>
          </table:table-cell>
          <table:table-cell office:value-type="float" office:value="-0.08360606">
            <text:p>-0,08</text:p>
          </table:table-cell>
          <table:table-cell office:value-type="float" office:value="-0.14083636">
            <text:p>-0,14</text:p>
          </table:table-cell>
          <table:table-cell office:value-type="float" office:value="-0.36360809">
            <text:p>-0,36</text:p>
          </table:table-cell>
          <table:table-cell office:value-type="float" office:value="-0.1152178">
            <text:p>-0,12</text:p>
          </table:table-cell>
          <table:table-cell office:value-type="float" office:value="0.01257029">
            <text:p>0,01</text:p>
          </table:table-cell>
          <table:table-cell office:value-type="float" office:value="6367.1875">
            <text:p>6367,19</text:p>
          </table:table-cell>
          <table:table-cell office:value-type="float" office:value="-0.01347656">
            <text:p>-0,01</text:p>
          </table:table-cell>
          <table:table-cell office:value-type="float" office:value="0.00414228">
            <text:p>0</text:p>
          </table:table-cell>
          <table:table-cell office:value-type="float" office:value="-5">
            <text:p>-5</text:p>
          </table:table-cell>
          <table:table-cell office:value-type="float" office:value="0.6316406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360809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40041">
            <text:p>0,64</text:p>
          </table:table-cell>
          <table:table-cell office:value-type="float" office:value="-0.14125785">
            <text:p>-0,14</text:p>
          </table:table-cell>
          <table:table-cell office:value-type="float" office:value="-0.01686312">
            <text:p>-0,02</text:p>
          </table:table-cell>
          <table:table-cell office:value-type="float" office:value="-0.06992061">
            <text:p>-0,07</text:p>
          </table:table-cell>
          <table:table-cell office:value-type="float" office:value="-0.13999191">
            <text:p>-0,14</text:p>
          </table:table-cell>
          <table:table-cell office:value-type="float" office:value="-0.37908578">
            <text:p>-0,38</text:p>
          </table:table-cell>
          <table:table-cell office:value-type="float" office:value="-0.10746265">
            <text:p>-0,11</text:p>
          </table:table-cell>
          <table:table-cell office:value-type="float" office:value="0.01420665">
            <text:p>0,01</text:p>
          </table:table-cell>
          <table:table-cell office:value-type="float" office:value="6240.234375">
            <text:p>6240,23</text:p>
          </table:table-cell>
          <table:table-cell office:value-type="float" office:value="-0.01382751">
            <text:p>-0,01</text:p>
          </table:table-cell>
          <table:table-cell office:value-type="float" office:value="0.00315352">
            <text:p>0</text:p>
          </table:table-cell>
          <table:table-cell office:value-type="float" office:value="-4">
            <text:p>-4</text:p>
          </table:table-cell>
          <table:table-cell office:value-type="float" office:value="0.63540041">
            <text:p>0,64</text:p>
          </table:table-cell>
          <table:table-cell office:value-type="float" office:value="5.11688948">
            <text:p>5,12</text:p>
          </table:table-cell>
          <table:table-cell/>
          <table:table-cell office:value-type="float" office:value="0.37908578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209">
            <text:p>0,61</text:p>
          </table:table-cell>
          <table:table-cell office:value-type="float" office:value="-0.14738606">
            <text:p>-0,15</text:p>
          </table:table-cell>
          <table:table-cell office:value-type="float" office:value="-0.01221754">
            <text:p>-0,01</text:p>
          </table:table-cell>
          <table:table-cell office:value-type="float" office:value="-0.04940255">
            <text:p>-0,05</text:p>
          </table:table-cell>
          <table:table-cell office:value-type="float" office:value="-0.14935854">
            <text:p>-0,15</text:p>
          </table:table-cell>
          <table:table-cell office:value-type="float" office:value="-0.38930529">
            <text:p>-0,39</text:p>
          </table:table-cell>
          <table:table-cell office:value-type="float" office:value="-0.09959352">
            <text:p>-0,1</text:p>
          </table:table-cell>
          <table:table-cell office:value-type="float" office:value="0.0153383">
            <text:p>0,02</text:p>
          </table:table-cell>
          <table:table-cell office:value-type="float" office:value="5473.6328125">
            <text:p>5473,63</text:p>
          </table:table-cell>
          <table:table-cell office:value-type="float" office:value="-0.01343689">
            <text:p>-0,01</text:p>
          </table:table-cell>
          <table:table-cell office:value-type="float" office:value="0.0039665">
            <text:p>0</text:p>
          </table:table-cell>
          <table:table-cell office:value-type="float" office:value="-3">
            <text:p>-3</text:p>
          </table:table-cell>
          <table:table-cell office:value-type="float" office:value="0.614209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8930529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14244729">
            <text:p>-0,14</text:p>
          </table:table-cell>
          <table:table-cell office:value-type="float" office:value="-0.02367462">
            <text:p>-0,02</text:p>
          </table:table-cell>
          <table:table-cell office:value-type="float" office:value="-0.05276832">
            <text:p>-0,05</text:p>
          </table:table-cell>
          <table:table-cell office:value-type="float" office:value="-0.11870974">
            <text:p>-0,12</text:p>
          </table:table-cell>
          <table:table-cell office:value-type="float" office:value="-0.41510811">
            <text:p>-0,42</text:p>
          </table:table-cell>
          <table:table-cell office:value-type="float" office:value="-0.09171908">
            <text:p>-0,09</text:p>
          </table:table-cell>
          <table:table-cell office:value-type="float" office:value="0.01616679">
            <text:p>0,02</text:p>
          </table:table-cell>
          <table:table-cell office:value-type="float" office:value="6137.6953125">
            <text:p>6137,7</text:p>
          </table:table-cell>
          <table:table-cell office:value-type="float" office:value="-0.01311951">
            <text:p>-0,01</text:p>
          </table:table-cell>
          <table:table-cell office:value-type="float" office:value="0.00288252">
            <text:p>0</text:p>
          </table:table-cell>
          <table:table-cell office:value-type="float" office:value="-2">
            <text:p>-2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10811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8926">
            <text:p>0,61</text:p>
          </table:table-cell>
          <table:table-cell office:value-type="float" office:value="-0.13861749">
            <text:p>-0,14</text:p>
          </table:table-cell>
          <table:table-cell office:value-type="float" office:value="-0.02413642">
            <text:p>-0,02</text:p>
          </table:table-cell>
          <table:table-cell office:value-type="float" office:value="-0.05412272">
            <text:p>-0,05</text:p>
          </table:table-cell>
          <table:table-cell office:value-type="float" office:value="-0.11604428">
            <text:p>-0,12</text:p>
          </table:table-cell>
          <table:table-cell office:value-type="float" office:value="-0.41516343">
            <text:p>-0,42</text:p>
          </table:table-cell>
          <table:table-cell office:value-type="float" office:value="-0.08356631">
            <text:p>-0,08</text:p>
          </table:table-cell>
          <table:table-cell office:value-type="float" office:value="0.01687784">
            <text:p>0,02</text:p>
          </table:table-cell>
          <table:table-cell office:value-type="float" office:value="6318.359375">
            <text:p>6318,36</text:p>
          </table:table-cell>
          <table:table-cell office:value-type="float" office:value="-0.01442871">
            <text:p>-0,01</text:p>
          </table:table-cell>
          <table:table-cell office:value-type="float" office:value="0.00330732">
            <text:p>0</text:p>
          </table:table-cell>
          <table:table-cell office:value-type="float" office:value="-1">
            <text:p>-1</text:p>
          </table:table-cell>
          <table:table-cell office:value-type="float" office:value="0.6148926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1634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497072">
            <text:p>0,64</text:p>
          </table:table-cell>
          <table:table-cell office:value-type="float" office:value="-0.13576838">
            <text:p>-0,14</text:p>
          </table:table-cell>
          <table:table-cell office:value-type="float" office:value="-0.02546157">
            <text:p>-0,03</text:p>
          </table:table-cell>
          <table:table-cell office:value-type="float" office:value="-0.05597743">
            <text:p>-0,06</text:p>
          </table:table-cell>
          <table:table-cell office:value-type="float" office:value="-0.10653517">
            <text:p>-0,11</text:p>
          </table:table-cell>
          <table:table-cell office:value-type="float" office:value="-0.42184484">
            <text:p>-0,42</text:p>
          </table:table-cell>
          <table:table-cell office:value-type="float" office:value="-0.07612132">
            <text:p>-0,08</text:p>
          </table:table-cell>
          <table:table-cell office:value-type="float" office:value="0.01704608">
            <text:p>0,02</text:p>
          </table:table-cell>
          <table:table-cell office:value-type="float" office:value="6147.4609375">
            <text:p>6147,46</text:p>
          </table:table-cell>
          <table:table-cell office:value-type="float" office:value="-0.01422729">
            <text:p>-0,01</text:p>
          </table:table-cell>
          <table:table-cell office:value-type="float" office:value="0.00294111">
            <text:p>0</text:p>
          </table:table-cell>
          <table:table-cell office:value-type="float" office:value="0">
            <text:p>0</text:p>
          </table:table-cell>
          <table:table-cell office:value-type="float" office:value="0.64497072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184484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3334174">
            <text:p>-0,13</text:p>
          </table:table-cell>
          <table:table-cell office:value-type="float" office:value="-0.02741919">
            <text:p>-0,03</text:p>
          </table:table-cell>
          <table:table-cell office:value-type="float" office:value="-0.05272537">
            <text:p>-0,05</text:p>
          </table:table-cell>
          <table:table-cell office:value-type="float" office:value="-0.09837045">
            <text:p>-0,1</text:p>
          </table:table-cell>
          <table:table-cell office:value-type="float" office:value="-0.43137789">
            <text:p>-0,43</text:p>
          </table:table-cell>
          <table:table-cell office:value-type="float" office:value="-0.06850667">
            <text:p>-0,07</text:p>
          </table:table-cell>
          <table:table-cell office:value-type="float" office:value="0.01711115">
            <text:p>0,02</text:p>
          </table:table-cell>
          <table:table-cell office:value-type="float" office:value="6210.9375">
            <text:p>6210,94</text:p>
          </table:table-cell>
          <table:table-cell office:value-type="float" office:value="-0.01408081">
            <text:p>-0,01</text:p>
          </table:table-cell>
          <table:table-cell office:value-type="float" office:value="0.00318281">
            <text:p>0</text:p>
          </table:table-cell>
          <table:table-cell office:value-type="float" office:value="1">
            <text:p>1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13778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12392439">
            <text:p>-0,12</text:p>
          </table:table-cell>
          <table:table-cell office:value-type="float" office:value="-0.03234586">
            <text:p>-0,03</text:p>
          </table:table-cell>
          <table:table-cell office:value-type="float" office:value="-0.0551562">
            <text:p>-0,06</text:p>
          </table:table-cell>
          <table:table-cell office:value-type="float" office:value="-0.09528277">
            <text:p>-0,1</text:p>
          </table:table-cell>
          <table:table-cell office:value-type="float" office:value="-0.43027899">
            <text:p>-0,43</text:p>
          </table:table-cell>
          <table:table-cell office:value-type="float" office:value="-0.06089069">
            <text:p>-0,06</text:p>
          </table:table-cell>
          <table:table-cell office:value-type="float" office:value="0.0166969">
            <text:p>0,02</text:p>
          </table:table-cell>
          <table:table-cell office:value-type="float" office:value="6420.8984375">
            <text:p>6420,9</text:p>
          </table:table-cell>
          <table:table-cell office:value-type="float" office:value="-0.01396789">
            <text:p>-0,01</text:p>
          </table:table-cell>
          <table:table-cell office:value-type="float" office:value="0.0033293">
            <text:p>0</text:p>
          </table:table-cell>
          <table:table-cell office:value-type="float" office:value="2">
            <text:p>2</text:p>
          </table:table-cell>
          <table:table-cell office:value-type="float" office:value="0.6292480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2789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10742">
            <text:p>0,61</text:p>
          </table:table-cell>
          <table:table-cell office:value-type="float" office:value="-0.11638799">
            <text:p>-0,12</text:p>
          </table:table-cell>
          <table:table-cell office:value-type="float" office:value="-0.03749339">
            <text:p>-0,04</text:p>
          </table:table-cell>
          <table:table-cell office:value-type="float" office:value="-0.05720043">
            <text:p>-0,06</text:p>
          </table:table-cell>
          <table:table-cell office:value-type="float" office:value="-0.08763094">
            <text:p>-0,09</text:p>
          </table:table-cell>
          <table:table-cell office:value-type="float" office:value="-0.43444324">
            <text:p>-0,43</text:p>
          </table:table-cell>
          <table:table-cell office:value-type="float" office:value="-0.0531594">
            <text:p>-0,05</text:p>
          </table:table-cell>
          <table:table-cell office:value-type="float" office:value="0.01637471">
            <text:p>0,02</text:p>
          </table:table-cell>
          <table:table-cell office:value-type="float" office:value="5810.546875">
            <text:p>5810,55</text:p>
          </table:table-cell>
          <table:table-cell office:value-type="float" office:value="-0.01386414">
            <text:p>-0,01</text:p>
          </table:table-cell>
          <table:table-cell office:value-type="float" office:value="0.00362959">
            <text:p>0</text:p>
          </table:table-cell>
          <table:table-cell office:value-type="float" office:value="3">
            <text:p>3</text:p>
          </table:table-cell>
          <table:table-cell office:value-type="float" office:value="0.6101074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444324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967772">
            <text:p>0,62</text:p>
          </table:table-cell>
          <table:table-cell office:value-type="float" office:value="-0.11055903">
            <text:p>-0,11</text:p>
          </table:table-cell>
          <table:table-cell office:value-type="float" office:value="-0.03990025">
            <text:p>-0,04</text:p>
          </table:table-cell>
          <table:table-cell office:value-type="float" office:value="-0.05557061">
            <text:p>-0,06</text:p>
          </table:table-cell>
          <table:table-cell office:value-type="float" office:value="-0.08405109">
            <text:p>-0,08</text:p>
          </table:table-cell>
          <table:table-cell office:value-type="float" office:value="-0.4371691">
            <text:p>-0,44</text:p>
          </table:table-cell>
          <table:table-cell office:value-type="float" office:value="-0.04528762">
            <text:p>-0,05</text:p>
          </table:table-cell>
          <table:table-cell office:value-type="float" office:value="0.01543829">
            <text:p>0,02</text:p>
          </table:table-cell>
          <table:table-cell office:value-type="float" office:value="5786.1328125">
            <text:p>5786,13</text:p>
          </table:table-cell>
          <table:table-cell office:value-type="float" office:value="-0.0142334">
            <text:p>-0,01</text:p>
          </table:table-cell>
          <table:table-cell office:value-type="float" office:value="0.00377607">
            <text:p>0</text:p>
          </table:table-cell>
          <table:table-cell office:value-type="float" office:value="4">
            <text:p>4</text:p>
          </table:table-cell>
          <table:table-cell office:value-type="float" office:value="0.61967772">
            <text:p>0,62</text:p>
          </table:table-cell>
          <table:table-cell office:value-type="float" office:value="5.11694717">
            <text:p>5,12</text:p>
          </table:table-cell>
          <table:table-cell/>
          <table:table-cell office:value-type="float" office:value="0.437169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018553">
            <text:p>0,64</text:p>
          </table:table-cell>
          <table:table-cell office:value-type="float" office:value="-0.10563032">
            <text:p>-0,11</text:p>
          </table:table-cell>
          <table:table-cell office:value-type="float" office:value="-0.04049507">
            <text:p>-0,04</text:p>
          </table:table-cell>
          <table:table-cell office:value-type="float" office:value="-0.0577336">
            <text:p>-0,06</text:p>
          </table:table-cell>
          <table:table-cell office:value-type="float" office:value="-0.08159805">
            <text:p>-0,08</text:p>
          </table:table-cell>
          <table:table-cell office:value-type="float" office:value="-0.43486822">
            <text:p>-0,43</text:p>
          </table:table-cell>
          <table:table-cell office:value-type="float" office:value="-0.03732835">
            <text:p>-0,04</text:p>
          </table:table-cell>
          <table:table-cell office:value-type="float" office:value="0.01431458">
            <text:p>0,01</text:p>
          </table:table-cell>
          <table:table-cell office:value-type="float" office:value="5776.3671875">
            <text:p>5776,37</text:p>
          </table:table-cell>
          <table:table-cell office:value-type="float" office:value="-0.014401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64018553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48682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-0.09861194">
            <text:p>-0,1</text:p>
          </table:table-cell>
          <table:table-cell office:value-type="float" office:value="-0.04466881">
            <text:p>-0,04</text:p>
          </table:table-cell>
          <table:table-cell office:value-type="float" office:value="-0.06010884">
            <text:p>-0,06</text:p>
          </table:table-cell>
          <table:table-cell office:value-type="float" office:value="-0.07375711">
            <text:p>-0,07</text:p>
          </table:table-cell>
          <table:table-cell office:value-type="float" office:value="-0.43736526">
            <text:p>-0,44</text:p>
          </table:table-cell>
          <table:table-cell office:value-type="float" office:value="-0.02954802">
            <text:p>-0,03</text:p>
          </table:table-cell>
          <table:table-cell office:value-type="float" office:value="0.01289883">
            <text:p>0,01</text:p>
          </table:table-cell>
          <table:table-cell office:value-type="float" office:value="5693.359375">
            <text:p>5693,36</text:p>
          </table:table-cell>
          <table:table-cell office:value-type="float" office:value="-0.0139801">
            <text:p>-0,01</text:p>
          </table:table-cell>
          <table:table-cell office:value-type="float" office:value="0.00297773">
            <text:p>0</text:p>
          </table:table-cell>
          <table:table-cell office:value-type="float" office:value="6">
            <text:p>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736526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-0.09183244">
            <text:p>-0,09</text:p>
          </table:table-cell>
          <table:table-cell office:value-type="float" office:value="-0.04603663">
            <text:p>-0,05</text:p>
          </table:table-cell>
          <table:table-cell office:value-type="float" office:value="-0.06173866">
            <text:p>-0,06</text:p>
          </table:table-cell>
          <table:table-cell office:value-type="float" office:value="-0.07121341">
            <text:p>-0,07</text:p>
          </table:table-cell>
          <table:table-cell office:value-type="float" office:value="-0.43515238">
            <text:p>-0,44</text:p>
          </table:table-cell>
          <table:table-cell office:value-type="float" office:value="-0.02183131">
            <text:p>-0,02</text:p>
          </table:table-cell>
          <table:table-cell office:value-type="float" office:value="0.01151483">
            <text:p>0,01</text:p>
          </table:table-cell>
          <table:table-cell office:value-type="float" office:value="6367.1875">
            <text:p>6367,19</text:p>
          </table:table-cell>
          <table:table-cell office:value-type="float" office:value="-0.01427307">
            <text:p>-0,01</text:p>
          </table:table-cell>
          <table:table-cell office:value-type="float" office:value="0.00368086">
            <text:p>0</text:p>
          </table:table-cell>
          <table:table-cell office:value-type="float" office:value="7">
            <text:p>7</text:p>
          </table:table-cell>
          <table:table-cell office:value-type="float" office:value="0.6282226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515238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80468">
            <text:p>0,62</text:p>
          </table:table-cell>
          <table:table-cell office:value-type="float" office:value="-0.09034377">
            <text:p>-0,09</text:p>
          </table:table-cell>
          <table:table-cell office:value-type="float" office:value="-0.04259825">
            <text:p>-0,04</text:p>
          </table:table-cell>
          <table:table-cell office:value-type="float" office:value="-0.0576679">
            <text:p>-0,06</text:p>
          </table:table-cell>
          <table:table-cell office:value-type="float" office:value="-0.07709087">
            <text:p>-0,08</text:p>
          </table:table-cell>
          <table:table-cell office:value-type="float" office:value="-0.43022618">
            <text:p>-0,43</text:p>
          </table:table-cell>
          <table:table-cell office:value-type="float" office:value="-0.01412256">
            <text:p>-0,01</text:p>
          </table:table-cell>
          <table:table-cell office:value-type="float" office:value="0.00955152">
            <text:p>0,01</text:p>
          </table:table-cell>
          <table:table-cell office:value-type="float" office:value="6132.8125">
            <text:p>6132,81</text:p>
          </table:table-cell>
          <table:table-cell office:value-type="float" office:value="-0.01472778">
            <text:p>-0,01</text:p>
          </table:table-cell>
          <table:table-cell office:value-type="float" office:value="0.00361494">
            <text:p>0</text:p>
          </table:table-cell>
          <table:table-cell office:value-type="float" office:value="8">
            <text:p>8</text:p>
          </table:table-cell>
          <table:table-cell office:value-type="float" office:value="0.6248046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22618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112305">
            <text:p>0,65</text:p>
          </table:table-cell>
          <table:table-cell office:value-type="float" office:value="-0.08570928">
            <text:p>-0,09</text:p>
          </table:table-cell>
          <table:table-cell office:value-type="float" office:value="-0.04356702">
            <text:p>-0,04</text:p>
          </table:table-cell>
          <table:table-cell office:value-type="float" office:value="-0.05567673">
            <text:p>-0,06</text:p>
          </table:table-cell>
          <table:table-cell office:value-type="float" office:value="-0.0751818">
            <text:p>-0,08</text:p>
          </table:table-cell>
          <table:table-cell office:value-type="float" office:value="-0.43036449">
            <text:p>-0,43</text:p>
          </table:table-cell>
          <table:table-cell office:value-type="float" office:value="-0.0064761">
            <text:p>-0,01</text:p>
          </table:table-cell>
          <table:table-cell office:value-type="float" office:value="0.0070073">
            <text:p>0,01</text:p>
          </table:table-cell>
          <table:table-cell office:value-type="float" office:value="6264.6484375">
            <text:p>6264,65</text:p>
          </table:table-cell>
          <table:table-cell office:value-type="float" office:value="-0.01487427">
            <text:p>-0,01</text:p>
          </table:table-cell>
          <table:table-cell office:value-type="float" office:value="0.00340986">
            <text:p>0</text:p>
          </table:table-cell>
          <table:table-cell office:value-type="float" office:value="9">
            <text:p>9</text:p>
          </table:table-cell>
          <table:table-cell office:value-type="float" office:value="0.65112305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3644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74219">
            <text:p>0,64</text:p>
          </table:table-cell>
          <table:table-cell office:value-type="float" office:value="-0.08288532">
            <text:p>-0,08</text:p>
          </table:table-cell>
          <table:table-cell office:value-type="float" office:value="-0.04164956">
            <text:p>-0,04</text:p>
          </table:table-cell>
          <table:table-cell office:value-type="float" office:value="-0.05318273">
            <text:p>-0,05</text:p>
          </table:table-cell>
          <table:table-cell office:value-type="float" office:value="-0.07741466">
            <text:p>-0,08</text:p>
          </table:table-cell>
          <table:table-cell office:value-type="float" office:value="-0.42734942">
            <text:p>-0,43</text:p>
          </table:table-cell>
          <table:table-cell office:value-type="float" office:value="0.00114385">
            <text:p>0</text:p>
          </table:table-cell>
          <table:table-cell office:value-type="float" office:value="0.0046345">
            <text:p>0</text:p>
          </table:table-cell>
          <table:table-cell office:value-type="float" office:value="6098.6328125">
            <text:p>6098,63</text:p>
          </table:table-cell>
          <table:table-cell office:value-type="float" office:value="-0.01392212">
            <text:p>-0,01</text:p>
          </table:table-cell>
          <table:table-cell office:value-type="float" office:value="0.00313887">
            <text:p>0</text:p>
          </table:table-cell>
          <table:table-cell office:value-type="float" office:value="10">
            <text:p>10</text:p>
          </table:table-cell>
          <table:table-cell office:value-type="float" office:value="0.63574219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73494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7676718">
            <text:p>-0,08</text:p>
          </table:table-cell>
          <table:table-cell office:value-type="float" office:value="-0.04324828">
            <text:p>-0,04</text:p>
          </table:table-cell>
          <table:table-cell office:value-type="float" office:value="-0.05439815">
            <text:p>-0,05</text:p>
          </table:table-cell>
          <table:table-cell office:value-type="float" office:value="-0.07454716">
            <text:p>-0,07</text:p>
          </table:table-cell>
          <table:table-cell office:value-type="float" office:value="-0.42467886">
            <text:p>-0,42</text:p>
          </table:table-cell>
          <table:table-cell office:value-type="float" office:value="0.00899311">
            <text:p>0,01</text:p>
          </table:table-cell>
          <table:table-cell office:value-type="float" office:value="0.00163001">
            <text:p>0</text:p>
          </table:table-cell>
          <table:table-cell office:value-type="float" office:value="6430.6640625">
            <text:p>6430,66</text:p>
          </table:table-cell>
          <table:table-cell office:value-type="float" office:value="-0.01447143">
            <text:p>-0,01</text:p>
          </table:table-cell>
          <table:table-cell office:value-type="float" office:value="0.00341719">
            <text:p>0</text:p>
          </table:table-cell>
          <table:table-cell office:value-type="float" office:value="11">
            <text:p>11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467886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12107">
            <text:p>0,62</text:p>
          </table:table-cell>
          <table:table-cell office:value-type="float" office:value="-0.06545126">
            <text:p>-0,07</text:p>
          </table:table-cell>
          <table:table-cell office:value-type="float" office:value="-0.04979877">
            <text:p>-0,05</text:p>
          </table:table-cell>
          <table:table-cell office:value-type="float" office:value="-0.06502862">
            <text:p>-0,07</text:p>
          </table:table-cell>
          <table:table-cell office:value-type="float" office:value="-0.06410813">
            <text:p>-0,06</text:p>
          </table:table-cell>
          <table:table-cell office:value-type="float" office:value="-0.42035115">
            <text:p>-0,42</text:p>
          </table:table-cell>
          <table:table-cell office:value-type="float" office:value="0.01664354">
            <text:p>0,02</text:p>
          </table:table-cell>
          <table:table-cell office:value-type="float" office:value="-0.00133639">
            <text:p>0</text:p>
          </table:table-cell>
          <table:table-cell office:value-type="float" office:value="6147.4609375">
            <text:p>6147,46</text:p>
          </table:table-cell>
          <table:table-cell office:value-type="float" office:value="-0.01475525">
            <text:p>-0,01</text:p>
          </table:table-cell>
          <table:table-cell office:value-type="float" office:value="0.00358564">
            <text:p>0</text:p>
          </table:table-cell>
          <table:table-cell office:value-type="float" office:value="12">
            <text:p>12</text:p>
          </table:table-cell>
          <table:table-cell office:value-type="float" office:value="0.62412107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0351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86716">
            <text:p>0,61</text:p>
          </table:table-cell>
          <table:table-cell office:value-type="float" office:value="-0.0606332">
            <text:p>-0,06</text:p>
          </table:table-cell>
          <table:table-cell office:value-type="float" office:value="-0.04979626">
            <text:p>-0,05</text:p>
          </table:table-cell>
          <table:table-cell office:value-type="float" office:value="-0.06517771">
            <text:p>-0,07</text:p>
          </table:table-cell>
          <table:table-cell office:value-type="float" office:value="-0.06453812">
            <text:p>-0,06</text:p>
          </table:table-cell>
          <table:table-cell office:value-type="float" office:value="-0.4157418">
            <text:p>-0,42</text:p>
          </table:table-cell>
          <table:table-cell office:value-type="float" office:value="0.02445701">
            <text:p>0,02</text:p>
          </table:table-cell>
          <table:table-cell office:value-type="float" office:value="-0.00481226">
            <text:p>0</text:p>
          </table:table-cell>
          <table:table-cell office:value-type="float" office:value="6284.1796875">
            <text:p>6284,18</text:p>
          </table:table-cell>
          <table:table-cell office:value-type="float" office:value="-0.01473694">
            <text:p>-0,01</text:p>
          </table:table-cell>
          <table:table-cell office:value-type="float" office:value="0.00412764">
            <text:p>0</text:p>
          </table:table-cell>
          <table:table-cell office:value-type="float" office:value="13">
            <text:p>13</text:p>
          </table:table-cell>
          <table:table-cell office:value-type="float" office:value="0.61386716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7418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05573467">
            <text:p>-0,06</text:p>
          </table:table-cell>
          <table:table-cell office:value-type="float" office:value="-0.05087797">
            <text:p>-0,05</text:p>
          </table:table-cell>
          <table:table-cell office:value-type="float" office:value="-0.06762118">
            <text:p>-0,07</text:p>
          </table:table-cell>
          <table:table-cell office:value-type="float" office:value="-0.06039618">
            <text:p>-0,06</text:p>
          </table:table-cell>
          <table:table-cell office:value-type="float" office:value="-0.41313159">
            <text:p>-0,41</text:p>
          </table:table-cell>
          <table:table-cell office:value-type="float" office:value="0.03163162">
            <text:p>0,03</text:p>
          </table:table-cell>
          <table:table-cell office:value-type="float" office:value="-0.00824687">
            <text:p>-0,01</text:p>
          </table:table-cell>
          <table:table-cell office:value-type="float" office:value="5825.1953125">
            <text:p>5825,2</text:p>
          </table:table-cell>
          <table:table-cell office:value-type="float" office:value="-0.01355896">
            <text:p>-0,01</text:p>
          </table:table-cell>
          <table:table-cell office:value-type="float" office:value="0.00362227">
            <text:p>0</text:p>
          </table:table-cell>
          <table:table-cell office:value-type="float" office:value="14">
            <text:p>14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31315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0549853">
            <text:p>-0,05</text:p>
          </table:table-cell>
          <table:table-cell office:value-type="float" office:value="-0.04705309">
            <text:p>-0,05</text:p>
          </table:table-cell>
          <table:table-cell office:value-type="float" office:value="-0.06070265">
            <text:p>-0,06</text:p>
          </table:table-cell>
          <table:table-cell office:value-type="float" office:value="-0.06580997">
            <text:p>-0,07</text:p>
          </table:table-cell>
          <table:table-cell office:value-type="float" office:value="-0.40943256">
            <text:p>-0,41</text:p>
          </table:table-cell>
          <table:table-cell office:value-type="float" office:value="0.03894008">
            <text:p>0,04</text:p>
          </table:table-cell>
          <table:table-cell office:value-type="float" office:value="-0.01218461">
            <text:p>-0,01</text:p>
          </table:table-cell>
          <table:table-cell office:value-type="float" office:value="5776.3671875">
            <text:p>5776,37</text:p>
          </table:table-cell>
          <table:table-cell office:value-type="float" office:value="-0.01412964">
            <text:p>-0,01</text:p>
          </table:table-cell>
          <table:table-cell office:value-type="float" office:value="0.00374678">
            <text:p>0</text:p>
          </table:table-cell>
          <table:table-cell office:value-type="float" office:value="15">
            <text:p>15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0943256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5086882">
            <text:p>-0,05</text:p>
          </table:table-cell>
          <table:table-cell office:value-type="float" office:value="-0.04615208">
            <text:p>-0,05</text:p>
          </table:table-cell>
          <table:table-cell office:value-type="float" office:value="-0.06211516">
            <text:p>-0,06</text:p>
          </table:table-cell>
          <table:table-cell office:value-type="float" office:value="-0.06707924">
            <text:p>-0,07</text:p>
          </table:table-cell>
          <table:table-cell office:value-type="float" office:value="-0.4024016">
            <text:p>-0,4</text:p>
          </table:table-cell>
          <table:table-cell office:value-type="float" office:value="0.04644207">
            <text:p>0,05</text:p>
          </table:table-cell>
          <table:table-cell office:value-type="float" office:value="-0.01620171">
            <text:p>-0,02</text:p>
          </table:table-cell>
          <table:table-cell office:value-type="float" office:value="5957.03125">
            <text:p>5957,03</text:p>
          </table:table-cell>
          <table:table-cell office:value-type="float" office:value="-0.01408386">
            <text:p>-0,01</text:p>
          </table:table-cell>
          <table:table-cell office:value-type="float" office:value="0.00306562">
            <text:p>0</text:p>
          </table:table-cell>
          <table:table-cell office:value-type="float" office:value="16">
            <text:p>16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024016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865234">
            <text:p>0,62</text:p>
          </table:table-cell>
          <table:table-cell office:value-type="float" office:value="-0.04607842">
            <text:p>-0,05</text:p>
          </table:table-cell>
          <table:table-cell office:value-type="float" office:value="-0.04625498">
            <text:p>-0,05</text:p>
          </table:table-cell>
          <table:table-cell office:value-type="float" office:value="-0.0636338">
            <text:p>-0,06</text:p>
          </table:table-cell>
          <table:table-cell office:value-type="float" office:value="-0.06571931">
            <text:p>-0,07</text:p>
          </table:table-cell>
          <table:table-cell office:value-type="float" office:value="-0.3969624">
            <text:p>-0,4</text:p>
          </table:table-cell>
          <table:table-cell office:value-type="float" office:value="0.05408058">
            <text:p>0,05</text:p>
          </table:table-cell>
          <table:table-cell office:value-type="float" office:value="-0.02076638">
            <text:p>-0,02</text:p>
          </table:table-cell>
          <table:table-cell office:value-type="float" office:value="5795.8984375">
            <text:p>5795,9</text:p>
          </table:table-cell>
          <table:table-cell office:value-type="float" office:value="-0.0137207">
            <text:p>-0,01</text:p>
          </table:table-cell>
          <table:table-cell office:value-type="float" office:value="0.00392256">
            <text:p>0</text:p>
          </table:table-cell>
          <table:table-cell office:value-type="float" office:value="17">
            <text:p>17</text:p>
          </table:table-cell>
          <table:table-cell office:value-type="float" office:value="0.6186523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969624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4012876">
            <text:p>-0,04</text:p>
          </table:table-cell>
          <table:table-cell office:value-type="float" office:value="-0.04768053">
            <text:p>-0,05</text:p>
          </table:table-cell>
          <table:table-cell office:value-type="float" office:value="-0.06698442">
            <text:p>-0,07</text:p>
          </table:table-cell>
          <table:table-cell office:value-type="float" office:value="-0.06159551">
            <text:p>-0,06</text:p>
          </table:table-cell>
          <table:table-cell office:value-type="float" office:value="-0.39229271">
            <text:p>-0,39</text:p>
          </table:table-cell>
          <table:table-cell office:value-type="float" office:value="0.06165016">
            <text:p>0,06</text:p>
          </table:table-cell>
          <table:table-cell office:value-type="float" office:value="-0.02572466">
            <text:p>-0,03</text:p>
          </table:table-cell>
          <table:table-cell office:value-type="float" office:value="5761.71875">
            <text:p>5761,72</text:p>
          </table:table-cell>
          <table:table-cell office:value-type="float" office:value="-0.01374207">
            <text:p>-0,01</text:p>
          </table:table-cell>
          <table:table-cell office:value-type="float" office:value="0.00350508">
            <text:p>0</text:p>
          </table:table-cell>
          <table:table-cell office:value-type="float" office:value="18">
            <text:p>18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922927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1094">
            <text:p>0,64</text:p>
          </table:table-cell>
          <table:table-cell office:value-type="float" office:value="-0.0366862">
            <text:p>-0,04</text:p>
          </table:table-cell>
          <table:table-cell office:value-type="float" office:value="-0.04630267">
            <text:p>-0,05</text:p>
          </table:table-cell>
          <table:table-cell office:value-type="float" office:value="-0.07562879">
            <text:p>-0,08</text:p>
          </table:table-cell>
          <table:table-cell office:value-type="float" office:value="-0.05486582">
            <text:p>-0,05</text:p>
          </table:table-cell>
          <table:table-cell office:value-type="float" office:value="-0.38284266">
            <text:p>-0,38</text:p>
          </table:table-cell>
          <table:table-cell office:value-type="float" office:value="0.06917601">
            <text:p>0,07</text:p>
          </table:table-cell>
          <table:table-cell office:value-type="float" office:value="-0.03072897">
            <text:p>-0,03</text:p>
          </table:table-cell>
          <table:table-cell office:value-type="float" office:value="6489.2578125">
            <text:p>6489,26</text:p>
          </table:table-cell>
          <table:table-cell office:value-type="float" office:value="-0.01408081">
            <text:p>-0,01</text:p>
          </table:table-cell>
          <table:table-cell office:value-type="float" office:value="0.00367354">
            <text:p>0</text:p>
          </table:table-cell>
          <table:table-cell office:value-type="float" office:value="19">
            <text:p>19</text:p>
          </table:table-cell>
          <table:table-cell office:value-type="float" office:value="0.63710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8284266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57813">
            <text:p>0,64</text:p>
          </table:table-cell>
          <table:table-cell office:value-type="float" office:value="-0.0304373">
            <text:p>-0,03</text:p>
          </table:table-cell>
          <table:table-cell office:value-type="float" office:value="-0.0486493">
            <text:p>-0,05</text:p>
          </table:table-cell>
          <table:table-cell office:value-type="float" office:value="-0.08353531">
            <text:p>-0,08</text:p>
          </table:table-cell>
          <table:table-cell office:value-type="float" office:value="-0.04606128">
            <text:p>-0,05</text:p>
          </table:table-cell>
          <table:table-cell office:value-type="float" office:value="-0.37714949">
            <text:p>-0,38</text:p>
          </table:table-cell>
          <table:table-cell office:value-type="float" office:value="0.07631218">
            <text:p>0,08</text:p>
          </table:table-cell>
          <table:table-cell office:value-type="float" office:value="-0.0361761">
            <text:p>-0,04</text:p>
          </table:table-cell>
          <table:table-cell office:value-type="float" office:value="6186.5234375">
            <text:p>6186,52</text:p>
          </table:table-cell>
          <table:table-cell office:value-type="float" office:value="-0.01352539">
            <text:p>-0,01</text:p>
          </table:table-cell>
          <table:table-cell office:value-type="float" office:value="0.00376143">
            <text:p>0</text:p>
          </table:table-cell>
          <table:table-cell office:value-type="float" office:value="20">
            <text:p>20</text:p>
          </table:table-cell>
          <table:table-cell office:value-type="float" office:value="0.64257813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7714949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838868">
            <text:p>0,65</text:p>
          </table:table-cell>
          <table:table-cell office:value-type="float" office:value="-0.02440718">
            <text:p>-0,02</text:p>
          </table:table-cell>
          <table:table-cell office:value-type="float" office:value="-0.0501401">
            <text:p>-0,05</text:p>
          </table:table-cell>
          <table:table-cell office:value-type="float" office:value="-0.08635781">
            <text:p>-0,09</text:p>
          </table:table-cell>
          <table:table-cell office:value-type="float" office:value="-0.04366263">
            <text:p>-0,04</text:p>
          </table:table-cell>
          <table:table-cell office:value-type="float" office:value="-0.36893666">
            <text:p>-0,37</text:p>
          </table:table-cell>
          <table:table-cell office:value-type="float" office:value="0.08301492">
            <text:p>0,08</text:p>
          </table:table-cell>
          <table:table-cell office:value-type="float" office:value="-0.04120421">
            <text:p>-0,04</text:p>
          </table:table-cell>
          <table:table-cell office:value-type="float" office:value="6352.5390625">
            <text:p>6352,54</text:p>
          </table:table-cell>
          <table:table-cell office:value-type="float" office:value="-0.01464233">
            <text:p>-0,01</text:p>
          </table:table-cell>
          <table:table-cell office:value-type="float" office:value="0.00336592">
            <text:p>0</text:p>
          </table:table-cell>
          <table:table-cell office:value-type="float" office:value="21">
            <text:p>21</text:p>
          </table:table-cell>
          <table:table-cell office:value-type="float" office:value="0.64838868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893666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1553047">
            <text:p>-0,02</text:p>
          </table:table-cell>
          <table:table-cell office:value-type="float" office:value="-0.05422098">
            <text:p>-0,05</text:p>
          </table:table-cell>
          <table:table-cell office:value-type="float" office:value="-0.08965536">
            <text:p>-0,09</text:p>
          </table:table-cell>
          <table:table-cell office:value-type="float" office:value="-0.04478684">
            <text:p>-0,04</text:p>
          </table:table-cell>
          <table:table-cell office:value-type="float" office:value="-0.36021584">
            <text:p>-0,36</text:p>
          </table:table-cell>
          <table:table-cell office:value-type="float" office:value="0.09012856">
            <text:p>0,09</text:p>
          </table:table-cell>
          <table:table-cell office:value-type="float" office:value="-0.04710844">
            <text:p>-0,05</text:p>
          </table:table-cell>
          <table:table-cell office:value-type="float" office:value="5981.4453125">
            <text:p>5981,45</text:p>
          </table:table-cell>
          <table:table-cell office:value-type="float" office:value="-0.01419678">
            <text:p>-0,01</text:p>
          </table:table-cell>
          <table:table-cell office:value-type="float" office:value="0.0033">
            <text:p>0</text:p>
          </table:table-cell>
          <table:table-cell office:value-type="float" office:value="22">
            <text:p>22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021584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052737">
            <text:p>0,64</text:p>
          </table:table-cell>
          <table:table-cell office:value-type="float" office:value="-0.0112606">
            <text:p>-0,01</text:p>
          </table:table-cell>
          <table:table-cell office:value-type="float" office:value="-0.05460246">
            <text:p>-0,05</text:p>
          </table:table-cell>
          <table:table-cell office:value-type="float" office:value="-0.11266237">
            <text:p>-0,11</text:p>
          </table:table-cell>
          <table:table-cell office:value-type="float" office:value="-0.01669469">
            <text:p>-0,02</text:p>
          </table:table-cell>
          <table:table-cell office:value-type="float" office:value="-0.36174223">
            <text:p>-0,36</text:p>
          </table:table-cell>
          <table:table-cell office:value-type="float" office:value="0.0972687">
            <text:p>0,1</text:p>
          </table:table-cell>
          <table:table-cell office:value-type="float" office:value="-0.052873">
            <text:p>-0,05</text:p>
          </table:table-cell>
          <table:table-cell office:value-type="float" office:value="5957.03125">
            <text:p>5957,03</text:p>
          </table:table-cell>
          <table:table-cell office:value-type="float" office:value="-0.01402588">
            <text:p>-0,01</text:p>
          </table:table-cell>
          <table:table-cell office:value-type="float" office:value="0.00434736">
            <text:p>0</text:p>
          </table:table-cell>
          <table:table-cell office:value-type="float" office:value="23">
            <text:p>23</text:p>
          </table:table-cell>
          <table:table-cell office:value-type="float" office:value="0.6405273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174223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0825056">
            <text:p>-0,01</text:p>
          </table:table-cell>
          <table:table-cell office:value-type="float" office:value="-0.05207011">
            <text:p>-0,05</text:p>
          </table:table-cell>
          <table:table-cell office:value-type="float" office:value="-0.09871666">
            <text:p>-0,1</text:p>
          </table:table-cell>
          <table:table-cell office:value-type="float" office:value="-0.03906221">
            <text:p>-0,04</text:p>
          </table:table-cell>
          <table:table-cell office:value-type="float" office:value="-0.34368202">
            <text:p>-0,34</text:p>
          </table:table-cell>
          <table:table-cell office:value-type="float" office:value="0.10438101">
            <text:p>0,1</text:p>
          </table:table-cell>
          <table:table-cell office:value-type="float" office:value="-0.05912006">
            <text:p>-0,06</text:p>
          </table:table-cell>
          <table:table-cell office:value-type="float" office:value="6147.4609375">
            <text:p>6147,46</text:p>
          </table:table-cell>
          <table:table-cell office:value-type="float" office:value="-0.01405029">
            <text:p>-0,01</text:p>
          </table:table-cell>
          <table:table-cell office:value-type="float" office:value="0.00356367">
            <text:p>0</text:p>
          </table:table-cell>
          <table:table-cell office:value-type="float" office:value="24">
            <text:p>24</text:p>
          </table:table-cell>
          <table:table-cell office:value-type="float" office:value="0.621044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4368202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063696">
            <text:p>-0,01</text:p>
          </table:table-cell>
          <table:table-cell office:value-type="float" office:value="-0.04925164">
            <text:p>-0,05</text:p>
          </table:table-cell>
          <table:table-cell office:value-type="float" office:value="-0.11939645">
            <text:p>-0,12</text:p>
          </table:table-cell>
          <table:table-cell office:value-type="float" office:value="-0.02092211">
            <text:p>-0,02</text:p>
          </table:table-cell>
          <table:table-cell office:value-type="float" office:value="-0.33663094">
            <text:p>-0,34</text:p>
          </table:table-cell>
          <table:table-cell office:value-type="float" office:value="0.11131968">
            <text:p>0,11</text:p>
          </table:table-cell>
          <table:table-cell office:value-type="float" office:value="-0.06561471">
            <text:p>-0,07</text:p>
          </table:table-cell>
          <table:table-cell office:value-type="float" office:value="6064.453125">
            <text:p>6064,45</text:p>
          </table:table-cell>
          <table:table-cell office:value-type="float" office:value="-0.01448059">
            <text:p>-0,01</text:p>
          </table:table-cell>
          <table:table-cell office:value-type="float" office:value="0.00367354">
            <text:p>0</text:p>
          </table:table-cell>
          <table:table-cell office:value-type="float" office:value="25">
            <text:p>25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3663094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74219">
            <text:p>0,64</text:p>
          </table:table-cell>
          <table:table-cell office:value-type="float" office:value="-0.00481555">
            <text:p>0</text:p>
          </table:table-cell>
          <table:table-cell office:value-type="float" office:value="-0.04744461">
            <text:p>-0,05</text:p>
          </table:table-cell>
          <table:table-cell office:value-type="float" office:value="-0.10677481">
            <text:p>-0,11</text:p>
          </table:table-cell>
          <table:table-cell office:value-type="float" office:value="-0.02386214">
            <text:p>-0,02</text:p>
          </table:table-cell>
          <table:table-cell office:value-type="float" office:value="-0.34162506">
            <text:p>-0,34</text:p>
          </table:table-cell>
          <table:table-cell office:value-type="float" office:value="0.11791772">
            <text:p>0,12</text:p>
          </table:table-cell>
          <table:table-cell office:value-type="float" office:value="-0.07198557">
            <text:p>-0,07</text:p>
          </table:table-cell>
          <table:table-cell office:value-type="float" office:value="6035.15625">
            <text:p>6035,16</text:p>
          </table:table-cell>
          <table:table-cell office:value-type="float" office:value="-0.01386719">
            <text:p>-0,01</text:p>
          </table:table-cell>
          <table:table-cell office:value-type="float" office:value="0.00330732">
            <text:p>0</text:p>
          </table:table-cell>
          <table:table-cell office:value-type="float" office:value="26">
            <text:p>26</text:p>
          </table:table-cell>
          <table:table-cell office:value-type="float" office:value="0.63574219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4162506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54102">
            <text:p>0,65</text:p>
          </table:table-cell>
          <table:table-cell office:value-type="float" office:value="-0.00285413">
            <text:p>0</text:p>
          </table:table-cell>
          <table:table-cell office:value-type="float" office:value="-0.0454368">
            <text:p>-0,05</text:p>
          </table:table-cell>
          <table:table-cell office:value-type="float" office:value="-0.11034778">
            <text:p>-0,11</text:p>
          </table:table-cell>
          <table:table-cell office:value-type="float" office:value="-0.02316275">
            <text:p>-0,02</text:p>
          </table:table-cell>
          <table:table-cell office:value-type="float" office:value="-0.32508871">
            <text:p>-0,33</text:p>
          </table:table-cell>
          <table:table-cell office:value-type="float" office:value="0.12471458">
            <text:p>0,12</text:p>
          </table:table-cell>
          <table:table-cell office:value-type="float" office:value="-0.07916427">
            <text:p>-0,08</text:p>
          </table:table-cell>
          <table:table-cell office:value-type="float" office:value="6289.0625">
            <text:p>6289,06</text:p>
          </table:table-cell>
          <table:table-cell office:value-type="float" office:value="-0.01466064">
            <text:p>-0,01</text:p>
          </table:table-cell>
          <table:table-cell office:value-type="float" office:value="0.00403242">
            <text:p>0</text:p>
          </table:table-cell>
          <table:table-cell office:value-type="float" office:value="27">
            <text:p>27</text:p>
          </table:table-cell>
          <table:table-cell office:value-type="float" office:value="0.65454102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250887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076697">
            <text:p>0</text:p>
          </table:table-cell>
          <table:table-cell office:value-type="float" office:value="-0.04384309">
            <text:p>-0,04</text:p>
          </table:table-cell>
          <table:table-cell office:value-type="float" office:value="-0.11202055">
            <text:p>-0,11</text:p>
          </table:table-cell>
          <table:table-cell office:value-type="float" office:value="-0.02617531">
            <text:p>-0,03</text:p>
          </table:table-cell>
          <table:table-cell office:value-type="float" office:value="-0.31188932">
            <text:p>-0,31</text:p>
          </table:table-cell>
          <table:table-cell office:value-type="float" office:value="0.13212246">
            <text:p>0,13</text:p>
          </table:table-cell>
          <table:table-cell office:value-type="float" office:value="-0.08689532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395264">
            <text:p>-0,01</text:p>
          </table:table-cell>
          <table:table-cell office:value-type="float" office:value="0.00338057">
            <text:p>0</text:p>
          </table:table-cell>
          <table:table-cell office:value-type="float" office:value="28">
            <text:p>28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1188932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0.00170996">
            <text:p>0</text:p>
          </table:table-cell>
          <table:table-cell office:value-type="float" office:value="-0.04183026">
            <text:p>-0,04</text:p>
          </table:table-cell>
          <table:table-cell office:value-type="float" office:value="-0.17622542">
            <text:p>-0,18</text:p>
          </table:table-cell>
          <table:table-cell office:value-type="float" office:value="0.03325986">
            <text:p>0,03</text:p>
          </table:table-cell>
          <table:table-cell office:value-type="float" office:value="-0.30716431">
            <text:p>-0,31</text:p>
          </table:table-cell>
          <table:table-cell office:value-type="float" office:value="0.13892196">
            <text:p>0,14</text:p>
          </table:table-cell>
          <table:table-cell office:value-type="float" office:value="-0.09463272">
            <text:p>-0,09</text:p>
          </table:table-cell>
          <table:table-cell office:value-type="float" office:value="5971.6796875">
            <text:p>5971,68</text:p>
          </table:table-cell>
          <table:table-cell office:value-type="float" office:value="-0.0143219">
            <text:p>-0,01</text:p>
          </table:table-cell>
          <table:table-cell office:value-type="float" office:value="0.00328535">
            <text:p>0</text:p>
          </table:table-cell>
          <table:table-cell office:value-type="float" office:value="29">
            <text:p>29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0716431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0.00392537">
            <text:p>0</text:p>
          </table:table-cell>
          <table:table-cell office:value-type="float" office:value="-0.03971453">
            <text:p>-0,04</text:p>
          </table:table-cell>
          <table:table-cell office:value-type="float" office:value="-0.20207515">
            <text:p>-0,2</text:p>
          </table:table-cell>
          <table:table-cell office:value-type="float" office:value="0.04961004">
            <text:p>0,05</text:p>
          </table:table-cell>
          <table:table-cell office:value-type="float" office:value="-0.28691384">
            <text:p>-0,29</text:p>
          </table:table-cell>
          <table:table-cell office:value-type="float" office:value="0.14602366">
            <text:p>0,15</text:p>
          </table:table-cell>
          <table:table-cell office:value-type="float" office:value="-0.10274944">
            <text:p>-0,1</text:p>
          </table:table-cell>
          <table:table-cell office:value-type="float" office:value="6123.046875">
            <text:p>6123,05</text:p>
          </table:table-cell>
          <table:table-cell office:value-type="float" office:value="-0.01407165">
            <text:p>-0,01</text:p>
          </table:table-cell>
          <table:table-cell office:value-type="float" office:value="0.00245039">
            <text:p>0</text:p>
          </table:table-cell>
          <table:table-cell office:value-type="float" office:value="30">
            <text:p>30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8691384">
            <text:p>0,29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20:0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9:57:24</meta:creation-date>
    <dc:date>2006-11-14T20:01:46</dc:date>
    <dc:language>fr-FR</dc:language>
    <meta:editing-cycles>2</meta:editing-cycles>
    <meta:editing-duration>PT4M22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